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F60000034A7E6849ABBA1D7B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3.4625in" fo:margin-left="0in" table:align="left"/>
    </style:style>
    <style:style style:name="Tabla1.A" style:family="table-column">
      <style:table-column-properties style:column-width="3.4625in"/>
    </style:style>
    <style:style style:name="Tabla1.1" style:family="table-row">
      <style:table-row-properties style:min-row-height="0.1618in"/>
    </style:style>
    <style:style style:name="Tabla1.A1" style:family="table-cell">
      <style:table-cell-properties fo:padding-left="0.075in" fo:padding-right="0.075in" fo:padding-top="0in" fo:padding-bottom="0in" fo:border="0.5pt solid #000000" style:writing-mode="lr-tb"/>
    </style:style>
    <style:style style:name="Tabla1.2" style:family="table-row">
      <style:table-row-properties style:min-row-height="0.4882in"/>
    </style:style>
    <style:style style:name="Tabla1.A2" style:family="table-cell">
      <style:table-cell-properties fo:padding-left="0.075in" fo:padding-right="0.075in" fo:padding-top="0in" fo:padding-bottom="0in" fo:border-left="none" fo:border-right="none" fo:border-top="0.5pt solid #000000" fo:border-bottom="0.5pt solid #000000" style:writing-mode="lr-tb"/>
    </style:style>
    <style:style style:name="Tabla1.12" style:family="table-row">
      <style:table-row-properties style:min-row-height="0.325in"/>
    </style:style>
    <style:style style:name="P1" style:family="paragraph" style:parent-style-name="Encabezado">
      <style:paragraph-properties fo:text-align="end" style:justify-single-word="false"/>
    </style:style>
    <style:style style:name="P2" style:family="paragraph" style:parent-style-name="Encabezado">
      <style:text-properties fo:font-size="8pt" style:rfc-language-tag="es-419" fo:language="es" fo:font-weight="bold" style:font-size-asian="8pt" style:font-weight-asian="bold" style:font-name-complex="Calibri" style:font-size-complex="8pt"/>
    </style:style>
    <style:style style:name="P3" style:family="paragraph" style:parent-style-name="Encabezado">
      <style:paragraph-properties fo:text-align="center" style:justify-single-word="false"/>
      <style:text-properties fo:font-size="8pt" style:rfc-language-tag="es-419" fo:language="es" fo:font-weight="bold" style:font-size-asian="8pt" style:font-weight-asian="bold" style:font-name-complex="Calibri" style:font-size-complex="8pt"/>
    </style:style>
    <style:style style:name="P4" style:family="paragraph" style:parent-style-name="Encabezado">
      <style:paragraph-properties fo:text-align="justify" style:justify-single-word="false"/>
      <style:text-properties fo:font-size="8pt" style:rfc-language-tag="es-419" fo:language="es" fo:font-weight="bold" style:font-size-asian="8pt" style:font-weight-asian="bold" style:font-name-complex="Calibri" style:font-size-complex="8pt"/>
    </style:style>
    <style:style style:name="P5" style:family="paragraph" style:parent-style-name="Encabezado">
      <style:paragraph-properties fo:text-align="justify" style:justify-single-word="false"/>
      <style:text-properties fo:font-size="8pt" style:rfc-language-tag="es-419" fo:language="es" fo:font-weight="bold" officeooo:paragraph-rsid="0001ab6f" style:font-size-asian="8pt" style:font-weight-asian="bold" style:font-name-complex="Calibri" style:font-size-complex="8pt"/>
    </style:style>
    <style:style style:name="P6" style:family="paragraph" style:parent-style-name="Encabezado">
      <style:paragraph-properties fo:text-align="justify" style:justify-single-word="false"/>
      <style:text-properties fo:font-size="8pt" style:rfc-language-tag="es-419" fo:language="es" fo:font-weight="bold" officeooo:paragraph-rsid="00049906" style:font-size-asian="8pt" style:font-weight-asian="bold" style:font-name-complex="Calibri" style:font-size-complex="8pt"/>
    </style:style>
    <style:style style:name="P7" style:family="paragraph" style:parent-style-name="Encabezado">
      <style:paragraph-properties fo:text-align="justify" style:justify-single-word="false"/>
      <style:text-properties fo:font-size="8pt" style:rfc-language-tag="es-419" fo:language="es" fo:font-weight="bold" officeooo:paragraph-rsid="0011ae93" style:font-size-asian="8pt" style:font-weight-asian="bold" style:font-name-complex="Calibri" style:font-size-complex="8pt"/>
    </style:style>
    <style:style style:name="P8" style:family="paragraph" style:parent-style-name="Encabezado">
      <style:paragraph-properties fo:text-align="justify" style:justify-single-word="false"/>
      <style:text-properties fo:font-size="8pt" style:rfc-language-tag="es-419" fo:language="es" fo:font-weight="bold" officeooo:paragraph-rsid="00152d6c" style:font-size-asian="8pt" style:font-weight-asian="bold" style:font-name-complex="Calibri" style:font-size-complex="8pt"/>
    </style:style>
    <style:style style:name="P9" style:family="paragraph" style:parent-style-name="Encabezado">
      <style:paragraph-properties fo:text-align="justify" style:justify-single-word="false"/>
      <style:text-properties fo:font-size="6pt" fo:font-weight="bold" style:font-size-asian="6pt" style:font-weight-asian="bold" style:font-name-complex="Calibri" style:font-size-complex="6pt"/>
    </style:style>
    <style:style style:name="P10"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1"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2"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13"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officeooo:paragraph-rsid="001c290d" style:font-name-asian="Calibri" style:font-size-asian="9pt" style:font-weight-asian="bold" style:font-name-complex="Calibri" style:font-size-complex="9pt"/>
    </style:style>
    <style:style style:name="P14"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15"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1c290d" style:font-name-asian="Calibri" style:font-size-asian="9pt" style:font-weight-asian="bold" style:font-name-complex="Calibri" style:font-size-complex="9pt"/>
    </style:style>
    <style:style style:name="P16"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345715" style:font-name-asian="Calibri" style:font-size-asian="9pt" style:font-weight-asian="bold" style:font-name-complex="Calibri" style:font-size-complex="9pt"/>
    </style:style>
    <style:style style:name="P17"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362c87" style:font-name-asian="Calibri" style:font-size-asian="9pt" style:font-weight-asian="bold" style:font-name-complex="Calibri" style:font-size-complex="9pt"/>
    </style:style>
    <style:style style:name="P18" style:family="paragraph" style:parent-style-name="Normal">
      <style:paragraph-properties fo:margin-top="0in" fo:margin-bottom="0.111in" loext:contextual-spacing="false" fo:line-height="100%" style:text-autospace="none"/>
      <style:text-properties fo:font-size="9pt" fo:language="es" fo:country="ES" fo:font-weight="bold" style:font-name-asian="Calibri" style:font-size-asian="9pt" style:font-weight-asian="bold" style:font-name-complex="Calibri" style:font-size-complex="9pt"/>
    </style:style>
    <style:style style:name="P19"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20"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fo:font-size="9pt" fo:language="es" fo:country="ES" style:font-name-asian="Calibri" style:font-size-asian="9pt" style:font-name-complex="Calibri" style:font-size-complex="9pt"/>
    </style:style>
    <style:style style:name="P21"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fo:font-size="9pt" fo:language="es" fo:country="ES" style:font-name-asian="Calibri" style:font-size-asian="9pt" style:font-name-complex="Calibri" style:font-size-complex="9pt"/>
    </style:style>
    <style:style style:name="P22" style:family="paragraph" style:parent-style-name="Normal">
      <style:paragraph-properties fo:margin-top="0in" fo:margin-bottom="0.111in" loext:contextual-spacing="false" fo:text-align="justify" style:justify-single-word="false" style:text-autospace="none"/>
      <style:text-properties fo:font-size="9pt" fo:language="es" fo:country="ES" style:font-name-asian="Calibri" style:font-size-asian="9pt" style:font-name-complex="Calibri" style:font-size-complex="9pt"/>
    </style:style>
    <style:style style:name="P23" style:family="paragraph" style:parent-style-name="Normal">
      <style:paragraph-properties fo:margin-top="0in" fo:margin-bottom="0.111in" loext:contextual-spacing="false" fo:line-height="100%" fo:text-align="justify" style:justify-single-word="false" style:text-autospace="none"/>
      <style:text-properties fo:font-size="9pt" style:font-name-asian="Calibri" style:font-size-asian="9pt" style:font-name-complex="Calibri" style:font-size-complex="9pt"/>
    </style:style>
    <style:style style:name="P24" style:family="paragraph" style:parent-style-name="Normal">
      <style:paragraph-properties fo:margin-top="0in" fo:margin-bottom="0.111in" loext:contextual-spacing="false" fo:line-height="100%" fo:text-align="center" style:justify-single-word="false" style:text-autospace="none"/>
      <style:text-properties fo:font-size="9pt" fo:font-weight="bold" officeooo:paragraph-rsid="0018da60" style:font-name-asian="Calibri" style:font-size-asian="9pt" style:font-weight-asian="bold" style:font-name-complex="Calibri" style:font-size-complex="9pt"/>
    </style:style>
    <style:style style:name="P25" style:family="paragraph" style:parent-style-name="Normal">
      <style:paragraph-properties fo:margin-top="0in" fo:margin-bottom="0.111in" loext:contextual-spacing="false" fo:line-height="100%" fo:text-align="justify" style:justify-single-word="false" style:text-autospace="none"/>
    </style:style>
    <style:style style:name="P26" style:family="paragraph" style:parent-style-name="Normal">
      <style:paragraph-properties fo:margin-top="0in" fo:margin-bottom="0.111in" loext:contextual-spacing="false" fo:line-height="100%" fo:text-align="justify" style:justify-single-word="false" style:text-autospace="none"/>
      <style:text-properties officeooo:paragraph-rsid="00049906"/>
    </style:style>
    <style:style style:name="P27" style:family="paragraph" style:parent-style-name="Normal">
      <style:paragraph-properties fo:margin-top="0in" fo:margin-bottom="0.111in" loext:contextual-spacing="false" fo:line-height="100%" fo:text-align="justify" style:justify-single-word="false" style:text-autospace="none"/>
      <style:text-properties officeooo:paragraph-rsid="001887e0"/>
    </style:style>
    <style:style style:name="P28" style:family="paragraph" style:parent-style-name="Normal">
      <style:paragraph-properties fo:margin-top="0in" fo:margin-bottom="0.111in" loext:contextual-spacing="false" fo:line-height="100%" fo:text-align="justify" style:justify-single-word="false" style:text-autospace="none"/>
      <style:text-properties officeooo:paragraph-rsid="000c0f25"/>
    </style:style>
    <style:style style:name="P29" style:family="paragraph" style:parent-style-name="Normal">
      <style:paragraph-properties fo:margin-top="0in" fo:margin-bottom="0.111in" loext:contextual-spacing="false" fo:line-height="100%" fo:text-align="justify" style:justify-single-word="false" style:text-autospace="none"/>
      <style:text-properties officeooo:paragraph-rsid="0032349e"/>
    </style:style>
    <style:style style:name="P30" style:family="paragraph" style:parent-style-name="Normal">
      <style:paragraph-properties fo:margin-top="0in" fo:margin-bottom="0.111in" loext:contextual-spacing="false" fo:text-align="justify" style:justify-single-word="false" style:text-autospace="none"/>
    </style:style>
    <style:style style:name="P31" style:family="paragraph" style:parent-style-name="Normal">
      <style:paragraph-properties fo:margin-top="0in" fo:margin-bottom="0in" loext:contextual-spacing="false" fo:line-height="100%" fo:text-align="justify" style:justify-single-word="false"/>
    </style:style>
    <style:style style:name="P32"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33" style:family="paragraph" style:parent-style-name="Normal">
      <style:paragraph-properties fo:margin-top="0in" fo:margin-bottom="0in" loext:contextual-spacing="false" fo:line-height="100%" fo:text-align="justify" style:justify-single-word="false" style:text-autospace="none"/>
    </style:style>
    <style:style style:name="P34" style:family="paragraph" style:parent-style-name="Normal">
      <style:paragraph-properties fo:margin-top="0in" fo:margin-bottom="0in" loext:contextual-spacing="false" fo:line-height="100%" fo:text-align="justify" style:justify-single-word="false" style:text-autospace="none"/>
      <style:text-properties officeooo:paragraph-rsid="00049906"/>
    </style:style>
    <style:style style:name="P35" style:family="paragraph" style:parent-style-name="Normal">
      <style:paragraph-properties fo:margin-top="0in" fo:margin-bottom="0in" loext:contextual-spacing="false" fo:line-height="100%" fo:text-align="justify" style:justify-single-word="false"/>
      <style:text-properties fo:font-size="9pt" style:font-size-asian="9pt" style:font-name-complex="Calibri" style:font-size-complex="9pt"/>
    </style:style>
    <style:style style:name="P36" style:family="paragraph" style:parent-style-name="Normal">
      <style:paragraph-properties fo:margin-top="0in" fo:margin-bottom="0in" loext:contextual-spacing="false" fo:line-height="100%" fo:text-align="justify" style:justify-single-word="false" style:text-autospace="none"/>
      <style:text-properties fo:font-size="9pt" style:font-size-asian="9pt" style:font-name-complex="Calibri" style:font-size-complex="9pt"/>
    </style:style>
    <style:style style:name="P37" style:family="paragraph" style:parent-style-name="Normal">
      <style:paragraph-properties fo:margin-top="0in" fo:margin-bottom="0in" loext:contextual-spacing="false" fo:line-height="100%" fo:text-align="justify" style:justify-single-word="false" style:text-autospace="none"/>
      <style:text-properties fo:font-size="9pt" officeooo:paragraph-rsid="00152d6c" style:font-size-asian="9pt" style:font-name-complex="Calibri" style:font-size-complex="9pt"/>
    </style:style>
    <style:style style:name="P38" style:family="paragraph" style:parent-style-name="Normal">
      <style:paragraph-properties fo:margin-top="0in" fo:margin-bottom="0in" loext:contextual-spacing="false" fo:line-height="100%" style:text-autospace="none"/>
      <style:text-properties fo:font-size="9pt" style:font-size-asian="9pt" style:font-name-complex="Calibri" style:font-size-complex="9pt"/>
    </style:style>
    <style:style style:name="P39" style:family="paragraph" style:parent-style-name="Normal">
      <style:paragraph-properties fo:margin-top="0in" fo:margin-bottom="0in" loext:contextual-spacing="false" fo:line-height="100%" fo:text-align="justify" style:justify-single-word="false"/>
      <style:text-properties fo:font-size="9pt" fo:language="es" fo:country="ES" style:font-size-asian="9pt" style:font-name-complex="Calibri" style:font-size-complex="9pt"/>
    </style:style>
    <style:style style:name="P40"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41"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fo:font-size="9pt" fo:language="es" fo:country="ES" style:font-name-asian="Calibri" style:font-size-asian="9pt" style:font-name-complex="Calibri" style:font-size-complex="9pt"/>
    </style:style>
    <style:style style:name="P42"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font-weight-complex="bold"/>
    </style:style>
    <style:style style:name="P43"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44" style:family="paragraph" style:parent-style-name="Normal">
      <style:paragraph-properties fo:margin-top="0in" fo:margin-bottom="0in" loext:contextual-spacing="false" fo:text-align="justify" style:justify-single-word="false"/>
      <style:text-properties fo:font-size="9pt" fo:language="es" fo:country="ES" fo:font-weight="bold" style:font-name-asian="Calibri" style:font-size-asian="9pt" style:font-weight-asian="bold" style:font-name-complex="Calibri" style:font-size-complex="9pt"/>
    </style:style>
    <style:style style:name="P45" style:family="paragraph" style:parent-style-name="Normal">
      <style:paragraph-properties fo:margin-top="0in" fo:margin-bottom="0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46" style:family="paragraph" style:parent-style-name="Normal">
      <style:paragraph-properties fo:margin-top="0in" fo:margin-bottom="0in" loext:contextual-spacing="false" fo:line-height="100%"/>
      <style:text-properties fo:font-size="9pt" fo:font-weight="bold" style:font-name-asian="Calibri" style:font-size-asian="9pt" style:font-weight-asian="bold" style:font-name-complex="Calibri" style:font-size-complex="9pt"/>
    </style:style>
    <style:style style:name="P47" style:family="paragraph" style:parent-style-name="Normal">
      <style:paragraph-properties fo:margin-top="0in" fo:margin-bottom="0in" loext:contextual-spacing="false" fo:line-height="100%" fo:text-align="center" style:justify-single-word="false"/>
      <style:text-properties fo:font-size="9pt" fo:font-weight="bold" style:font-name-asian="Calibri" style:font-size-asian="9pt" style:font-weight-asian="bold" style:font-name-complex="Calibri" style:font-size-complex="9pt"/>
    </style:style>
    <style:style style:name="P48" style:family="paragraph" style:parent-style-name="Normal">
      <style:paragraph-properties fo:margin-top="0in" fo:margin-bottom="0in" loext:contextual-spacing="false" fo:line-height="100%" fo:text-align="center" style:justify-single-word="false"/>
      <style:text-properties fo:font-size="9pt" fo:font-weight="bold" officeooo:paragraph-rsid="00049906" style:font-name-asian="Calibri" style:font-size-asian="9pt" style:font-weight-asian="bold" style:font-name-complex="Calibri" style:font-size-complex="9pt"/>
    </style:style>
    <style:style style:name="P49" style:family="paragraph" style:parent-style-name="No_20_Spacing">
      <style:paragraph-properties fo:margin-top="0in" fo:margin-bottom="0in" loext:contextual-spacing="false" fo:line-height="100%" fo:text-align="center" style:justify-single-word="false"/>
      <style:text-properties style:font-name="Arial Narrow1" fo:font-size="9pt" fo:font-weight="bold" officeooo:paragraph-rsid="00049906" style:font-name-asian="Calibri" style:font-size-asian="9pt" style:font-weight-asian="bold" style:font-name-complex="Arial1" style:font-size-complex="9pt"/>
    </style:style>
    <style:style style:name="P50" style:family="paragraph" style:parent-style-name="No_20_Spacing">
      <style:paragraph-properties fo:margin-top="0in" fo:margin-bottom="0in" loext:contextual-spacing="false" fo:line-height="100%" fo:text-align="center" style:justify-single-word="false" style:text-autospace="none"/>
      <style:text-properties style:font-name="Arial Narrow1" fo:font-size="9pt" fo:language="es" fo:country="ES" fo:font-weight="bold" officeooo:paragraph-rsid="001c290d" style:font-name-asian="Calibri" style:font-size-asian="9pt" style:font-weight-asian="bold" style:font-name-complex="Arial1" style:font-size-complex="9pt"/>
    </style:style>
    <style:style style:name="P51" style:family="paragraph" style:parent-style-name="Standard">
      <style:paragraph-properties fo:margin-top="0in" fo:margin-bottom="0in" loext:contextual-spacing="false" fo:text-align="start" style:justify-single-word="false"/>
      <style:text-properties fo:font-size="12pt" fo:font-weight="bold" officeooo:paragraph-rsid="0002ae68" style:font-size-asian="12pt" style:font-weight-asian="bold" style:font-size-complex="12pt"/>
    </style:style>
    <style:style style:name="P52" style:family="paragraph" style:parent-style-name="Standard">
      <style:paragraph-properties fo:margin-top="0in" fo:margin-bottom="0in" loext:contextual-spacing="false" fo:line-height="100%" fo:text-align="start" style:justify-single-word="false" style:text-autospace="none"/>
      <style:text-properties fo:font-size="12pt" fo:language="es" fo:country="MX" fo:font-weight="normal" officeooo:paragraph-rsid="00238d91" style:font-size-asian="12pt" style:font-weight-asian="normal" style:font-size-complex="12pt"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02ae68" fo:background-color="transparent" style:font-name-asian="Calibri2" style:font-size-asian="9pt" style:font-weight-asian="bold" style:font-name-complex="Arial1" style:font-size-complex="9pt" style:font-weight-complex="bold"/>
    </style:style>
    <style:style style:name="P54"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8cdfb" fo:background-color="transparent" style:font-name-asian="Calibri2" style:font-size-asian="9pt" style:font-weight-asian="bold" style:font-name-complex="Arial1" style:font-size-complex="9pt" style:font-weight-complex="bold"/>
    </style:style>
    <style:style style:name="P55"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49906" fo:background-color="transparent" style:font-name-asian="Calibri" style:font-size-asian="9pt" style:font-weight-asian="bold" style:font-name-complex="Arial1" style:font-size-complex="9pt" style:font-weight-complex="bold"/>
    </style:style>
    <style:style style:name="P56"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8cdfb" fo:background-color="transparent" style:font-name-asian="Calibri" style:font-size-asian="9pt" style:font-weight-asian="bold" style:font-name-complex="Arial1" style:font-size-complex="9pt" style:font-weight-complex="bold"/>
    </style:style>
    <style:style style:name="P57"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49906" fo:background-color="transparent" style:font-name-asian="Calibri2" style:font-size-asian="9pt" style:font-name-complex="Arial1" style:font-size-complex="9pt" style:font-weight-complex="bold"/>
    </style:style>
    <style:style style:name="P58"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32349e" fo:background-color="transparent" style:font-name-asian="Calibri2" style:font-size-asian="9pt" style:font-name-complex="Arial1" style:font-size-complex="9pt" style:font-weight-complex="bold"/>
    </style:style>
    <style:style style:name="P59" style:family="paragraph" style:parent-style-name="Standard">
      <style:paragraph-properties fo:margin-top="0in" fo:margin-bottom="0in" loext:contextual-spacing="false" fo:line-height="100%" fo:text-align="justify" style:justify-single-word="false"/>
      <style:text-properties style:font-name="Arial" fo:font-size="9pt" officeooo:paragraph-rsid="00049906" fo:background-color="transparent" style:font-size-asian="9pt" style:font-name-complex="Arial1" style:font-size-complex="9pt"/>
    </style:style>
    <style:style style:name="P60" style:family="paragraph" style:parent-style-name="Standard">
      <style:paragraph-properties fo:margin-top="0in" fo:margin-bottom="0in" loext:contextual-spacing="false"/>
      <style:text-properties officeooo:paragraph-rsid="0002ae68"/>
    </style:style>
    <style:style style:name="P61" style:family="paragraph" style:parent-style-name="Standard">
      <style:paragraph-properties fo:margin-top="0in" fo:margin-bottom="0in" loext:contextual-spacing="false"/>
      <style:text-properties officeooo:paragraph-rsid="00049906"/>
    </style:style>
    <style:style style:name="P62" style:family="paragraph" style:parent-style-name="Standard">
      <style:paragraph-properties fo:margin-top="0in" fo:margin-bottom="0in" loext:contextual-spacing="false"/>
      <style:text-properties officeooo:paragraph-rsid="0008cdfb"/>
    </style:style>
    <style:style style:name="P63" style:family="paragraph" style:parent-style-name="Standard">
      <style:paragraph-properties fo:margin-top="0in" fo:margin-bottom="0in" loext:contextual-spacing="false" fo:line-height="100%" fo:text-align="justify" style:justify-single-word="false" style:text-autospace="none"/>
      <style:text-properties fo:color="#000000" style:font-name="Arial" fo:font-size="9pt" style:rfc-language-tag="es-419" fo:language="es" fo:font-weight="normal" officeooo:paragraph-rsid="0032349e" fo:background-color="transparent" style:font-name-asian="Times New Roman1" style:font-size-asian="9pt" style:rfc-language-tag-asian="es-419" style:language-asian="es" style:font-weight-asian="normal" style:font-name-complex="Arial1" style:font-size-complex="9pt" style:font-weight-complex="bold"/>
    </style:style>
    <style:style style:name="P64" style:family="paragraph" style:parent-style-name="Standard">
      <style:paragraph-properties fo:margin-top="0in" fo:margin-bottom="0in" loext:contextual-spacing="false" style:shadow="none">
        <style:tab-stops/>
      </style:paragraph-properties>
      <style:text-properties officeooo:paragraph-rsid="0002ae68"/>
    </style:style>
    <style:style style:name="P65" style:family="paragraph" style:parent-style-name="Standard">
      <style:paragraph-properties fo:margin-top="0in" fo:margin-bottom="0in" loext:contextual-spacing="false" style:shadow="none">
        <style:tab-stops/>
      </style:paragraph-properties>
      <style:text-properties officeooo:paragraph-rsid="00049906"/>
    </style:style>
    <style:style style:name="P66" style:family="paragraph" style:parent-style-name="Standard">
      <style:paragraph-properties fo:margin-top="0in" fo:margin-bottom="0in" loext:contextual-spacing="false" style:shadow="none">
        <style:tab-stops/>
      </style:paragraph-properties>
      <style:text-properties officeooo:paragraph-rsid="0008cdfb"/>
    </style:style>
    <style:style style:name="P67"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fo:font-size="9pt" style:text-underline-mode="continuous" style:text-overline-mode="continuous" style:text-line-through-mode="continuous" style:font-size-asian="9pt" style:font-name-complex="Calibri" style:font-size-complex="9pt"/>
    </style:style>
    <style:style style:name="P68"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fo:font-size="9pt" fo:font-weight="bold" style:font-size-asian="9pt" style:font-weight-asian="bold" style:font-name-complex="Calibri" style:font-size-complex="9pt"/>
    </style:style>
    <style:style style:name="P6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049906" fo:background-color="transparent" style:font-size-asian="9pt" style:font-size-complex="9pt"/>
    </style:style>
    <style:style style:name="P70"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71"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72"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fo:font-size="9pt" fo:language="es" fo:country="ES" style:font-name-asian="Calibri" style:font-size-asian="9pt" style:font-name-complex="Calibri" style:font-size-complex="9pt"/>
    </style:style>
    <style:style style:name="P7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style:font-name-asian="Calibri" style:font-size-asian="9pt" style:font-name-complex="Calibri" style:font-size-complex="9pt"/>
    </style:style>
    <style:style style:name="P74" style:family="paragraph" style:parent-style-name="Default">
      <style:text-properties style:font-name="Calibri" fo:font-size="9pt" style:font-size-asian="9pt" style:font-name-complex="Calibri" style:font-size-complex="9pt"/>
    </style:style>
    <style:style style:name="P75"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76"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tab-stop style:position="-0.0984in"/>
        </style:tab-stops>
      </style:paragraph-properties>
    </style:style>
    <style:style style:name="P77"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78"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79"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80" style:family="paragraph" style:parent-style-name="Normal">
      <style:paragraph-properties fo:margin-left="0.0984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81" style:family="paragraph" style:parent-style-name="Normal">
      <style:paragraph-properties fo:margin-left="0.5in" fo:margin-right="0in" fo:margin-top="0in" fo:margin-bottom="0in" loext:contextual-spacing="false" fo:line-height="100%" fo:text-align="justify" style:justify-single-word="false" fo:text-indent="-0.5in" style:auto-text-indent="false" style:text-autospace="none">
        <style:tab-stops/>
      </style:paragraph-properties>
      <style:text-properties fo:font-size="9pt" fo:language="es" fo:country="ES" style:font-name-asian="Calibri" style:font-size-asian="9pt" style:font-name-complex="Calibri" style:font-size-complex="9pt" style:font-weight-complex="bold"/>
    </style:style>
    <style:style style:name="P82" style:family="paragraph" style:parent-style-name="Normal">
      <style:paragraph-properties fo:margin-left="-0.0398in" fo:margin-right="0in" fo:margin-top="0in" fo:margin-bottom="0in" loext:contextual-spacing="false" fo:line-height="100%" fo:text-align="justify" style:justify-single-word="false" fo:text-indent="0in" style:auto-text-indent="false" style:text-autospace="none">
        <style:tab-stops/>
      </style:paragraph-properties>
    </style:style>
    <style:style style:name="P83" style:family="paragraph" style:parent-style-name="Normal">
      <style:paragraph-properties fo:margin-left="-0.0398in" fo:margin-right="0in" fo:margin-top="0in" fo:margin-bottom="0in" loext:contextual-spacing="false" fo:line-height="100%" fo:text-align="justify" style:justify-single-word="false" fo:text-indent="0in" style:auto-text-indent="false" style:text-autospace="none">
        <style:tab-stops/>
      </style:paragraph-properties>
      <style:text-properties fo:font-size="9pt" style:font-size-asian="9pt" style:font-name-complex="Calibri" style:font-size-complex="9pt"/>
    </style:style>
    <style:style style:name="P84" style:family="paragraph" style:parent-style-name="Normal">
      <style:text-properties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style>
    <style:style style:name="P85" style:family="paragraph" style:parent-style-name="Standard">
      <style:paragraph-properties fo:text-align="start" style:justify-single-word="false"/>
      <style:text-properties fo:font-size="12pt" style:rfc-language-tag="es-419" fo:language="es" fo:font-weight="normal" officeooo:paragraph-rsid="0002ae68" style:font-size-asian="12pt" style:font-weight-asian="normal" style:font-name-complex="Calibri" style:font-size-complex="12pt" style:font-weight-complex="normal"/>
    </style:style>
    <style:style style:name="P86" style:family="paragraph" style:parent-style-name="Standard">
      <style:text-properties officeooo:paragraph-rsid="0032349e"/>
    </style:style>
    <style:style style:name="P87" style:family="paragraph" style:parent-style-name="Standard">
      <style:paragraph-properties style:shadow="none">
        <style:tab-stops/>
      </style:paragraph-properties>
      <style:text-properties officeooo:paragraph-rsid="0032349e"/>
    </style:style>
    <style:style style:name="P88"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49906"/>
    </style:style>
    <style:style style:name="P89"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8cdfb"/>
    </style:style>
    <style:style style:name="P90" style:family="paragraph" style:parent-style-name="Standard" style:master-page-name="Standard">
      <style:paragraph-properties style:page-number="auto" style:shadow="none">
        <style:tab-stops/>
      </style:paragraph-properties>
      <style:text-properties officeooo:paragraph-rsid="0032349e"/>
    </style:style>
    <style:style style:name="P91" style:family="paragraph" style:parent-style-name="Párrafo_20_de_20_lista" style:list-style-name="L2">
      <style:paragraph-properties fo:margin-left="0in" fo:margin-right="0in" fo:text-align="justify" style:justify-single-word="false" fo:text-indent="0in" style:auto-text-indent="false">
        <style:tab-stops>
          <style:tab-stop style:position="0.1972in"/>
        </style:tab-stops>
      </style:paragraph-properties>
    </style:style>
    <style:style style:name="P92"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3"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0984in"/>
          <style:tab-stop style:position="0.1972in"/>
        </style:tab-stops>
      </style:paragraph-properties>
    </style:style>
    <style:style style:name="P94"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95"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96"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97" style:family="paragraph" style:parent-style-name="Párrafo_20_de_20_lista" style:list-style-name="L10">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98" style:family="paragraph" style:parent-style-name="Párrafo_20_de_20_lista" style:list-style-name="L10">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fo:font-size="9pt" fo:language="es" fo:country="ES" style:font-name-asian="Calibri" style:font-size-asian="9pt" style:font-name-complex="Calibri" style:font-size-complex="9pt"/>
    </style:style>
    <style:style style:name="P99"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00"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fo:font-size="9pt" style:font-name-asian="Calibri" style:font-size-asian="9pt" style:font-name-complex="Calibri" style:font-size-complex="9pt"/>
    </style:style>
    <style:style style:name="P101" style:family="paragraph" style:parent-style-name="Párrafo_20_de_20_lista" style:list-style-name="L4">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style>
    <style:style style:name="P102" style:family="paragraph" style:parent-style-name="Párrafo_20_de_20_lista" style:list-style-name="L4">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text-properties officeooo:paragraph-rsid="00049906"/>
    </style:style>
    <style:style style:name="P103" style:family="paragraph" style:parent-style-name="Párrafo_20_de_20_lista" style:list-style-name="L7">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style>
    <style:style style:name="P104"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049906"/>
    </style:style>
    <style:style style:name="P105"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06"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07" style:family="paragraph" style:parent-style-name="Normal" style:master-page-name="MP0">
      <style:paragraph-properties fo:line-height="100%" fo:text-align="justify" style:justify-single-word="false" style:page-number="auto" fo:break-before="page" style:text-autospace="none"/>
      <style:text-properties officeooo:paragraph-rsid="000df993"/>
    </style:style>
    <style:style style:name="P108" style:family="paragraph" style:parent-style-name="Normal" style:list-style-name="L1">
      <style:paragraph-properties fo:margin-left="0.1972in" fo:margin-right="0in" fo:margin-top="0in" fo:margin-bottom="0in" loext:contextual-spacing="false" fo:line-height="100%" fo:text-align="justify" style:justify-single-word="false" fo:text-indent="-0.1972in" style:auto-text-indent="false">
        <style:tab-stops>
          <style:tab-stop style:position="0in"/>
          <style:tab-stop style:position="0.0528in"/>
        </style:tab-stops>
      </style:paragraph-properties>
      <style:text-properties fo:font-size="9pt" style:font-size-asian="9pt" style:font-name-complex="Calibri" style:font-size-complex="9pt"/>
    </style:style>
    <style:style style:name="P109"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fo:font-size="9pt" style:font-size-asian="9pt" style:font-name-complex="Calibri" style:font-size-complex="9pt"/>
    </style:style>
    <style:style style:name="P110"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style>
    <style:style style:name="P111"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officeooo:paragraph-rsid="00139d98"/>
    </style:style>
    <style:style style:name="P112"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officeooo:paragraph-rsid="00049906"/>
    </style:style>
    <style:style style:name="P113"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114"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115"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normal" officeooo:paragraph-rsid="00362c87" style:font-name-asian="Calibri" style:font-size-asian="9pt" style:font-weight-asian="normal" style:font-name-complex="Calibri" style:font-size-complex="9pt" style:font-weight-complex="normal"/>
    </style:style>
    <style:style style:name="P116"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362c87" style:font-name-asian="Calibri" style:font-size-asian="9pt" style:font-weight-asian="bold" style:font-name-complex="Calibri" style:font-size-complex="9pt"/>
    </style:style>
    <style:style style:name="P117" style:family="paragraph" style:parent-style-name="Normal" style:master-page-name="MP3">
      <style:paragraph-properties style:page-number="auto" fo:break-before="page"/>
    </style:style>
    <style:style style:name="T1" style:family="text">
      <style:text-properties style:font-name="Arial Narrow" fo:font-size="9pt" fo:language="en" fo:country="US" fo:font-weight="bold" style:font-size-asian="9pt" style:font-weight-asian="bold" style:font-size-complex="9pt"/>
    </style:style>
    <style:style style:name="T2" style:family="text">
      <style:text-properties style:font-name="Arial Narrow" fo:font-size="9pt" fo:language="en" fo:country="US" style:font-size-asian="9pt" style:font-size-complex="9pt"/>
    </style:style>
    <style:style style:name="T3" style:family="text">
      <style:text-properties style:font-name="Arial Narrow" fo:font-size="9pt" style:font-size-asian="9pt" style:language-asian="es" style:country-asian="MX" style:font-size-complex="9pt"/>
    </style:style>
    <style:style style:name="T4" style:family="text">
      <style:text-properties fo:font-size="9pt" fo:font-weight="bold" style:font-size-asian="9pt" style:font-weight-asian="bold"/>
    </style:style>
    <style:style style:name="T5" style:family="text">
      <style:text-properties fo:font-size="9pt" fo:font-weight="bold" style:font-size-asian="9pt" style:font-weight-asian="bold" style:font-name-complex="Calibri" style:font-size-complex="9pt"/>
    </style:style>
    <style:style style:name="T6" style:family="text">
      <style:text-properties fo:font-size="9pt" fo:font-weight="bold" style:font-size-asian="9pt" style:font-weight-asian="bold" style:font-size-complex="8pt" style:font-weight-complex="bold"/>
    </style:style>
    <style:style style:name="T7" style:family="text">
      <style:text-properties fo:font-size="9pt" fo:font-weight="bold" style:font-name-asian="Calibri" style:font-size-asian="9pt" style:font-weight-asian="bold" style:font-name-complex="Calibri" style:font-size-complex="9pt"/>
    </style:style>
    <style:style style:name="T8" style:family="text">
      <style:text-properties fo:font-size="9pt" fo:font-weight="bold" style:font-name-asian="Calibri" style:font-size-asian="9pt" style:font-weight-asian="bold" style:font-name-complex="Calibri" style:font-size-complex="9pt" style:font-weight-complex="bold"/>
    </style:style>
    <style:style style:name="T9" style:family="text">
      <style:text-properties fo:font-size="9pt" style:font-size-asian="9pt"/>
    </style:style>
    <style:style style:name="T10" style:family="text">
      <style:text-properties fo:font-size="9pt" style:font-size-asian="9pt" style:font-name-complex="Calibri" style:font-size-complex="9pt"/>
    </style:style>
    <style:style style:name="T11" style:family="text">
      <style:text-properties fo:font-size="9pt" style:font-size-asian="9pt" style:font-name-complex="Calibri" style:font-size-complex="9pt" style:font-weight-complex="bold"/>
    </style:style>
    <style:style style:name="T12" style:family="text">
      <style:text-properties fo:font-size="9pt" style:font-size-asian="9pt" style:font-size-complex="8pt"/>
    </style:style>
    <style:style style:name="T13" style:family="text">
      <style:text-properties fo:font-size="9pt" fo:language="es" fo:country="ES" style:font-size-asian="9pt" style:font-name-complex="Calibri" style:font-size-complex="9pt"/>
    </style:style>
    <style:style style:name="T14" style:family="text">
      <style:text-properties fo:font-size="9pt" fo:language="es" fo:country="ES" style:font-size-asian="9pt" style:font-name-complex="Calibri" style:font-size-complex="9pt" style:font-weight-complex="bold"/>
    </style:style>
    <style:style style:name="T15" style:family="text">
      <style:text-properties fo:font-size="9pt" fo:language="es" fo:country="ES" fo:font-weight="bold" style:font-size-asian="9pt" style:font-weight-asian="bold" style:font-name-complex="Calibri" style:font-size-complex="9pt"/>
    </style:style>
    <style:style style:name="T16" style:family="text">
      <style:text-properties fo:font-size="9pt" fo:language="es" fo:country="ES" fo:font-weight="bold" style:font-size-asian="9pt" style:font-weight-asian="bold" style:font-name-complex="Calibri" style:font-size-complex="9pt" style:font-weight-complex="bold"/>
    </style:style>
    <style:style style:name="T17" style:family="text">
      <style:text-properties fo:font-size="9pt" fo:language="es" fo:country="ES" fo:font-weight="bold" style:font-name-asian="Calibri" style:font-size-asian="9pt" style:font-weight-asian="bold" style:font-name-complex="Calibri" style:font-size-complex="9pt"/>
    </style:style>
    <style:style style:name="T18" style:family="text">
      <style:text-properties fo:font-size="9pt" fo:language="es" fo:country="ES" fo:font-weight="bold" style:font-name-asian="Calibri" style:font-size-asian="9pt" style:font-weight-asian="bold" style:font-name-complex="Calibri" style:font-size-complex="9pt" style:font-weight-complex="bold"/>
    </style:style>
    <style:style style:name="T19" style:family="text">
      <style:text-properties fo:font-size="9pt" fo:language="es" fo:country="ES" style:font-name-asian="Calibri" style:font-size-asian="9pt" style:font-name-complex="Calibri" style:font-size-complex="9pt"/>
    </style:style>
    <style:style style:name="T20" style:family="text">
      <style:text-properties fo:font-size="9pt" fo:language="es" fo:country="ES" style:font-name-asian="Calibri" style:font-size-asian="9pt" style:font-name-complex="Calibri" style:font-size-complex="9pt" style:font-weight-complex="bold"/>
    </style:style>
    <style:style style:name="T21" style:family="text">
      <style:text-properties fo:font-size="9pt" fo:language="es" fo:country="ES" officeooo:rsid="00169b66" style:font-name-asian="Calibri" style:font-size-asian="9pt" style:font-name-complex="Calibri" style:font-size-complex="9pt"/>
    </style:style>
    <style:style style:name="T22" style:family="text">
      <style:text-properties fo:font-size="9pt" fo:language="es" fo:country="ES" officeooo:rsid="001887e0" style:font-name-asian="Calibri" style:font-size-asian="9pt" style:font-name-complex="Calibri" style:font-size-complex="9pt"/>
    </style:style>
    <style:style style:name="T23" style:family="text">
      <style:text-properties fo:font-size="9pt" fo:language="es" fo:country="ES" officeooo:rsid="001c290d" style:font-name-asian="Calibri" style:font-size-asian="9pt" style:font-name-complex="Calibri" style:font-size-complex="9pt"/>
    </style:style>
    <style:style style:name="T24" style:family="text">
      <style:text-properties fo:font-size="9pt" fo:language="es" fo:country="ES" officeooo:rsid="001cc335" style:font-name-asian="Calibri" style:font-size-asian="9pt" style:font-name-complex="Calibri" style:font-size-complex="9pt"/>
    </style:style>
    <style:style style:name="T25" style:family="text">
      <style:text-properties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Calibri" style:font-size-complex="9pt" style:font-weight-complex="bold"/>
    </style:style>
    <style:style style:name="T26" style:family="text">
      <style:text-properties fo:font-size="9pt" fo:language="es" fo:country="ES" fo:font-style="italic" fo:font-weight="bold" style:font-name-asian="Calibri" style:font-size-asian="9pt" style:font-style-asian="italic" style:font-weight-asian="bold" style:font-name-complex="Calibri" style:font-size-complex="9pt" style:font-weight-complex="bold"/>
    </style:style>
    <style:style style:name="T27" style:family="text">
      <style:text-properties fo:font-size="9pt" fo:language="es" fo:country="ES" fo:font-style="italic" style:font-name-asian="Calibri" style:font-size-asian="9pt" style:font-style-asian="italic" style:font-name-complex="Calibri" style:font-size-complex="9pt" style:font-weight-complex="bold"/>
    </style:style>
    <style:style style:name="T28" style:family="text">
      <style:text-properties fo:font-size="9pt" fo:language="es" fo:country="ES" fo:font-weight="normal" style:font-name-asian="Calibri" style:font-size-asian="9pt" style:font-weight-asian="normal" style:font-name-complex="Calibri" style:font-size-complex="9pt" style:font-weight-complex="normal"/>
    </style:style>
    <style:style style:name="T29" style:family="text">
      <style:text-properties fo:font-size="9pt" style:font-name-asian="Calibri" style:font-size-asian="9pt" style:font-name-complex="Calibri" style:font-size-complex="9pt"/>
    </style:style>
    <style:style style:name="T30" style:family="text">
      <style:text-properties fo:font-size="9pt" style:font-name-asian="Calibri" style:font-size-asian="9pt" style:font-name-complex="Calibri" style:font-size-complex="9pt" style:font-weight-complex="bold"/>
    </style:style>
    <style:style style:name="T31" style:family="text">
      <style:text-properties fo:font-size="9pt" fo:language="es" fo:country="none" style:font-name-asian="Calibri" style:font-size-asian="9pt" style:font-name-complex="Calibri" style:font-size-complex="9pt"/>
    </style:style>
    <style:style style:name="T32" style:family="text">
      <style:text-properties style:font-name="Arial" fo:font-size="9pt" fo:language="es" fo:country="ES" style:font-name-asian="Calibri" style:font-size-asian="9pt" style:font-name-complex="Arial" style:font-size-complex="9pt"/>
    </style:style>
    <style:style style:name="T33" style:family="text">
      <style:text-properties style:font-name="Arial" fo:font-size="9pt" fo:language="es" fo:country="ES" fo:font-weight="bold" fo:background-color="transparent" loext:char-shading-value="0" style:font-name-asian="Calibri2" style:font-size-asian="9pt" style:font-weight-asian="bold" style:font-name-complex="Arial1" style:font-size-complex="9pt" style:font-weight-complex="bold"/>
    </style:style>
    <style:style style:name="T34"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35" style:family="text">
      <style:text-properties style:font-name="Arial" fo:font-size="9pt" fo:language="es" fo:country="ES" fo:background-color="transparent" loext:char-shading-value="0" style:font-name-asian="Calibri" style:font-size-asian="9pt" style:font-name-complex="Arial1" style:font-size-complex="9pt"/>
    </style:style>
    <style:style style:name="T36" style:family="text">
      <style:text-properties style:font-name="Arial" fo:font-size="9pt" fo:language="es" fo:country="ES" fo:background-color="transparent" loext:char-shading-value="0" style:font-name-asian="Calibri2" style:font-size-asian="9pt" style:font-name-complex="Arial1" style:font-size-complex="9pt" style:font-weight-complex="bold"/>
    </style:style>
    <style:style style:name="T37" style:family="text">
      <style:text-properties style:font-name="Arial" fo:font-size="9pt" fo:language="es" fo:country="ES" officeooo:rsid="01274abb" fo:background-color="transparent" loext:char-shading-value="0" style:font-name-asian="Calibri2" style:font-size-asian="9pt" style:font-name-complex="Arial1" style:font-size-complex="9pt" style:font-weight-complex="bold"/>
    </style:style>
    <style:style style:name="T38"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2" style:font-size-asian="9pt" style:font-weight-asian="bold" style:font-name-complex="Arial1" style:font-size-complex="9pt" style:font-weight-complex="bold"/>
    </style:style>
    <style:style style:name="T39" style:family="text">
      <style:text-properties style:font-name="Arial" fo:font-size="9pt" fo:language="es" fo:country="ES" style:text-underline-style="solid" style:text-underline-width="auto" style:text-underline-color="font-color" fo:font-weight="bold" fo:background-color="transparent" loext:char-shading-value="0" style:font-name-asian="Calibri2" style:font-size-asian="9pt" style:font-weight-asian="bold" style:font-name-complex="Arial1" style:font-size-complex="9pt" style:font-weight-complex="bold"/>
    </style:style>
    <style:style style:name="T40"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2" style:font-size-asian="9pt" style:font-name-complex="Arial1" style:font-size-complex="9pt" style:font-weight-complex="bold"/>
    </style:style>
    <style:style style:name="T41" style:family="text">
      <style:text-properties style:font-name="Arial" fo:font-size="9pt" fo:language="es" fo:country="ES" style:text-underline-style="none" fo:font-weight="bold" fo:background-color="transparent" loext:char-shading-value="0" style:font-name-asian="Calibri2" style:font-size-asian="9pt" style:font-weight-asian="bold" style:font-name-complex="Arial1" style:font-size-complex="9pt" style:font-weight-complex="bold"/>
    </style:style>
    <style:style style:name="T42" style:family="text">
      <style:text-properties style:font-name="Arial" fo:font-size="9pt" fo:background-color="transparent" loext:char-shading-value="0" style:font-size-asian="9pt" style:font-name-complex="Arial1" style:font-size-complex="9pt"/>
    </style:style>
    <style:style style:name="T43" style:family="text">
      <style:text-properties style:font-name="Arial" fo:font-size="9pt" style:text-underline-style="solid" style:text-underline-width="auto" style:text-underline-color="font-color" style:text-underline-mode="continuous" style:text-overline-mode="continuous" style:text-line-through-mode="continuous" fo:background-color="transparent" loext:char-shading-value="0" style:font-size-asian="9pt" style:font-name-complex="Arial1" style:font-size-complex="9pt"/>
    </style:style>
    <style:style style:name="T44" style:family="text">
      <style:text-properties style:font-name="Arial" fo:font-size="9pt" fo:language="es" fo:country="MX" fo:background-color="transparent" loext:char-shading-value="0" style:font-size-asian="9pt" style:font-name-complex="Calibri" style:font-size-complex="9pt"/>
    </style:style>
    <style:style style:name="T45" style:family="text">
      <style:text-properties style:font-name="Arial" fo:font-size="9pt" fo:language="es" fo:country="MX" fo:font-weight="bold" fo:background-color="transparent" loext:char-shading-value="0" style:font-size-asian="9pt" style:font-weight-asian="bold" style:font-name-complex="Calibri" style:font-size-complex="9pt"/>
    </style:style>
    <style:style style:name="T46" style:family="text">
      <style:text-properties style:font-name="Arial" fo:font-size="9pt" fo:language="es" fo:country="MX" fo:font-weight="bold" fo:background-color="transparent" loext:char-shading-value="0" style:font-size-asian="9pt" style:font-weight-asian="bold" style:font-name-complex="Calibri" style:font-size-complex="9pt" style:font-weight-complex="bold"/>
    </style:style>
    <style:style style:name="T47" style:family="text">
      <style:text-properties style:font-name="Arial" fo:font-size="9pt" fo:language="es" fo:country="MX" fo:font-weight="bold" officeooo:rsid="00124d7b" fo:background-color="transparent" loext:char-shading-value="0" style:font-size-asian="9pt" style:font-weight-asian="bold" style:font-name-complex="Calibri" style:font-size-complex="9pt" style:font-weight-complex="bold"/>
    </style:style>
    <style:style style:name="T48" style:family="text">
      <style:text-properties style:font-name="Arial" fo:font-size="9pt" style:font-size-asian="9pt" style:font-size-complex="9pt"/>
    </style:style>
    <style:style style:name="T49" style:family="text">
      <style:text-properties style:font-name="Arial" fo:font-size="9pt" officeooo:rsid="00d2f3b4" style:font-size-asian="9pt" style:font-size-complex="9pt"/>
    </style:style>
    <style:style style:name="T50" style:family="text">
      <style:text-properties style:font-name="Arial" fo:font-size="6pt" fo:font-weight="normal" officeooo:rsid="00d2f3b4" style:font-size-asian="6pt" style:font-weight-asian="normal" style:font-size-complex="6pt" style:font-weight-complex="normal"/>
    </style:style>
    <style:style style:name="T51" style:family="text">
      <style:text-properties style:font-name="Arial" fo:font-size="6pt" officeooo:rsid="00d2f3b4" style:font-size-asian="6pt" style:font-size-complex="6pt"/>
    </style:style>
    <style:style style:name="T52" style:family="text">
      <style:text-properties style:font-name="Arial" fo:font-size="6pt" fo:language="es" fo:country="ES" fo:font-weight="bold" officeooo:rsid="00d936c0" fo:background-color="transparent" loext:char-shading-value="0" style:font-name-asian="Calibri2" style:font-size-asian="6pt" style:font-weight-asian="bold" style:font-name-complex="Arial1" style:font-size-complex="6pt" style:font-weight-complex="bold"/>
    </style:style>
    <style:style style:name="T53" style:family="text">
      <style:text-properties style:font-name="Arial" fo:font-size="10pt" style:rfc-language-tag="es-419" fo:language="es" fo:font-weight="bold" officeooo:rsid="001cc335" fo:background-color="transparent" loext:char-shading-value="0" style:font-name-asian="Times New Roman1" style:font-size-asian="10pt" style:font-weight-asian="bold" style:font-name-complex="Arial1" style:font-size-complex="10pt" style:font-weight-complex="bold"/>
    </style:style>
    <style:style style:name="T54" style:family="text">
      <style:text-properties style:font-name="Calibri" fo:font-size="9pt" fo:language="es" fo:country="ES" style:font-size-asian="9pt" style:font-name-complex="Calibri" style:font-size-complex="9pt"/>
    </style:style>
    <style:style style:name="T55" style:family="text">
      <style:text-properties fo:color="#000000" style:font-name="Arial Narrow" fo:language="es" fo:country="MX" style:font-name-asian="Times New Roman1" style:rfc-language-tag-asian="es-419" style:language-asian="es" style:font-name-complex="Calibri2" style:font-weight-complex="bold"/>
    </style:style>
    <style:style style:name="T56" style:family="text">
      <style:text-properties fo:color="#000000" style:font-name="Arial Narrow" fo:font-size="9pt" fo:language="es" fo:country="MX" style:font-name-asian="Times New Roman1" style:font-size-asian="9pt" style:rfc-language-tag-asian="es-419" style:language-asian="es" style:font-name-complex="Calibri2" style:font-size-complex="9pt" style:font-weight-complex="bold"/>
    </style:style>
    <style:style style:name="T57" style:family="text">
      <style:text-properties fo:color="#000000" style:font-name="Arial Narrow" fo:font-size="9pt" fo:language="es" fo:country="MX" fo:font-weight="bold" officeooo:rsid="009fc7ab" style:font-name-asian="Calibri" style:font-size-asian="9pt" style:rfc-language-tag-asian="es-419" style:language-asian="es" style:font-weight-asian="bold" style:font-name-complex="Calibri" style:font-size-complex="9pt" style:font-weight-complex="bold"/>
    </style:style>
    <style:style style:name="T58" style:family="text">
      <style:text-properties fo:color="#000000" style:font-name="Arial" fo:font-size="7pt" fo:language="es" fo:country="MX" style:font-name-asian="Times New Roman1" style:font-size-asian="7pt" style:rfc-language-tag-asian="es-419" style:language-asian="es" style:font-name-complex="Calibri2" style:font-size-complex="7pt" style:font-weight-complex="bold"/>
    </style:style>
    <style:style style:name="T59" style:family="text">
      <style:text-properties fo:color="#000000" style:font-name="Arial" fo:font-size="7pt" fo:language="es" fo:country="MX" officeooo:rsid="000642a4" style:font-name-asian="Times New Roman1" style:font-size-asian="7pt" style:rfc-language-tag-asian="es-419" style:language-asian="es" style:font-name-complex="Calibri2" style:font-size-complex="7pt" style:font-weight-complex="bold"/>
    </style:style>
    <style:style style:name="T60" style:family="text">
      <style:text-properties fo:color="#000000" style:font-name="Arial" fo:font-size="7pt" fo:language="es" fo:country="MX" fo:font-weight="bold" officeooo:rsid="009fc7ab" style:font-name-asian="Times New Roman1" style:font-size-asian="7pt" style:rfc-language-tag-asian="es-419" style:language-asian="es" style:font-weight-asian="bold" style:font-name-complex="Calibri2" style:font-size-complex="7pt" style:font-weight-complex="bold"/>
    </style:style>
    <style:style style:name="T61" style:family="text">
      <style:text-properties fo:color="#000000" style:font-name="Arial" fo:font-size="9pt" fo:language="es" fo:country="ES" fo:font-weight="bold" style:font-name-asian="Times New Roman1" style:font-size-asian="9pt" style:rfc-language-tag-asian="es-419" style:language-asian="es" style:font-weight-asian="bold" style:font-name-complex="Calibri" style:font-size-complex="9pt" style:font-weight-complex="bold"/>
    </style:style>
    <style:style style:name="T62" style:family="text">
      <style:text-properties fo:color="#000000" style:font-name="Arial" fo:font-size="9pt" fo:language="es" fo:country="ES"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63"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4" style:family="text">
      <style:text-properties fo:color="#000000" style:font-name="Arial" fo:font-size="9pt" fo:language="es" fo:country="MX" fo:font-weight="bold" officeooo:rsid="004e0210"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5" style:family="text">
      <style:text-properties fo:color="#000000" style:font-name="Arial" fo:font-size="9pt" fo:language="es" fo:country="MX" fo:font-weight="bold" officeooo:rsid="0033c2f7"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6"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7"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8"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9"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0"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1"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2"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3"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4" style:family="text">
      <style:text-properties fo:color="#000000" style:font-name="Arial" fo:font-size="9pt" fo:language="es" fo:country="MX"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75"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2" style:font-size-complex="9pt" style:font-weight-complex="bold"/>
    </style:style>
    <style:style style:name="T76" style:family="text">
      <style:text-properties fo:color="#000000" fo:language="es" fo:country="MX" fo:font-weight="normal" officeooo:rsid="0033c2f7" style:font-name-asian="Times New Roman1" style:rfc-language-tag-asian="es-419" style:language-asian="es" style:font-weight-asian="normal" style:font-name-complex="Arial1" style:font-weight-complex="normal"/>
    </style:style>
    <style:style style:name="T77" style:family="text">
      <style:text-properties fo:color="#000000" fo:language="es" fo:country="MX" fo:font-weight="normal" officeooo:rsid="004e0210" style:font-name-asian="Times New Roman1" style:rfc-language-tag-asian="es-419" style:language-asian="es" style:font-weight-asian="normal" style:font-name-complex="Arial1" style:font-weight-complex="normal"/>
    </style:style>
    <style:style style:name="T78" style:family="text">
      <style:text-properties fo:font-size="6pt" style:font-size-asian="6pt" style:font-size-complex="6pt"/>
    </style:style>
    <style:style style:name="T79" style:family="text">
      <style:text-properties fo:font-size="6pt" officeooo:rsid="01274abb" style:font-size-asian="6pt" style:font-size-complex="6pt"/>
    </style:style>
    <style:style style:name="T80" style:family="text">
      <style:text-properties fo:font-size="6pt" officeooo:rsid="00d936c0" style:font-size-asian="6pt" style:font-size-complex="6pt"/>
    </style:style>
    <style:style style:name="T81" style:family="text">
      <style:text-properties fo:font-size="6pt" officeooo:rsid="00d936c0" style:font-name-asian="Calibri2" style:font-size-asian="6pt" style:font-size-complex="6pt"/>
    </style:style>
    <style:style style:name="T82" style:family="text">
      <style:text-properties officeooo:rsid="01274abb"/>
    </style:style>
    <style:style style:name="T83" style:family="text">
      <style:text-properties style:use-window-font-color="true" style:font-name="Arial" fo:font-size="9pt" fo:language="es" fo:country="MX"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84" style:family="text">
      <style:text-properties style:font-weight-complex="bold"/>
    </style:style>
    <style:style style:name="T85" style:family="text">
      <style:text-properties officeooo:rsid="00152d6c"/>
    </style:style>
    <style:style style:name="T86" style:family="text">
      <style:text-properties style:font-name="Calibri1" fo:language="es" fo:country="MX" style:language-asian="es" style:country-asian="MX"/>
    </style:style>
    <style:style style:name="T87" style:family="text">
      <style:text-properties fo:language="es" fo:country="ES" fo:font-weight="bold" officeooo:rsid="00d936c0" style:font-name-asian="Calibri2" style:font-weight-asian="bold"/>
    </style:style>
    <style:style style:name="T88" style:family="text">
      <style:text-properties fo:font-weight="bold" style:font-weight-asian="bold" style:font-weight-complex="bold"/>
    </style:style>
    <style:style style:name="T89" style:family="text">
      <style:text-properties fo:font-weight="bold" officeooo:rsid="001ab20a" style:font-weight-asian="bold" style:font-weight-complex="bold"/>
    </style:style>
    <style:style style:name="T90" style:family="text">
      <style:text-properties officeooo:rsid="001c290d"/>
    </style:style>
    <style:style style:name="T91" style:family="text">
      <style:text-properties officeooo:rsid="00362c87"/>
    </style:style>
    <style:style style:name="T92"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writing-mode="lr-tb" fo:margin-left="0.3937in" fo:margin-right="0.6547in" style:editable="false">
        <style:columns fo:column-count="1" fo:column-gap="0in"/>
      </style:section-properties>
    </style:style>
    <text:list-style style:name="L1">
      <text:list-level-style-number text:level="1" text:style-name="WW_5f_CharLFO1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4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5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6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partner_id.state_id" text:name="py3o.objects.partner_id.state_id.name"/>
        <text:user-field-decl office:value-type="string" office:string-value="zip_id" text:name="py3o.objects.partner_id.zip_id.name"/>
        <text:user-field-decl office:value-type="string" office:string-value="email" text:name="py3o.objects.proof_2.email"/>
        <text:user-field-decl office:value-type="string" office:string-value="email" text:name="py3o.objects.partner_id.email"/>
        <text:user-field-decl office:value-type="string" office:string-value="parent_id" text:name="py3o.objects.partner_id.parent_id.name"/>
        <text:user-field-decl office:value-type="string" office:string-value="loan_type.name" text:name="py3o.objects.loan_type.name"/>
        <text:user-field-decl office:value-type="string" office:string-value="name" text:name="py3o.objects.name"/>
        <text:user-field-decl office:value-type="string" office:string-value="loan_period" text:name="py3o.obj.loan_period.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country_id" text:name="py3o.objects.company_id.country_id.name"/>
        <text:user-field-decl office:value-type="string" office:string-value="loan_amount_txt" text:name="py3o.obj.loan_amount_txt"/>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acc_clabe" text:name="py3o.obj.bank_id.acc_clabe"/>
        <text:user-field-decl office:value-type="string" office:string-value="int_rate_txt" text:name="py3o.objects.int_rate_txt"/>
        <text:user-field-decl office:value-type="string" office:string-value="proof_2.name" text:name="py3o.objects.proof_2.name"/>
        <text:user-field-decl office:value-type="string" office:string-value="city" text:name="py3o.objects.company_id.city"/>
        <text:user-field-decl office:value-type="string" office:string-value="group_id" text:name="py3o.objects.partner_id.group_id.name"/>
        <text:user-field-decl office:value-type="string" office:string-value="company_id.acc_clabe" text:name="py3o.obj.journal_repayment_id.bank_account_id.acc_clabe"/>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payment_freq_txt" text:name="py3o.obj.payment_freq_txt"/>
      </text:user-field-decls>
      <text:p text:style-name="P107"><text:text-input text:description=""/><text:span text:style-name="Fuente_20_de_20_párrafo_20_predeter."><text:span text:style-name="T5">CONTRATO DE APERTURA DE CRÉDITO DE NÓMINA</text:span></text:span><text:span text:style-name="Fuente_20_de_20_párrafo_20_predeter."><text:span text:style-name="T10"> QUE CELEBRAN: </text:span></text:span><text:span text:style-name="Fuente_20_de_20_párrafo_20_predeter."><text:span text:style-name="T14">POR UNA PARTE, </text:span></text:span><text:span text:style-name="Fuente_20_de_20_párrafo_20_predeter."><text:span text:style-name="T16">MAS SOLUCIONES OPORTUNAS,</text:span></text:span><text:span text:style-name="Fuente_20_de_20_párrafo_20_predeter."><text:span text:style-name="T14"> </text:span></text:span><text:span text:style-name="Fuente_20_de_20_párrafo_20_predeter."><text:span text:style-name="T16">S.A. DE C.V. SOFOM, EN.R., A QUIEN EN LO SUCESIVO SE LE DENOMINARÁ “ACREDITANTE” REPRESENTADA EN ESTE ACTO POR EL C. SERGIO VIÑAS KEGEL</text:span></text:span><text:span text:style-name="Fuente_20_de_20_párrafo_20_predeter."><text:span text:style-name="T14"> Y POR LA OTRA EL (LA) C. </text:span></text:span><text:span text:style-name="Fuente_20_de_20_párrafo_20_predeter."><text:span text:style-name="T61"><text:user-field-get text:name="py3o.objects.partner_id.name">partner_id.name</text:user-field-get></text:span></text:span><text:span text:style-name="Fuente_20_de_20_párrafo_20_predeter."><text:span text:style-name="T14"><text:s/>A QUIEN EN LO SUCESIVO SE LE DENOMINARÁ COMO EL “</text:span></text:span><text:span text:style-name="Fuente_20_de_20_párrafo_20_predeter."><text:span text:style-name="T16">ACREDITADO;</text:span></text:span><text:span text:style-name="Fuente_20_de_20_párrafo_20_predeter."><text:span text:style-name="T15"> </text:span></text:span><text:span text:style-name="Fuente_20_de_20_párrafo_20_predeter."><text:span text:style-name="T14">QUIENES EN CONJUNTO SE LES DENOMINARÁ </text:span></text:span><text:span text:style-name="Fuente_20_de_20_párrafo_20_predeter."><text:span text:style-name="T16">“LAS PARTES”</text:span></text:span><text:span text:style-name="Fuente_20_de_20_párrafo_20_predeter."><text:span text:style-name="T14"> DE CONFORMIDAD CON LOS ANTECEDENTES, DECLARACIONES, DEFINICIONES Y CLÁUSULAS SIGUIENTES:</text:span></text:span></text:p>
      <text:section text:style-name="Sect1" text:name="Sect1">
        <text:p text:style-name="P3">TÉRMINOS Y CONDICIONES</text:p>
        <text:p text:style-name="P51"><text:a xlink:type="simple" xlink:href="py3o://for=%22obj%20in%20objects%22" text:style-name="Internet_20_link" text:visited-style-name="Visited_20_Internet_20_Link"><text:span text:style-name="T50">for="obj in objects"</text:span></text:a></text:p>
        <text:p text:style-name="P64"><text:a xlink:type="simple" xlink:href="py3o://with=%22lang=obj.partner_id.lang%20or%20'en_US'%22" text:style-name="Internet_20_link" text:visited-style-name="Visited_20_Internet_20_Link"><text:span text:style-name="T51">with="lang=obj.partner_id.lang or 'en_US'"</text:span></text:a></text:p>
        <text:p text:style-name="P85"><text:a xlink:type="simple" xlink:href="py3o://with=%22o=obj.with_context(lang=lang)%22" text:style-name="Internet_20_link" text:visited-style-name="Visited_20_Internet_20_Link"><text:span text:style-name="T52">with="o=obj.with_context(lang=lang)"</text:span></text:a></text:p>
        <text:p text:style-name="P2"/>
        <table:table table:name="Tabla1" table:style-name="Tabla1">
          <table:table-column table:style-name="Tabla1.A"/>
          <table:table-row table:style-name="Tabla1.1">
            <table:table-cell table:style-name="Tabla1.A1" office:value-type="string">
              <text:p text:style-name="P7">Lugar y fecha: <text:span text:style-name="T85">Ciudad de México</text:span><text:span text:style-name="T55"> a </text:span><text:span text:style-name="T56"><text:text-input text:description="py3o://function=&quot;format_datetime(o.approve_date, format='full', locale='es_MX')&quot;">[approve_date]</text:text-input></text:span></text:p>
            </table:table-cell>
          </table:table-row>
          <table:table-row table:style-name="Tabla1.2">
            <table:table-cell table:style-name="Tabla1.A2" office:value-type="string">
              <text:p text:style-name="P4"/>
              <text:p text:style-name="P4"/>
              <text:p text:style-name="P3">DATOS GENERALES DEL ACREDITADO</text:p>
            </table:table-cell>
          </table:table-row>
          <table:table-row table:style-name="Tabla1.1">
            <table:table-cell table:style-name="Tabla1.A1" office:value-type="string">
              <text:p text:style-name="P5">Nombre completo: <text:span text:style-name="T58"><text:user-field-get text:name="py3o.objects.partner_id.name">partner_id.name</text:user-field-get></text:span></text:p>
            </table:table-cell>
          </table:table-row>
          <table:table-row table:style-name="Tabla1.1">
            <table:table-cell table:style-name="Tabla1.A1" office:value-type="string">
              <text:p text:style-name="P5">Domicilio, Calle y número: <text:span text:style-name="T58"><text:user-field-get text:name="py3o.objects.partner_id.street">partner_id.street</text:user-field-get></text:span></text:p>
            </table:table-cell>
          </table:table-row>
          <table:table-row table:style-name="Tabla1.1">
            <table:table-cell table:style-name="Tabla1.A1" office:value-type="string">
              <text:p text:style-name="P5">Colonia o población: <text:s/><text:span text:style-name="T58"><text:user-field-get text:name="py3o.objects.partner_id.colonia_id.name">colonia_id</text:user-field-get></text:span></text:p>
            </table:table-cell>
          </table:table-row>
          <table:table-row table:style-name="Tabla1.1">
            <table:table-cell table:style-name="Tabla1.A1" office:value-type="string">
              <text:p text:style-name="P5">Delegación o municipio: <text:span text:style-name="T58"><text:user-field-get text:name="py3o.objects.partner_id.municipio_id.name">municipio_id</text:user-field-get></text:span></text:p>
            </table:table-cell>
          </table:table-row>
          <table:table-row table:style-name="Tabla1.1">
            <table:table-cell table:style-name="Tabla1.A1" office:value-type="string">
              <text:p text:style-name="P5">Ciudad o estado: <text:span text:style-name="T58"><text:user-field-get text:name="py3o.objects.partner_id.state_id.name">partner_id.state_id</text:user-field-get></text:span></text:p>
            </table:table-cell>
          </table:table-row>
          <table:table-row table:style-name="Tabla1.1">
            <table:table-cell table:style-name="Tabla1.A1" office:value-type="string">
              <text:p text:style-name="P5">Código postal: <text:span text:style-name="T58"><text:user-field-get text:name="py3o.objects.partner_id.zip_id.name">zip_id</text:user-field-get></text:span></text:p>
            </table:table-cell>
          </table:table-row>
          <table:table-row table:style-name="Tabla1.1">
            <table:table-cell table:style-name="Tabla1.A1" office:value-type="string">
              <text:p text:style-name="P5">Correo electrónico: <text:span text:style-name="Fuente_20_de_20_párrafo_20_predeter."><text:span text:style-name="T58"><text:user-field-get text:name="py3o.objects.partner_id.email">email</text:user-field-get></text:span></text:span></text:p>
            </table:table-cell>
          </table:table-row>
          <table:table-row table:style-name="Tabla1.1">
            <table:table-cell table:style-name="Tabla1.A1" office:value-type="string">
              <text:p text:style-name="P8">Nombre de la empresa en que labora: <text:span text:style-name="Fuente_20_de_20_párrafo_20_predeter."><text:span text:style-name="T58"><text:user-field-get text:name="py3o.objects.partner_id.group_id.name">group_id</text:user-field-get></text:span></text:span></text:p>
            </table:table-cell>
          </table:table-row>
          <table:table-row table:style-name="Tabla1.1">
            <table:table-cell table:style-name="Tabla1.A1" office:value-type="string">
              <text:p text:style-name="P8">Nombre de la empresa pagadora: <text:span text:style-name="Fuente_20_de_20_párrafo_20_predeter."><text:span text:style-name="T58"><text:user-field-get text:name="py3o.objects.partner_id.group_id.name">group_id</text:user-field-get></text:span></text:span></text:p>
            </table:table-cell>
          </table:table-row>
          <table:table-row table:style-name="Tabla1.12">
            <table:table-cell table:style-name="Tabla1.A2" office:value-type="string">
              <text:p text:style-name="P4"/>
              <text:p text:style-name="P4"/>
              <text:p text:style-name="P3">DATOS GENERALES DEL CRÉDITO</text:p>
              <text:p text:style-name="P4"/>
              <text:p text:style-name="P2"/>
            </table:table-cell>
          </table:table-row>
          <table:table-row table:style-name="Tabla1.1">
            <table:table-cell table:style-name="Tabla1.A1" office:value-type="string">
              <text:p text:style-name="P6">Tipo de crédito: <text:span text:style-name="T58"><text:user-field-get text:name="py3o.objects.loan_type.name">loan_type.name</text:user-field-get></text:span></text:p>
            </table:table-cell>
          </table:table-row>
          <table:table-row table:style-name="Tabla1.1">
            <table:table-cell table:style-name="Tabla1.A1" office:value-type="string">
              <text:p text:style-name="P6">Destino del crédito: <text:span text:style-name="T59"><text:user-field-get text:name="py3o.objects.name">name</text:user-field-get></text:span></text:p>
            </table:table-cell>
          </table:table-row>
          <table:table-row table:style-name="Tabla1.1">
            <table:table-cell table:style-name="Tabla1.A1" office:value-type="string">
              <text:p text:style-name="P6">Periodicidad de pago: <text:span text:style-name="T58"><text:user-field-get text:name="py3o.obj.payment_freq_txt">payment_freq_txt</text:user-field-get></text:span></text:p>
            </table:table-cell>
          </table:table-row>
          <table:table-row table:style-name="Tabla1.1">
            <table:table-cell table:style-name="Tabla1.A1" office:value-type="string">
              <text:p text:style-name="P6">Número de pagos: <text:s/><text:span text:style-name="T58"><text:text-input text:description="py3o://function=&quot;format_amount(o.total_installment)&quot;">[total_installment]</text:text-input></text:span></text:p>
            </table:table-cell>
          </table:table-row>
        </table:table>
        <text:p text:style-name="P60"><text:a xlink:type="simple" xlink:href="py3o:///with" text:style-name="Internet_20_link" text:visited-style-name="Visited_20_Internet_20_Link"><text:span text:style-name="T78">/with</text:span></text:a></text:p>
        <text:p text:style-name="P60"><text:a xlink:type="simple" xlink:href="py3o:///with" text:style-name="Internet_20_link" text:visited-style-name="Visited_20_Internet_20_Link"><text:span text:style-name="T78">/with</text:span></text:a></text:p>
        <text:p text:style-name="P53"><text:a xlink:type="simple" xlink:href="py3o:///for" text:style-name="Internet_20_link" text:visited-style-name="Visited_20_Internet_20_Link"><text:span text:style-name="T79">/for</text:span></text:a></text:p>
        <text:p text:style-name="P9"/>
        <text:p text:style-name="P10">ANTECEDENTES</text:p>
        <text:p text:style-name="P25"><text:span text:style-name="Fuente_20_de_20_párrafo_20_predeter."><text:span text:style-name="T17">PRIMERO.</text:span></text:span><text:span text:style-name="Fuente_20_de_20_párrafo_20_predeter."><text:span text:style-name="T19"> Con anterioridad a la celebración del presente contrato, </text:span></text:span><text:span text:style-name="Fuente_20_de_20_párrafo_20_predeter."><text:span text:style-name="T17">EL ACREDITADO</text:span></text:span><text:span text:style-name="Fuente_20_de_20_párrafo_20_predeter."><text:span text:style-name="T19">, a través de la Solicitud de Crédito y Formato de Identificación y Conocimiento del Cliente, que formuló y firmó (en lo sucesivo la “Solicitud”) requirió al </text:span></text:span><text:span text:style-name="Fuente_20_de_20_párrafo_20_predeter."><text:span text:style-name="T17">ACREDITANTE</text:span></text:span><text:span text:style-name="Fuente_20_de_20_párrafo_20_predeter."><text:span text:style-name="T19">, el otorgamiento de un crédito de nómina, en moneda nacional (en lo sucesivo el “Crédito”).</text:span></text:span></text:p>
        <text:p text:style-name="P25"><text:span text:style-name="Fuente_20_de_20_párrafo_20_predeter."><text:span text:style-name="T17">SEGUNDO.</text:span></text:span><text:span text:style-name="Fuente_20_de_20_párrafo_20_predeter."><text:span text:style-name="T19"> </text:span></text:span><text:span text:style-name="Fuente_20_de_20_párrafo_20_predeter."><text:span text:style-name="T17">EL ACREDITANTE</text:span></text:span><text:span text:style-name="Fuente_20_de_20_párrafo_20_predeter."><text:span text:style-name="T19">, previa revisión y análisis de la Solicitud realizada por </text:span></text:span><text:span text:style-name="Fuente_20_de_20_párrafo_20_predeter."><text:span text:style-name="T17">EL ACREDITADO</text:span></text:span><text:span text:style-name="Fuente_20_de_20_párrafo_20_predeter."><text:span text:style-name="T19">, así como de la demás información y documentación que fuera proporcionada y presentada por éste, autorizó la Solicitud a favor del</text:span></text:span><text:span text:style-name="Fuente_20_de_20_párrafo_20_predeter."><text:span text:style-name="T17"> ACREDITADO</text:span></text:span><text:span text:style-name="Fuente_20_de_20_párrafo_20_predeter."><text:span text:style-name="T19">.</text:span></text:span></text:p>
        <text:p text:style-name="P10">DECLARACIONES</text:p>
        <text:p text:style-name="P12">I. DECLARA EL ACREDITANTE, QUE:</text:p>
        <text:p text:style-name="P31"><text:span text:style-name="Fuente_20_de_20_párrafo_20_predeter."><text:span text:style-name="T13">a) </text:span></text:span><text:span text:style-name="Fuente_20_de_20_párrafo_20_predeter."><text:span text:style-name="T10">Más Soluciones Oportunas S.A. de C.V., S.O.F.O.M., ENR, es una sociedad legalmente constituida de conformidad con las leyes de los Estados Unidos Mexicanos, según consta en la escritura pública número 61,849 (sesenta y un mil ochocientos cuarenta y nueve) de fecha diez de septiembre de dos mil once, otorgada ante la Lic. Francisco Xavier Arredondo Galván, Notario Público número 173, inscrita bajo el folio mercantil número 535007-1 del Registro Público de la Propiedad y de Comercio del Distrito Federal.</text:span></text:span></text:p>
        <text:p text:style-name="P35"/>
        <text:p text:style-name="P39">b) El C. Sergio Viñas Kegel, representante legal de ACREDITANTE, el cual acredita su personalidad de acuerdo al testimonio publico descrito en el inciso anterior, manifestando bajo protesta de decir verdad que las facultades contenidas en la escritura pública mencionada no le han sido renovadas, modificadas o restringidas a la fecha de suscripción del presente contrato.</text:p>
        <text:p text:style-name="P35"/>
        <text:p text:style-name="P35">c) Que su domicilio para todos los efectos del presente contrato es el ubicado en Calle Francisco Petrarca #223, Int. 401 Col. Polanco V Sección, Del. Miguel Hidalgo, C.P. 11560, Ciudad de México. </text:p>
        <text:p text:style-name="P35"/>
        <text:p text:style-name="P31"><text:span text:style-name="Fuente_20_de_20_párrafo_20_predeter."><text:span text:style-name="T13">d) Es su deseo otorgar en favor del</text:span></text:span><text:span text:style-name="Fuente_20_de_20_párrafo_20_predeter."><text:span text:style-name="T15"> ACREDITADO </text:span></text:span><text:span text:style-name="Fuente_20_de_20_párrafo_20_predeter."><text:span text:style-name="T13">un crédito en los términos de las disposiciones contenidas en el presente Contrato.</text:span></text:span></text:p>
        <text:p text:style-name="P39"/>
        <text:p text:style-name="P39">e) Dentro de su objeto social se encuentra la celebración de operaciones y contratos de crédito, arrendamiento financiero</text:p>
        <text:p text:style-name="P39"><text:s/>y factoraje con personas físicas o morales.</text:p>
        <text:p text:style-name="P35"/>
        <text:p text:style-name="P35">f)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35"/>
        <text:p text:style-name="P35">g) Cuenta con capacidad jurídica y económica suficiente para hacer frente a las obligaciones que asume por virtud de este contrato</text:p>
        <text:p text:style-name="P35"/>
        <text:p text:style-name="P35">h) Declara bajo protesta de decir verdad hacer constar que el origen de los recursos que conforman el Monto de Crédito Autorizado es lícito y no contraviene ninguna disposición o ley vigente en materia de lavado de dinero.</text:p>
        <text:p text:style-name="P36"/>
        <text:p text:style-name="P37">i) El presente contrato fue debidamente registrado mediante el portal del Registro de Contratos de Adhesión de la Comisión Nacional para Protección y Defensa de los Usuarios de Servicios Financieros bajo el número: <text:span text:style-name="Fuente_20_de_20_párrafo_20_predeter."><text:span text:style-name="T86">14062-450-032326/01-05038-1119</text:span></text:span></text:p>
        <text:p text:style-name="P36"/>
        <text:p text:style-name="P67"/>
        <text:p text:style-name="P25"><text:span text:style-name="Fuente_20_de_20_párrafo_20_predeter."><text:span text:style-name="T19">II. </text:span></text:span><text:span text:style-name="Fuente_20_de_20_párrafo_20_predeter."><text:span text:style-name="T17">DECLARA EL ACREDITADO, QUE:</text:span></text:span></text:p>
        <text:list xml:id="list3065798721" text:style-name="L1">
          <text:list-item text:start-value="1">
            <text:p text:style-name="P108"><text:soft-page-break/>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35"/>
        <text:list xml:id="list191243319873886" text:continue-numbering="true" text:style-name="L1">
          <text:list-item>
            <text:p text:style-name="P109">Es empleado de la empresa cuyo nombre aparece en la Solicitud de Crédito</text:p>
          </text:list-item>
        </text:list>
        <text:p text:style-name="P35"/>
        <text:list xml:id="list191243195945429" text:continue-numbering="true" text:style-name="L1">
          <text:list-item>
            <text:p text:style-name="P109">Destinará el importe del crédito a actividades lícitas en México, no contraviniendo ninguna norma en materia de lavado de dinero y demás actos sancionados por la legislación actual vigente.</text:p>
          </text:list-item>
        </text:list>
        <text:p text:style-name="P35"/>
        <text:list xml:id="list191242935377365" text:continue-numbering="true" text:style-name="L1">
          <text:list-item>
            <text:p text:style-name="P109">Declara bajo protesta de decir verdad hacer constar que el origen de los recursos utilizados para la liquidación del crédito es lícito y no contraviene ninguna disposición o ley vigente en materia de lavado de dinero.</text:p>
          </text:list-item>
        </text:list>
        <text:p text:style-name="P88"><text:a xlink:type="simple" xlink:href="py3o://for=%22obj%20in%20objects%22" text:style-name="Internet_20_link" text:visited-style-name="Visited_20_Internet_20_Link"><text:span text:style-name="T51">for="obj in objects"</text:span></text:a></text:p>
        <text:p text:style-name="P65"><text:a xlink:type="simple" xlink:href="py3o://with=%22lang=obj.partner_id.lang%20or%20'en_US'%22" text:style-name="Internet_20_link" text:visited-style-name="Visited_20_Internet_20_Link"><text:span text:style-name="T51">with="lang=obj.partner_id.lang or 'en_US'"</text:span></text:a></text:p>
        <text:p text:style-name="P59"><text:a xlink:type="simple" xlink:href="py3o://with=%22o=obj.with_context(lang=lang)%22" text:style-name="Internet_20_link" text:visited-style-name="Visited_20_Internet_20_Link"><text:span text:style-name="T80">with="o=obj.with_context(lang=lang)"</text:span></text:a></text:p>
        <text:list xml:id="list191242927457128" text:continue-numbering="true" text:style-name="L1">
          <text:list-item>
            <text:p text:style-name="P111"><text:span text:style-name="Fuente_20_de_20_párrafo_20_predeter."><text:span text:style-name="T10">Se identifica con los siguientes datos generales y demás </text:span></text:span><text:span text:style-name="Fuente_20_de_20_párrafo_20_predeter."><text:span text:style-name="T44">información</text:span></text:span><text:span text:style-name="Fuente_20_de_20_párrafo_20_predeter."><text:span text:style-name="T45">: </text:span></text:span><text:span text:style-name="Fuente_20_de_20_párrafo_20_predeter."><text:span text:style-name="T47">Nombre: </text:span></text:span><text:span text:style-name="Fuente_20_de_20_párrafo_20_predeter."><text:span text:style-name="T66"><text:user-field-get text:name="py3o.objects.partner_id.name">partner_id.name</text:user-field-get></text:span></text:span><text:span text:style-name="Fuente_20_de_20_párrafo_20_predeter."><text:span text:style-name="T66"><text:s/></text:span></text:span><text:span text:style-name="Fuente_20_de_20_párrafo_20_predeter."><text:span text:style-name="T67">Fecha de Nacimien</text:span></text:span><text:span text:style-name="Fuente_20_de_20_párrafo_20_predeter."><text:span text:style-name="T68">to: </text:span></text:span><text:span text:style-name="Fuente_20_de_20_párrafo_20_predeter."><text:span text:style-name="T68"><text:text-input text:description="py3o://function=&quot;o_format_date(o.partner_id.birthdate_date, lang_code=lang, date_format='full')&quot;">[birthdate]</text:text-input></text:span></text:span><text:span text:style-name="Fuente_20_de_20_párrafo_20_predeter."><text:span text:style-name="T69"><text:s/>Domicilio: </text:span></text:span><text:span text:style-name="Fuente_20_de_20_párrafo_20_predeter."><text:span text:style-name="T66"><text:user-field-get text:name="py3o.objects.partner_id.street">partner_id.street</text:user-field-get></text:span></text:span><text:span text:style-name="Fuente_20_de_20_párrafo_20_predeter."><text:span text:style-name="T66"><text:s text:c="2"/></text:span></text:span><text:span text:style-name="Fuente_20_de_20_párrafo_20_predeter."><text:span text:style-name="T70">Col: </text:span></text:span><text:span text:style-name="Fuente_20_de_20_párrafo_20_predeter."><text:span text:style-name="T66"><text:user-field-get text:name="py3o.objects.partner_id.colonia_id.name">colonia_id</text:user-field-get></text:span></text:span><text:span text:style-name="Fuente_20_de_20_párrafo_20_predeter."><text:span text:style-name="T66"><text:s/></text:span></text:span><text:span text:style-name="Fuente_20_de_20_párrafo_20_predeter."><text:span text:style-name="T70">Municipio:</text:span></text:span><text:span text:style-name="Fuente_20_de_20_párrafo_20_predeter."><text:span text:style-name="T66"> </text:span></text:span><text:span text:style-name="Fuente_20_de_20_párrafo_20_predeter."><text:span text:style-name="T66"><text:user-field-get text:name="py3o.objects.partner_id.municipio_id.name">municipio_id</text:user-field-get></text:span></text:span><text:span text:style-name="Fuente_20_de_20_párrafo_20_predeter."><text:span text:style-name="T66"><text:s/></text:span></text:span><text:span text:style-name="Fuente_20_de_20_párrafo_20_predeter."><text:span text:style-name="T71">C.P.</text:span></text:span><text:span text:style-name="Fuente_20_de_20_párrafo_20_predeter."><text:span text:style-name="T66"> </text:span></text:span><text:span text:style-name="Fuente_20_de_20_párrafo_20_predeter."><text:span text:style-name="T66"><text:user-field-get text:name="py3o.objects.partner_id.zip_id.name">zip_id</text:user-field-get></text:span></text:span><text:span text:style-name="Fuente_20_de_20_párrafo_20_predeter."><text:span text:style-name="T66"><text:s/></text:span></text:span><text:span text:style-name="Fuente_20_de_20_párrafo_20_predeter."><text:span text:style-name="T70">Estado:</text:span></text:span><text:span text:style-name="Fuente_20_de_20_párrafo_20_predeter."><text:span text:style-name="T66"> </text:span></text:span><text:span text:style-name="Fuente_20_de_20_párrafo_20_predeter."><text:span text:style-name="T66"><text:user-field-get text:name="py3o.objects.partner_id.state_id.name">partner_id.state_id</text:user-field-get></text:span></text:span><text:span text:style-name="Fuente_20_de_20_párrafo_20_predeter."><text:span text:style-name="T66"><text:s/></text:span></text:span><text:span text:style-name="Fuente_20_de_20_párrafo_20_predeter."><text:span text:style-name="T70">País:</text:span></text:span><text:span text:style-name="Fuente_20_de_20_párrafo_20_predeter."><text:span text:style-name="T66"> </text:span></text:span><text:span text:style-name="Fuente_20_de_20_párrafo_20_predeter."><text:span text:style-name="T66"><text:user-field-get text:name="py3o.objects.company_id.country_id.name">country_id</text:user-field-get></text:span></text:span><text:span text:style-name="Fuente_20_de_20_párrafo_20_predeter."><text:span text:style-name="T46">, </text:span></text:span><text:span text:style-name="Fuente_20_de_20_párrafo_20_predeter."><text:span text:style-name="T69">C</text:span></text:span><text:span text:style-name="Fuente_20_de_20_párrafo_20_predeter."><text:span text:style-name="T72">URP</text:span></text:span><text:span text:style-name="Fuente_20_de_20_párrafo_20_predeter."><text:span text:style-name="T69">: </text:span></text:span><text:span text:style-name="Fuente_20_de_20_párrafo_20_predeter."><text:span text:style-name="T69"><text:user-field-get text:name="py3o.objects.partner_id.ind_curp">curp</text:user-field-get></text:span></text:span><text:span text:style-name="Fuente_20_de_20_párrafo_20_predeter."><text:span text:style-name="T69">, </text:span></text:span><text:span text:style-name="Fuente_20_de_20_párrafo_20_predeter."><text:span text:style-name="T73">Clave de Elector: </text:span></text:span><text:span text:style-name="Fuente_20_de_20_párrafo_20_predeter."><text:span text:style-name="T46"><text:s/></text:span></text:span><text:span text:style-name="Fuente_20_de_20_párrafo_20_predeter."><text:span text:style-name="T46"><text:user-field-get text:name="py3o.objects.partner_id.ind_id">id</text:user-field-get></text:span></text:span><text:span text:style-name="Fuente_20_de_20_párrafo_20_predeter."><text:span text:style-name="T46"><text:s/></text:span></text:span><text:span text:style-name="Fuente_20_de_20_párrafo_20_predeter."><text:span text:style-name="T44">para asumir y dar cumplimiento a las obligaciones que en el Contrato se establecen a su cargo, según lo acreditan mediante los documentos públicos que fueron entregadas al </text:span></text:span><text:span text:style-name="Fuente_20_de_20_párrafo_20_predeter."><text:span text:style-name="T45">ACREDITANTE</text:span></text:span><text:span text:style-name="Fuente_20_de_20_párrafo_20_predeter."><text:span text:style-name="T44"> para la celebración del Contrato.</text:span></text:span></text:p>
          </text:list-item>
        </text:list>
        <text:p text:style-name="P61"><text:a xlink:type="simple" xlink:href="py3o:///with" text:style-name="Internet_20_link" text:visited-style-name="Visited_20_Internet_20_Link"><text:span text:style-name="Fuente_20_de_20_párrafo_20_predeter."><text:span text:style-name="T42">/with</text:span></text:span></text:a></text:p>
        <text:p text:style-name="P61"><text:a xlink:type="simple" xlink:href="py3o:///with" text:style-name="Internet_20_link" text:visited-style-name="Visited_20_Internet_20_Link"><text:span text:style-name="Fuente_20_de_20_párrafo_20_predeter."><text:span text:style-name="T42">/with</text:span></text:span></text:a></text:p>
        <text:p text:style-name="P59"><text:a xlink:type="simple" xlink:href="py3o:///for" text:style-name="Internet_20_link" text:visited-style-name="Visited_20_Internet_20_Link"><text:span text:style-name="Fuente_20_de_20_párrafo_20_predeter."><text:span text:style-name="T82">/for</text:span></text:span></text:a></text:p>
        <text:list xml:id="list191243431226033" text:continue-numbering="true" text:style-name="L1">
          <text:list-item>
            <text:p text:style-name="P112"><text:span text:style-name="Fuente_20_de_20_párrafo_20_predeter."><text:span text:style-name="T10">Su Registro Federal de Contribuyentes es </text:span></text:span><text:span text:style-name="Fuente_20_de_20_párrafo_20_predeter."><text:span text:style-name="T63"><text:user-field-get text:name="py3o.objects.partner_id.vat">partner_id.vat</text:user-field-get></text:span></text:span><text:span text:style-name="Fuente_20_de_20_párrafo_20_predeter."><text:span text:style-name="T43">.</text:span></text:span></text:p>
          </text:list-item>
        </text:list>
        <text:p text:style-name="P35"/>
        <text:list xml:id="list191243593527129" text:continue-numbering="true" text:style-name="L1">
          <text:list-item>
            <text:p text:style-name="P109"><text:s/>Detenta y cuenta con los recursos económicos para el cumplimiento de las obligaciones que, en términos del Contrato, contrae a su cargo, mismos que provienen y provendrán de fuentes lícitas.</text:p>
          </text:list-item>
        </text:list>
        <text:p text:style-name="P35"/>
        <text:list xml:id="list191244249959401" text:continue-numbering="true" text:style-name="L1">
          <text:list-item>
            <text:p text:style-name="P109">Para los efectos judiciales y extrajudiciales relativos al presente contrato, señala como su domicilio el siguiente:</text:p>
          </text:list-item>
        </text:list>
        <text:p text:style-name="P69"><text:span text:style-name="Fuente_20_de_20_párrafo_20_predeter."><text:span text:style-name="T63"><text:user-field-get text:name="py3o.objects.partner_id.street">partner_id.street</text:user-field-get></text:span></text:span><text:span text:style-name="Fuente_20_de_20_párrafo_20_predeter."><text:span text:style-name="T63"><text:s/></text:span></text:span><text:span text:style-name="Fuente_20_de_20_párrafo_20_predeter."><text:span text:style-name="T77">Col.</text:span></text:span><text:span text:style-name="Fuente_20_de_20_párrafo_20_predeter."><text:span text:style-name="T64"> </text:span></text:span><text:span text:style-name="Fuente_20_de_20_párrafo_20_predeter."><text:span text:style-name="T63"><text:user-field-get text:name="py3o.objects.partner_id.colonia_id.name">colonia_id</text:user-field-get></text:span></text:span><text:span text:style-name="Fuente_20_de_20_párrafo_20_predeter."><text:span text:style-name="T63"><text:s/></text:span></text:span><text:span text:style-name="Fuente_20_de_20_párrafo_20_predeter."><text:span text:style-name="T77">Municipio</text:span></text:span><text:span text:style-name="Fuente_20_de_20_párrafo_20_predeter."><text:span text:style-name="T63"> </text:span></text:span><text:span text:style-name="Fuente_20_de_20_párrafo_20_predeter."><text:span text:style-name="T63"><text:user-field-get text:name="py3o.objects.partner_id.municipio_id.name">municipio_id</text:user-field-get></text:span></text:span><text:span text:style-name="Fuente_20_de_20_párrafo_20_predeter."><text:span text:style-name="T63"><text:s/></text:span></text:span><text:span text:style-name="Fuente_20_de_20_párrafo_20_predeter."><text:span text:style-name="T76">C.P.</text:span></text:span><text:span text:style-name="Fuente_20_de_20_párrafo_20_predeter."><text:span text:style-name="T65"> </text:span></text:span><text:span text:style-name="Fuente_20_de_20_párrafo_20_predeter."><text:span text:style-name="T63"><text:user-field-get text:name="py3o.objects.partner_id.zip_id.name">zip_id</text:user-field-get></text:span></text:span><text:span text:style-name="Fuente_20_de_20_párrafo_20_predeter."><text:span text:style-name="T63"><text:s/></text:span></text:span><text:span text:style-name="Fuente_20_de_20_párrafo_20_predeter."><text:span text:style-name="T77">Estado</text:span></text:span><text:span text:style-name="Fuente_20_de_20_párrafo_20_predeter."><text:span text:style-name="T64"> </text:span></text:span><text:span text:style-name="Fuente_20_de_20_párrafo_20_predeter."><text:span text:style-name="T63"><text:user-field-get text:name="py3o.objects.partner_id.state_id.name">partner_id.state_id</text:user-field-get></text:span></text:span><text:span text:style-name="Fuente_20_de_20_párrafo_20_predeter."><text:span text:style-name="T63"><text:s/></text:span></text:span><text:span text:style-name="Fuente_20_de_20_párrafo_20_predeter."><text:span text:style-name="T77">País</text:span></text:span><text:span text:style-name="Fuente_20_de_20_párrafo_20_predeter."><text:span text:style-name="T64"> </text:span></text:span><text:span text:style-name="Fuente_20_de_20_párrafo_20_predeter."><text:span text:style-name="T63"><text:user-field-get text:name="py3o.objects.company_id.country_id.name">country_id</text:user-field-get></text:span></text:span><text:span text:style-name="Fuente_20_de_20_párrafo_20_predeter."><text:span text:style-name="T42">.</text:span></text:span></text:p>
        <text:p text:style-name="P35"/>
        <text:list xml:id="list191243835587517" text:continue-numbering="true" text:style-name="L1">
          <text:list-item>
            <text:p text:style-name="P110"><text:span text:style-name="Fuente_20_de_20_párrafo_20_predeter."><text:span text:style-name="T10">Ha solicitado al </text:span></text:span><text:span text:style-name="Fuente_20_de_20_párrafo_20_predeter."><text:span text:style-name="T5">ACREDITANTE</text:span></text:span><text:span text:style-name="Fuente_20_de_20_párrafo_20_predeter."><text:span text:style-name="T10"> un crédito, que se otorga en términos de las disposiciones contenidas en el apartado de CLÁUSULAS de este contrato.</text:span></text:span></text:p>
          </text:list-item>
        </text:list>
        <text:p text:style-name="P35"/>
        <text:list xml:id="list191243088880347" text:continue-numbering="true" text:style-name="L1">
          <text:list-item>
            <text:p text:style-name="P110"><text:span text:style-name="Fuente_20_de_20_párrafo_20_predeter."><text:span text:style-name="T5">EL ACREDITANTE</text:span></text:span><text:span text:style-name="Fuente_20_de_20_párrafo_20_predeter."><text:span text:style-name="T10">, </text:span></text:span><text:span text:style-name="Fuente_20_de_20_párrafo_20_predeter."><text:span text:style-name="T11">h</text:span></text:span><text:span text:style-name="Fuente_20_de_20_párrafo_20_predeter."><text:span text:style-name="T10">a hecho de su conocimiento antes de la firma del presente contrato, el contenido de este y de todos los documentos que serán suscritos como anexos y pagaré, que serán generados por la celebración del presente contrato, los descuentos y bonificaciones a que se tiene derecho, así como el Costo Anual Total (CAT) </text:span></text:span><text:span text:style-name="Fuente_20_de_20_párrafo_20_predeter."><text:span text:style-name="T11">que</text:span></text:span><text:span text:style-name="Fuente_20_de_20_párrafo_20_predeter."><text:span text:style-name="T10"> para fines informativos y de comparación exclusivamente se incluye en el presente contrato.</text:span></text:span></text:p>
          </text:list-item>
        </text:list>
        <text:p text:style-name="P35"/>
        <text:list xml:id="list191243809195039" text:continue-numbering="true" text:style-name="L1">
          <text:list-item>
            <text:p text:style-name="P110"><text:span text:style-name="Fuente_20_de_20_párrafo_20_predeter."><text:span text:style-name="T10">Autoriza expresamente al </text:span></text:span><text:span text:style-name="Fuente_20_de_20_párrafo_20_predeter."><text:span text:style-name="T5">ACREDITANTE </text:span></text:span><text:span text:style-name="Fuente_20_de_20_párrafo_20_predeter."><text:span text:style-name="T10">para que por conducto de sus funcionarios facultados lleve a cabo investigaciones, sobre su comportamiento crediticio en las sociedades de Información Crediticia que estime conveniente.</text:span></text:span></text:p>
          </text:list-item>
        </text:list>
        <text:p text:style-name="P14"/>
        <text:p text:style-name="P14">DEFINICIONES</text:p>
        <text:p text:style-name="P19">Para efectos del presente Contrato, se entiende por:</text:p>
        <text:list xml:id="list3100397004" text:style-name="L2">
          <text:list-item>
            <text:list>
              <text:list-item text:start-value="1">
                <text:p text:style-name="P91"><text:span text:style-name="Fuente_20_de_20_párrafo_20_predeter."><text:span text:style-name="T17">ACCESORIOS.</text:span></text:span><text:span text:style-name="Fuente_20_de_20_párrafo_20_predeter."><text:span text:style-name="T19"> Cualquiera de las prestaciones, gastos, primas de seguros y/o demás erogaciones en que incurra </text:span></text:span><text:span text:style-name="Fuente_20_de_20_párrafo_20_predeter."><text:span text:style-name="T17">EL ACREDITADO</text:span></text:span><text:span text:style-name="Fuente_20_de_20_párrafo_20_predeter."><text:span text:style-name="T19"> con relación a este contrato.</text:span></text:span></text:p>
              </text:list-item>
              <text:list-item>
                <text:p text:style-name="P92"><text:span text:style-name="Fuente_20_de_20_párrafo_20_predeter."><text:span text:style-name="T18">CARÁTULA.</text:span></text:span><text:span text:style-name="Fuente_20_de_20_párrafo_20_predeter."><text:span text:style-name="T19">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17">EL ACREDITANTE</text:span></text:span><text:span text:style-name="Fuente_20_de_20_párrafo_20_predeter."><text:span text:style-name="T19">. En adelante a dicho documento s ele denominará </text:span></text:span><text:span text:style-name="Fuente_20_de_20_párrafo_20_predeter."><text:span text:style-name="T17">ANEXO “1” CARÁTULA.</text:span></text:span></text:p>
              </text:list-item>
              <text:list-item>
                <text:p text:style-name="P92"><text:span text:style-name="Fuente_20_de_20_párrafo_20_predeter."><text:span text:style-name="T18">CAPACIDAD DE PAGO. </text:span></text:span><text:span text:style-name="Fuente_20_de_20_párrafo_20_predeter."><text:span text:style-name="T20">Monto máximo de liquidez mensual del</text:span></text:span><text:span text:style-name="Fuente_20_de_20_párrafo_20_predeter."><text:span text:style-name="T18"> ACREDITADO </text:span></text:span><text:span text:style-name="Fuente_20_de_20_párrafo_20_predeter."><text:span text:style-name="T20">tomando como base su ingreso bruto mensual menos los compromisos financieros de acuerdo con las políticas de crédito establecidas por</text:span></text:span><text:span text:style-name="Fuente_20_de_20_párrafo_20_predeter."><text:span text:style-name="T18"> EL ACREDITANTE.</text:span></text:span></text:p>
              </text:list-item>
              <text:list-item>
                <text:p text:style-name="P92"><text:span text:style-name="Fuente_20_de_20_párrafo_20_predeter."><text:span text:style-name="T18">CAT. </text:span></text:span><text:span text:style-name="Fuente_20_de_20_párrafo_20_predeter."><text:span text:style-name="T20">Costo Anual Total de financiamiento expresado en términos porcentuales anuales que, para fines informativos y de comparación, incorpora la totalidad de los costos y gastos inherentes a los créditos. </text:span></text:span></text:p>
              </text:list-item>
              <text:list-item>
                <text:p text:style-name="P92"><text:span text:style-name="Fuente_20_de_20_párrafo_20_predeter."><text:span text:style-name="T18">CRÉDITO: </text:span></text:span><text:span text:style-name="Fuente_20_de_20_párrafo_20_predeter."><text:span text:style-name="T20">Hace referencia al crédito de nómina objeto del presente contrato, cuya fuente principal de pago serán los recursos líquidos provenientes del salario del ACREDITANTE y al cual le son aplicables todas las disposiciones de este contrato independiente de que sólo hagan referencia al “Crédito”.</text:span></text:span></text:p>
              </text:list-item>
              <text:list-item>
                <text:p text:style-name="P92"><text:span text:style-name="Fuente_20_de_20_párrafo_20_predeter."><text:span text:style-name="T18">COMISIÓN:</text:span></text:span><text:span text:style-name="Fuente_20_de_20_párrafo_20_predeter."><text:span text:style-name="T20"> A cualquier cargo, independientemente de su denominación o modalidad, diferente al interés, que las Entidades Financieras cobren a los Usuarios, por operaciones activas o de servicio, incluidos los cargos por el uso o aceptación de Medios de Disposición. En el presente contrato no se encuentran pactadas comisiones a cargo de los clientes por lo que no se deberá hacer cobro alguno al cliente por este concepto.</text:span></text:span></text:p>
              </text:list-item>
              <text:list-item>
                <text:p text:style-name="P92"><text:span text:style-name="Fuente_20_de_20_párrafo_20_predeter."><text:span text:style-name="T18">CONDUSEF. </text:span></text:span><text:span text:style-name="Fuente_20_de_20_párrafo_20_predeter."><text:span text:style-name="T20">Comisión Nacional para la Protección y Defensa de los Usuarios de los Servicios financieros</text:span></text:span><text:span text:style-name="Fuente_20_de_20_párrafo_20_predeter."><text:span text:style-name="T18">.</text:span></text:span></text:p>
              </text:list-item>
              <text:list-item>
                <text:p text:style-name="P92"><text:span text:style-name="Fuente_20_de_20_párrafo_20_predeter."><text:span text:style-name="T18">CUENTA: </text:span></text:span><text:span text:style-name="Fuente_20_de_20_párrafo_20_predeter."><text:span text:style-name="T20">Hace referencia al depósito bancario de dinero a la vista en Moneda Nacional señalado en la Solicitud y en la que el ACREDITADO recibe el pago de su nómina.</text:span></text:span></text:p>
              </text:list-item>
              <text:list-item>
                <text:p text:style-name="P92"><text:span text:style-name="Fuente_20_de_20_párrafo_20_predeter."><text:span text:style-name="T18">DÍA HÁBIL. <text:s/></text:span></text:span><text:span text:style-name="Fuente_20_de_20_párrafo_20_predeter."><text:span text:style-name="T20">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92"><text:span text:style-name="Fuente_20_de_20_párrafo_20_predeter."><text:span text:style-name="T18">DISPOSICIONES LEGALES: </text:span></text:span><text:span text:style-name="Fuente_20_de_20_párrafo_20_predeter."><text:span text:style-name="T20">Son el conjunto de leyes, disposiciones, lineamientos y demás ordenamientos referidos en el presente contrato.</text:span></text:span></text:p>
              </text:list-item>
              <text:list-item>
                <text:p text:style-name="P92"><text:soft-page-break/><text:span text:style-name="Fuente_20_de_20_párrafo_20_predeter."><text:span text:style-name="T18">DOMICILIACIÓN: </text:span></text:span><text:span text:style-name="Fuente_20_de_20_párrafo_20_predeter."><text:span text:style-name="T20">Significa la autorización expresa que otorga EL ACREDITADO, de cargar cada uno de los pagos pactados en el Crédito a una cuenta de depósito bancario a la vista.</text:span></text:span></text:p>
              </text:list-item>
              <text:list-item>
                <text:p text:style-name="P92"><text:span text:style-name="Fuente_20_de_20_párrafo_20_predeter."><text:span text:style-name="T18">ESTADO DE CUENTA:</text:span></text:span><text:span text:style-name="Fuente_20_de_20_párrafo_20_predeter."><text:span text:style-name="T19"> Documento emitido por EL ACREDITANTE a favor del ACREDITADO en el que se informan sobre los movimientos, saldos, actividades, consumos y montos a pagar en la relación al crédito otorgado en el contrato, presentado de forma resumida, clara y periódica.</text:span></text:span></text:p>
              </text:list-item>
              <text:list-item>
                <text:p text:style-name="P92"><text:span text:style-name="Fuente_20_de_20_párrafo_20_predeter."><text:span text:style-name="T18">FECHA DE DISPOSICIÓN: </text:span></text:span><text:span text:style-name="Fuente_20_de_20_párrafo_20_predeter."><text:span text:style-name="T20">Refiere a la fecha que establece el presente contrato, en la que </text:span></text:span><text:span text:style-name="Fuente_20_de_20_párrafo_20_predeter."><text:span text:style-name="T18">EL ACREDITADO</text:span></text:span><text:span text:style-name="Fuente_20_de_20_párrafo_20_predeter."><text:span text:style-name="T20"> podrá disponer del crédito otorgado.</text:span></text:span></text:p>
              </text:list-item>
              <text:list-item>
                <text:p text:style-name="P92"><text:span text:style-name="Fuente_20_de_20_párrafo_20_predeter."><text:span text:style-name="T4">FECHA LÍMITE DE PAGO.</text:span></text:span><text:span text:style-name="Fuente_20_de_20_párrafo_20_predeter."><text:span text:style-name="T9"> Día Hábil en que </text:span></text:span><text:span text:style-name="Fuente_20_de_20_párrafo_20_predeter."><text:span text:style-name="T4">EL ACREDITADO</text:span></text:span><text:span text:style-name="Fuente_20_de_20_párrafo_20_predeter."><text:span text:style-name="T9"> deberá pagar al </text:span></text:span><text:span text:style-name="Fuente_20_de_20_párrafo_20_predeter."><text:span text:style-name="T4">ACREDITANTE </text:span></text:span><text:span text:style-name="Fuente_20_de_20_párrafo_20_predeter."><text:span text:style-name="T9">la respectiva Parcialidad. En caso de que alguna Fecha Límite de Pago sea Día Inhábil, el pago de la respectiva Parcialidad, deberá efectuarse el Día Hábil inmediato siguiente, sin cargo alguno o cobro de intereses moratorios. Asimismo, la fecha límite de pago corresponderá al día en que el trabajador reciba su salario ya sea semanal, catorcenal, quincenal o mensual según sea el caso, el cual podrá consultar en al “</text:span></text:span><text:span text:style-name="Fuente_20_de_20_párrafo_20_predeter."><text:span text:style-name="T4">ANEXO 2</text:span></text:span><text:span text:style-name="Fuente_20_de_20_párrafo_20_predeter."><text:span text:style-name="T9"> </text:span></text:span><text:span text:style-name="Fuente_20_de_20_párrafo_20_predeter."><text:span text:style-name="T4">TABLA DE AMORTIZACIÓN”</text:span></text:span></text:p>
              </text:list-item>
              <text:list-item>
                <text:p text:style-name="P92"><text:span text:style-name="Fuente_20_de_20_párrafo_20_predeter."><text:span text:style-name="T6"><text:s/>FECHA DE CORTE. </text:span></text:span><text:span text:style-name="Fuente_20_de_20_párrafo_20_predeter."><text:span text:style-name="T12">Los días fecha de corte serán los días 15 y último de cada mes, por lo que a partir del día siguiente hábil se computarán los intereses respectivos.</text:span></text:span></text:p>
              </text:list-item>
              <text:list-item>
                <text:p text:style-name="P93"><text:span text:style-name="Fuente_20_de_20_párrafo_20_predeter."><text:span text:style-name="T18">MANDATO: </text:span></text:span><text:span text:style-name="Fuente_20_de_20_párrafo_20_predeter."><text:span text:style-name="T20">El mandato lo define el Código Civil para el Distrito Federal como un contrato por el que el mandatario se obliga a ejecutar por cuenta del mandante los actos jurídicos que éste le encarga.</text:span></text:span></text:p>
              </text:list-item>
              <text:list-item>
                <text:p text:style-name="P92"><text:span text:style-name="Fuente_20_de_20_párrafo_20_predeter."><text:span text:style-name="T18">TABLA DE AMORTIZACIÓN. </text:span></text:span><text:span text:style-name="Fuente_20_de_20_párrafo_20_predeter."><text:span text:style-name="T20">Documento que es firmado simultáneamente a la suscripción del presente contrato tanto por el representante del</text:span></text:span><text:span text:style-name="Fuente_20_de_20_párrafo_20_predeter."><text:span text:style-name="T18"> ACREDITANTE</text:span></text:span><text:span text:style-name="Fuente_20_de_20_párrafo_20_predeter."><text:span text:style-name="T20"> y </text:span></text:span><text:span text:style-name="Fuente_20_de_20_párrafo_20_predeter."><text:span text:style-name="T18">EL ACREDITADO </text:span></text:span><text:span text:style-name="Fuente_20_de_20_párrafo_20_predeter."><text:span text:style-name="T20">que, por así convenirlo todos los suscriptores, forma parte integral de este contrato,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18">EL ACREDITADO </text:span></text:span><text:span text:style-name="Fuente_20_de_20_párrafo_20_predeter."><text:span text:style-name="T20">a favor del</text:span></text:span><text:span text:style-name="Fuente_20_de_20_párrafo_20_predeter."><text:span text:style-name="T18"> ACREDITANTE</text:span></text:span><text:span text:style-name="Fuente_20_de_20_párrafo_20_predeter."><text:span text:style-name="T20">,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18">ACREDITADO</text:span></text:span><text:span text:style-name="Fuente_20_de_20_párrafo_20_predeter."><text:span text:style-name="T20"> al momento de la firma del presente Contrato.</text:span></text:span></text:p>
              </text:list-item>
              <text:list-item>
                <text:p text:style-name="P94"><text:span text:style-name="Fuente_20_de_20_párrafo_20_predeter."><text:span text:style-name="T18">IMPORTE DEL CRÉDITO.</text:span></text:span><text:span text:style-name="Fuente_20_de_20_párrafo_20_predeter."><text:span text:style-name="T19"> Monto indicado en la Carátula que, respecto del Crédito y, conforme al Contrato, será otorgado a </text:span></text:span><text:span text:style-name="Fuente_20_de_20_párrafo_20_predeter."><text:span text:style-name="T18">EL ACREDITADO </text:span></text:span><text:span text:style-name="Fuente_20_de_20_párrafo_20_predeter."><text:span text:style-name="T19">por </text:span></text:span><text:span text:style-name="Fuente_20_de_20_párrafo_20_predeter."><text:span text:style-name="T17">EL ACREDITANTE</text:span></text:span><text:span text:style-name="Fuente_20_de_20_párrafo_20_predeter."><text:span text:style-name="T19">.</text:span></text:span></text:p>
              </text:list-item>
              <text:list-item>
                <text:p text:style-name="P94"><text:span text:style-name="Fuente_20_de_20_párrafo_20_predeter."><text:span text:style-name="T17">IMPORTE TOTAL DEL CRÉDITO.</text:span></text:span><text:span text:style-name="Fuente_20_de_20_párrafo_20_predeter."><text:span text:style-name="T19">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18">EL ACREDITADO </text:span></text:span><text:span text:style-name="Fuente_20_de_20_párrafo_20_predeter."><text:span text:style-name="T19">debe pagar al </text:span></text:span><text:span text:style-name="Fuente_20_de_20_párrafo_20_predeter."><text:span text:style-name="T17">ACREDITANTE</text:span></text:span><text:span text:style-name="Fuente_20_de_20_párrafo_20_predeter."><text:span text:style-name="T19"> a través de las Parcialidades. El Importe Total del Crédito se indica en la Carátula.</text:span></text:span></text:p>
              </text:list-item>
              <text:list-item>
                <text:p text:style-name="P94"><text:span text:style-name="Fuente_20_de_20_párrafo_20_predeter."><text:span text:style-name="T18">I.V.A. DE LA TASA DE INTERÉS ORDINARIO DEL CRÉDITO. </text:span></text:span><text:span text:style-name="Fuente_20_de_20_párrafo_20_predeter."><text:span text:style-name="T19">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18">EL ACREDITADO</text:span></text:span><text:span text:style-name="Fuente_20_de_20_párrafo_20_predeter."><text:span text:style-name="T19">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p>
              </text:list-item>
              <text:list-item>
                <text:p text:style-name="P94"><text:span text:style-name="Fuente_20_de_20_párrafo_20_predeter."><text:span text:style-name="T17">PAGO ADELANTADO</text:span></text:span><text:span text:style-name="Fuente_20_de_20_párrafo_20_predeter."><text:span text:style-name="T19">. Al pago parcial o total, que aún no es exigible, aplicado a cubrir pagos periódicos del crédito respectivo, inmediatos siguientes.</text:span></text:span></text:p>
              </text:list-item>
              <text:list-item>
                <text:p text:style-name="P94"><text:span text:style-name="Fuente_20_de_20_párrafo_20_predeter."><text:span text:style-name="T17">PAGO ANTICIPADO</text:span></text:span><text:span text:style-name="Fuente_20_de_20_párrafo_20_predeter."><text:span text:style-name="T19">. Al pago parcial o total del Saldo Insoluto de un crédito, antes de la fecha en que sea exigible.</text:span></text:span></text:p>
              </text:list-item>
              <text:list-item>
                <text:p text:style-name="P94"><text:span text:style-name="Fuente_20_de_20_párrafo_20_predeter."><text:span text:style-name="T18">PARCIALIDADES.</text:span></text:span><text:span text:style-name="Fuente_20_de_20_párrafo_20_predeter."><text:span text:style-name="T19"> Son los importes que </text:span></text:span><text:span text:style-name="Fuente_20_de_20_párrafo_20_predeter."><text:span text:style-name="T18">EL ACREDITADO </text:span></text:span><text:span text:style-name="Fuente_20_de_20_párrafo_20_predeter."><text:span text:style-name="T19">deberá pagar al </text:span></text:span><text:span text:style-name="Fuente_20_de_20_párrafo_20_predeter."><text:span text:style-name="T17">ACREDITANTE</text:span></text:span><text:span text:style-name="Fuente_20_de_20_párrafo_20_predeter."><text:span text:style-name="T19">, para el efecto que sea pagado, en su totalidad, el Importe Total del Crédito. El número de parcialidades, periodicidad de pago e importe de cada una de las Parcialidades, que se indican en la Carátula.</text:span></text:span></text:p>
              </text:list-item>
              <text:list-item>
                <text:p text:style-name="P94"><text:span text:style-name="Fuente_20_de_20_párrafo_20_predeter."><text:span text:style-name="T18">TASA DE INTERÉS ORDINARIA.</text:span></text:span><text:span text:style-name="Fuente_20_de_20_párrafo_20_predeter."><text:span text:style-name="T19">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17">EL ACREDITADO</text:span></text:span><text:span text:style-name="Fuente_20_de_20_párrafo_20_predeter."><text:span text:style-name="T19"> en la fecha de pago correspondiente. El pago de intereses no podrá ser exigido por adelantado, sino únicamente por periodos vencidos.</text:span></text:span></text:p>
              </text:list-item>
              <text:list-item>
                <text:p text:style-name="P94"><text:span text:style-name="Fuente_20_de_20_párrafo_20_predeter."><text:span text:style-name="T18"><text:s/>TASA DE INTERÉS MORATORIA.</text:span></text:span><text:span text:style-name="Fuente_20_de_20_párrafo_20_predeter."><text:span text:style-name="T19"> Es el porcentaje determinado en la Carátula, resultado de multiplicar por 2 (DOS), la tasa de interés ordinaria descrita en el inciso que antecede, </text:span></text:span><text:span text:style-name="Fuente_20_de_20_párrafo_20_predeter."><text:span text:style-name="T10">calculada sobre los pagos vencidos de capital a su cargo o sobre el saldo insoluto que corresponda, computables desde la fecha en que se constituya en mora, y mientras no se ponga al corriente en los pagos a que está </text:span></text:span><text:soft-page-break/><text:span text:style-name="Fuente_20_de_20_párrafo_20_predeter."><text:span text:style-name="T10">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5">EL ACREDITADO</text:span></text:span><text:span text:style-name="Fuente_20_de_20_párrafo_20_predeter."><text:span text:style-name="T10"> en la fecha de pago que corresponda. </text:span></text:span></text:p>
              </text:list-item>
              <text:list-item>
                <text:p text:style-name="P94"><text:span text:style-name="Fuente_20_de_20_párrafo_20_predeter."><text:span text:style-name="T18">SALDO INSOLUTO. </text:span></text:span><text:span text:style-name="Fuente_20_de_20_párrafo_20_predeter."><text:span text:style-name="T20">Al monto de crédito, sin incluir accesorios, pendiente de amortizar.</text:span></text:span></text:p>
              </text:list-item>
              <text:list-item>
                <text:p text:style-name="P94"><text:span text:style-name="Fuente_20_de_20_párrafo_20_predeter."><text:span text:style-name="T18">SOLICITUD.</text:span></text:span><text:span text:style-name="Fuente_20_de_20_párrafo_20_predeter."><text:span text:style-name="T20"> Refiere al documento impreso, que forma parte del contrato, que contiene los datos generales del </text:span></text:span><text:span text:style-name="Fuente_20_de_20_párrafo_20_predeter."><text:span text:style-name="T18">ACREDITADO</text:span></text:span><text:span text:style-name="Fuente_20_de_20_párrafo_20_predeter."><text:span text:style-name="T20">, así como la solicitud expresa del crédito al </text:span></text:span><text:span text:style-name="Fuente_20_de_20_párrafo_20_predeter."><text:span text:style-name="T18">ACREDITANTE</text:span></text:span><text:span text:style-name="Fuente_20_de_20_párrafo_20_predeter."><text:span text:style-name="T20">.</text:span></text:span></text:p>
              </text:list-item>
            </text:list>
          </text:list-item>
        </text:list>
        <text:p text:style-name="P72"/>
        <text:p text:style-name="P70"><text:span text:style-name="Fuente_20_de_20_párrafo_20_predeter."><text:span text:style-name="T19">Así mismo, las </text:span></text:span><text:span text:style-name="Fuente_20_de_20_párrafo_20_predeter."><text:span text:style-name="T17">PARTES</text:span></text:span><text:span text:style-name="Fuente_20_de_20_párrafo_20_predeter."><text:span text:style-name="T19">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25"><text:span text:style-name="Fuente_20_de_20_párrafo_20_predeter."><text:span text:style-name="T19">Expuesto los </text:span></text:span><text:span text:style-name="Fuente_20_de_20_párrafo_20_predeter."><text:span text:style-name="T17">ANTECEDENTES, DECLARACIONES y DEFINICIONES</text:span></text:span><text:span text:style-name="Fuente_20_de_20_párrafo_20_predeter."><text:span text:style-name="T19"> anteriores, las </text:span></text:span><text:span text:style-name="Fuente_20_de_20_párrafo_20_predeter."><text:span text:style-name="T17">PARTES</text:span></text:span><text:span text:style-name="Fuente_20_de_20_párrafo_20_predeter."><text:span text:style-name="T19"> otorgan y se sujetan a las siguientes:</text:span></text:span></text:p>
        <text:p text:style-name="P89"><text:a xlink:type="simple" xlink:href="py3o://for=%22obj%20in%20objects%22" text:style-name="Internet_20_link" text:visited-style-name="Visited_20_Internet_20_Link"><text:span text:style-name="T51">for="obj in objects"</text:span></text:a></text:p>
        <text:p text:style-name="P66"><text:a xlink:type="simple" xlink:href="py3o://with=%22lang=obj.partner_id.lang%20or%20'en_US'%22" text:style-name="Internet_20_link" text:visited-style-name="Visited_20_Internet_20_Link"><text:span text:style-name="T51">with="lang=obj.partner_id.lang or 'en_US'"</text:span></text:a></text:p>
        <text:p text:style-name="P56"><text:a xlink:type="simple" xlink:href="py3o://with=%22o=obj.with_context(lang=lang)%22" text:style-name="Internet_20_link" text:visited-style-name="Visited_20_Internet_20_Link"><text:span text:style-name="T81">with="o=obj.with_context(lang=lang)"</text:span></text:a></text:p>
        <text:p text:style-name="P10">CLAÚSULAS</text:p>
        <text:p text:style-name="P25"><text:span text:style-name="Fuente_20_de_20_párrafo_20_predeter."><text:span text:style-name="T18">PRIMERA.</text:span></text:span><text:span text:style-name="Fuente_20_de_20_párrafo_20_predeter."><text:span text:style-name="T19"> </text:span></text:span><text:span text:style-name="Fuente_20_de_20_párrafo_20_predeter."><text:span text:style-name="T17">INFORMACIÓN DEL CRÉDITO.</text:span></text:span><text:span text:style-name="Fuente_20_de_20_párrafo_20_predeter."><text:span text:style-name="T19"> </text:span></text:span></text:p>
        <text:p text:style-name="P26"><text:span text:style-name="Fuente_20_de_20_párrafo_20_predeter."><text:span text:style-name="T30">Con sujeción a los términos del presente contrato, </text:span></text:span><text:span text:style-name="Fuente_20_de_20_párrafo_20_predeter."><text:span text:style-name="T8">EL ACREDITANTE</text:span></text:span><text:span text:style-name="Fuente_20_de_20_párrafo_20_predeter."><text:span text:style-name="T30"> apertura en este acto en favor del </text:span></text:span><text:span text:style-name="Fuente_20_de_20_párrafo_20_predeter."><text:span text:style-name="T8">ACREDITADO</text:span></text:span><text:span text:style-name="Fuente_20_de_20_párrafo_20_predeter."><text:span text:style-name="T30"> un Crédito bajo la forma de Crédito Simple</text:span></text:span><text:span text:style-name="Fuente_20_de_20_párrafo_20_predeter."><text:span text:style-name="T8">, </text:span></text:span><text:span text:style-name="Fuente_20_de_20_párrafo_20_predeter."><text:span text:style-name="T30">por la cantidad de </text:span></text:span><text:span text:style-name="Fuente_20_de_20_párrafo_20_predeter."><text:span text:style-name="T60">$</text:span></text:span><text:span text:style-name="Fuente_20_de_20_párrafo_20_predeter."><text:span text:style-name="T83"><text:text-input text:description="py3o://function=&quot;o_format_lang(o.loan_amount,lang_code=lang)&quot;">[loan_amount]</text:text-input></text:span></text:span><text:span text:style-name="Fuente_20_de_20_párrafo_20_predeter."><text:span text:style-name="T57"> (</text:span></text:span><text:span text:style-name="Fuente_20_de_20_párrafo_20_predeter."><text:span text:style-name="T62"><text:user-field-get text:name="py3o.obj.loan_amount_txt">loan_amount_txt</text:user-field-get></text:span></text:span><text:span text:style-name="Fuente_20_de_20_párrafo_20_predeter."><text:span text:style-name="T74">).</text:span></text:span></text:p>
        <text:p text:style-name="P25"><text:span text:style-name="Fuente_20_de_20_párrafo_20_predeter."><text:span text:style-name="T30">Las partes acuerdan y reconocen que el Monto del Crédito no quedan comprendidos intereses y demás accesorios financieros que deberá pagar el </text:span></text:span><text:span text:style-name="Fuente_20_de_20_párrafo_20_predeter."><text:span text:style-name="T8">ACREDITADO</text:span></text:span><text:span text:style-name="Fuente_20_de_20_párrafo_20_predeter."><text:span text:style-name="T30"> al </text:span></text:span><text:span text:style-name="Fuente_20_de_20_párrafo_20_predeter."><text:span text:style-name="T8">ACREDITANTE</text:span></text:span><text:span text:style-name="Fuente_20_de_20_párrafo_20_predeter."><text:span text:style-name="T30"> en términos de este Contrato.</text:span></text:span></text:p>
        <text:p text:style-name="P25"><text:span text:style-name="Fuente_20_de_20_párrafo_20_predeter."><text:span text:style-name="T19">Para efectos del presente Contrato, la Información del Crédito se encuentra establecida, en lo conducente, en la Carátula. Los importes que se detallan en la Carátula se expresan en pesos, moneda nacional según lo pactado por las partes. Así mismo se hace entrega a la firma del Contrato a </text:span></text:span><text:span text:style-name="Fuente_20_de_20_párrafo_20_predeter."><text:span text:style-name="T18">EL ACREDITADO</text:span></text:span><text:span text:style-name="Fuente_20_de_20_párrafo_20_predeter."><text:span text:style-name="T19">, de la tabla de amortización del Crédito que se encuentra como </text:span></text:span><text:span text:style-name="Fuente_20_de_20_párrafo_20_predeter."><text:span text:style-name="T17">ANEXO “2”.</text:span></text:span></text:p>
        <text:p text:style-name="P25"><text:span text:style-name="Fuente_20_de_20_párrafo_20_predeter."><text:span text:style-name="T19">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17"> ACREDITADO.</text:span></text:span></text:p>
        <text:p text:style-name="P62"><text:a xlink:type="simple" xlink:href="py3o:///with" text:style-name="Internet_20_link" text:visited-style-name="Visited_20_Internet_20_Link"><text:span text:style-name="T78">/with</text:span></text:a></text:p>
        <text:p text:style-name="P62"><text:a xlink:type="simple" xlink:href="py3o:///with" text:style-name="Internet_20_link" text:visited-style-name="Visited_20_Internet_20_Link"><text:span text:style-name="T78">/with</text:span></text:a></text:p>
        <text:p text:style-name="P54"><text:a xlink:type="simple" xlink:href="py3o:///for" text:style-name="Internet_20_link" text:visited-style-name="Visited_20_Internet_20_Link"><text:span text:style-name="T79">/for</text:span></text:a></text:p>
        <text:p text:style-name="P25"><text:span text:style-name="Fuente_20_de_20_párrafo_20_predeter."><text:span text:style-name="T17">SEGUNDA. OBJETO.</text:span></text:span></text:p>
        <text:p text:style-name="P25"><text:span text:style-name="Fuente_20_de_20_párrafo_20_predeter."><text:span text:style-name="T19">Con sujeción a los términos del presente contrato, </text:span></text:span><text:span text:style-name="Fuente_20_de_20_párrafo_20_predeter."><text:span text:style-name="T17">EL ACREDITANTE</text:span></text:span><text:span text:style-name="Fuente_20_de_20_párrafo_20_predeter."><text:span text:style-name="T19"> apertura en este acto en favor del</text:span></text:span><text:span text:style-name="Fuente_20_de_20_párrafo_20_predeter."><text:span text:style-name="T18"> ACREDITADO</text:span></text:span><text:span text:style-name="Fuente_20_de_20_párrafo_20_predeter."><text:span text:style-name="T19"> un crédito bajo la forma de Crédito de Nómina por la cantidad que se señala en la carátula de este contrato, bajo el rubro </text:span></text:span><text:span text:style-name="Fuente_20_de_20_párrafo_20_predeter."><text:span text:style-name="T17">“Monto del Crédito”</text:span></text:span><text:span text:style-name="Fuente_20_de_20_párrafo_20_predeter."><text:span text:style-name="T19"> (en lo sucesivo el “Crédito”).</text:span></text:span></text:p>
        <text:p text:style-name="P19">En el Monto del Crédito no quedan comprendidos intereses, gastos y demás accesorios financieros.</text:p>
        <text:p text:style-name="P25"><text:span text:style-name="Fuente_20_de_20_párrafo_20_predeter."><text:span text:style-name="T18">TERCERA.</text:span></text:span><text:span text:style-name="Fuente_20_de_20_párrafo_20_predeter."><text:span text:style-name="T19"> </text:span></text:span><text:span text:style-name="Fuente_20_de_20_párrafo_20_predeter."><text:span text:style-name="T17">COSTO ANUAL TOTAL.</text:span></text:span></text:p>
        <text:p text:style-name="P25"><text:span text:style-name="Fuente_20_de_20_párrafo_20_predeter."><text:span text:style-name="T19">Las </text:span></text:span><text:span text:style-name="Fuente_20_de_20_párrafo_20_predeter."><text:span text:style-name="T17">PARTES</text:span></text:span><text:span text:style-name="Fuente_20_de_20_párrafo_20_predeter."><text:span text:style-name="T19"> acuerdan que el costo anual total </text:span></text:span><text:span text:style-name="Fuente_20_de_20_párrafo_20_predeter."><text:span text:style-name="T17">(de ahora en adelante CAT)</text:span></text:span><text:span text:style-name="Fuente_20_de_20_párrafo_20_predeter."><text:span text:style-name="T19">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18"> ACREDITADO </text:span></text:span><text:span text:style-name="Fuente_20_de_20_párrafo_20_predeter."><text:span text:style-name="T19">por parte del</text:span></text:span><text:span text:style-name="Fuente_20_de_20_párrafo_20_predeter."><text:span text:style-name="T17"> ACREDITANTE.</text:span></text:span></text:p>
        <text:p text:style-name="P32"><text:span text:style-name="Fuente_20_de_20_párrafo_20_predeter."><text:span text:style-name="T19">Queda expresamente entendido y acordado por las </text:span></text:span><text:span text:style-name="Fuente_20_de_20_párrafo_20_predeter."><text:span text:style-name="T17">PARTES</text:span></text:span><text:span text:style-name="Fuente_20_de_20_párrafo_20_predeter."><text:span text:style-name="T19">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18">EL ACREDITADO</text:span></text:span><text:span text:style-name="Fuente_20_de_20_párrafo_20_predeter."><text:span text:style-name="T19">;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17">ACREDITANTE.</text:span></text:span><text:span text:style-name="Fuente_20_de_20_párrafo_20_predeter."><text:span text:style-name="T19"> </text:span></text:span></text:p>
        <text:p text:style-name="P40"/>
        <text:p text:style-name="P40">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40"/>
        <text:p text:style-name="P25"><text:span text:style-name="Fuente_20_de_20_párrafo_20_predeter."><text:span text:style-name="T18">CUARTA.</text:span></text:span><text:span text:style-name="Fuente_20_de_20_párrafo_20_predeter."><text:span text:style-name="T19"> </text:span></text:span><text:span text:style-name="Fuente_20_de_20_párrafo_20_predeter."><text:span text:style-name="T17">OTORGAMIENTO DEL CRÉDITO.</text:span></text:span></text:p>
        <text:p text:style-name="P25"><text:span text:style-name="Fuente_20_de_20_párrafo_20_predeter."><text:span text:style-name="T19">Como consecuencia del Contrato y, en la fecha de su celebración, </text:span></text:span><text:span text:style-name="Fuente_20_de_20_párrafo_20_predeter."><text:span text:style-name="T17">EL ACREDITANTE</text:span></text:span><text:span text:style-name="Fuente_20_de_20_párrafo_20_predeter."><text:span text:style-name="T19"> otorga el Crédito </text:span></text:span><text:span text:style-name="Fuente_20_de_20_párrafo_20_predeter."><text:span text:style-name="T20">al</text:span></text:span><text:span text:style-name="Fuente_20_de_20_párrafo_20_predeter."><text:span text:style-name="T18"> ACREDITADO</text:span></text:span><text:span text:style-name="Fuente_20_de_20_párrafo_20_predeter."><text:span text:style-name="T19"> y, cuyo importe, corresponderá al Importe del Crédito, señalado en la Carátula.</text:span></text:span></text:p>
        <text:p text:style-name="P25"><text:span text:style-name="Fuente_20_de_20_párrafo_20_predeter."><text:span text:style-name="T19">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18">EL ACREDITADO </text:span></text:span><text:span text:style-name="Fuente_20_de_20_párrafo_20_predeter."><text:span text:style-name="T19">al </text:span></text:span><text:span text:style-name="Fuente_20_de_20_párrafo_20_predeter."><text:span text:style-name="T17">ACREDITANTE</text:span></text:span><text:span text:style-name="Fuente_20_de_20_párrafo_20_predeter."><text:span text:style-name="T19">, conforme a lo establecido en el presente Contrato.</text:span></text:span></text:p>
        <text:p text:style-name="P25"><text:span text:style-name="Fuente_20_de_20_párrafo_20_predeter."><text:span text:style-name="T18">QUINTA.</text:span></text:span><text:span text:style-name="Fuente_20_de_20_párrafo_20_predeter."><text:span text:style-name="T19"> </text:span></text:span><text:span text:style-name="Fuente_20_de_20_párrafo_20_predeter."><text:span text:style-name="T17">DESTINO DEL CRÉDITO.</text:span></text:span></text:p>
        <text:p text:style-name="P25"><text:span text:style-name="Fuente_20_de_20_párrafo_20_predeter."><text:span text:style-name="T18">EL ACREDITADO </text:span></text:span><text:span text:style-name="Fuente_20_de_20_párrafo_20_predeter."><text:span text:style-name="T19">invertirá el importe del Crédito para los fines establecidos en </text:span></text:span><text:span text:style-name="Fuente_20_de_20_párrafo_20_predeter."><text:span text:style-name="T31">la Solicitud de Crédito y Formato de Identificación y Conocimiento del Cliente, formulada y firmada previo al otorgamiento del crédito.</text:span></text:span></text:p>
        <text:p text:style-name="P11"/>
        <text:p text:style-name="P25"><text:span text:style-name="Fuente_20_de_20_párrafo_20_predeter."><text:span text:style-name="T18">EL ACREDITADO </text:span></text:span><text:span text:style-name="Fuente_20_de_20_párrafo_20_predeter."><text:span text:style-name="T19">expone que el destino del Importe del Crédito es y será lícito.</text:span></text:span></text:p>
        <text:p text:style-name="P25"><text:span text:style-name="Fuente_20_de_20_párrafo_20_predeter."><text:span text:style-name="T18">SEXTA.</text:span></text:span><text:span text:style-name="Fuente_20_de_20_párrafo_20_predeter."><text:span text:style-name="T19"> </text:span></text:span><text:span text:style-name="Fuente_20_de_20_párrafo_20_predeter."><text:span text:style-name="T17">DISPOSICIÓN DEL IMPORTE DEL CRÉDITO.</text:span></text:span></text:p>
        <text:p text:style-name="P25"><text:span text:style-name="Fuente_20_de_20_párrafo_20_predeter."><text:span text:style-name="T18">LAS PARTES</text:span></text:span><text:span text:style-name="Fuente_20_de_20_párrafo_20_predeter."><text:span text:style-name="T20"> acuerdan que</text:span></text:span><text:span text:style-name="Fuente_20_de_20_párrafo_20_predeter."><text:span text:style-name="T19"> la totalidad del Crédito se hará en una sola disposición, mediante trasferencia electrónica a la cuenta que </text:span></text:span><text:span text:style-name="Fuente_20_de_20_párrafo_20_predeter."><text:span text:style-name="T18">EL ACREDITADO </text:span></text:span><text:span text:style-name="Fuente_20_de_20_párrafo_20_predeter."><text:span text:style-name="T19">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18"> ACREDITADO</text:span></text:span><text:span text:style-name="Fuente_20_de_20_párrafo_20_predeter."><text:span text:style-name="T19"> estará sujeto a la suscripción y entrega del pagaré mencionado en este contrato. </text:span></text:span></text:p>
        <text:p text:style-name="P12">SÉPTIMA. PLAZO DEL CRÉDITO.</text:p>
        <text:p text:style-name="P25"><text:span text:style-name="Fuente_20_de_20_párrafo_20_predeter."><text:span text:style-name="T19">El plazo del </text:span></text:span><text:span text:style-name="Fuente_20_de_20_párrafo_20_predeter."><text:span text:style-name="T17">CRÉDITO</text:span></text:span><text:span text:style-name="Fuente_20_de_20_párrafo_20_predeter."><text:span text:style-name="T19"> es el que se indica en la carátula del presente contrato, bajo el rubro </text:span></text:span><text:span text:style-name="Fuente_20_de_20_párrafo_20_predeter."><text:span text:style-name="T17">“PLAZO DEL CRÉDITO”</text:span></text:span><text:span text:style-name="Fuente_20_de_20_párrafo_20_predeter."><text:span text:style-name="T19">, mismo que empezará a contarse a partir de la fecha de disposición del </text:span></text:span><text:span text:style-name="Fuente_20_de_20_párrafo_20_predeter."><text:span text:style-name="T17">CRÉDITO.</text:span></text:span></text:p>
        <text:p text:style-name="P25"><text:span text:style-name="Fuente_20_de_20_párrafo_20_predeter."><text:span text:style-name="T17">OCTAVA. PAGO </text:span></text:span></text:p>
        <text:p text:style-name="P25"><text:span text:style-name="Fuente_20_de_20_párrafo_20_predeter."><text:span text:style-name="T17">EL ACREDITADO</text:span></text:span><text:span text:style-name="Fuente_20_de_20_párrafo_20_predeter."><text:span text:style-name="T19"> se obliga a realizar cualquier pago de capital, intereses y de cualquier otro gasto </text:span></text:span><text:soft-page-break/><text:span text:style-name="Fuente_20_de_20_párrafo_20_predeter."><text:span text:style-name="T19">que se genere por virtud de este contrato conforme a la periodicidad de pago pactada en la Tabla de Amortización. </text:span></text:span></text:p>
        <text:p text:style-name="P25"><text:span text:style-name="Fuente_20_de_20_párrafo_20_predeter."><text:span text:style-name="T17">EL ACREDITADO</text:span></text:span><text:span text:style-name="Fuente_20_de_20_párrafo_20_predeter."><text:span text:style-name="T19"> con el fin de realizar el pronto y puntual pago del capital e intereses ordinarios, otorgará a la empresa y/o a la persona designada en el Mandato, un poder especial para que deposite en la cuenta del </text:span></text:span><text:span text:style-name="Fuente_20_de_20_párrafo_20_predeter."><text:span text:style-name="T17">ACREDITANTE </text:span></text:span><text:span text:style-name="Fuente_20_de_20_párrafo_20_predeter."><text:span text:style-name="T19">el pago respectivo, mismo que será proveniente de la cuenta donde percibe su nómina.</text:span></text:span></text:p>
        <text:p text:style-name="P19">En caso de que ocurra cualquiera de las siguientes contingencias el ACREDITADO estará obligado a realizar el pago correspondiente de su crédito a la cuenta referida en el “Anexo 6” Contingencias de Pago. 1. Despido; 2. Incapacidad por Maternidad o Cirugías programadas; 3. Ausentismo (faltas injustificadas); 4. Permisos sin goce de sueldo (empleado solicita permiso); 5. Todos aquellos casos que impliquen que quede descubierto el pago al ACREDITANTE.</text:p>
        <text:p text:style-name="P12">NOVENA. FECHAS DE PAGO Y FECHA DE ACREDITACIÓN. </text:p>
        <text:p text:style-name="P28"><text:span text:style-name="Fuente_20_de_20_párrafo_20_predeter."><text:span text:style-name="T18">EL ACREDITADO</text:span></text:span><text:span text:style-name="Fuente_20_de_20_párrafo_20_predeter."><text:span text:style-name="T20"> </text:span></text:span><text:span text:style-name="Fuente_20_de_20_párrafo_20_predeter."><text:span text:style-name="T19">se obliga a pagar al </text:span></text:span><text:span text:style-name="Fuente_20_de_20_párrafo_20_predeter."><text:span text:style-name="T17">ACREDITANTE</text:span></text:span><text:span text:style-name="Fuente_20_de_20_párrafo_20_predeter."><text:span text:style-name="T19"> el importe del crédito, intereses e impuestos conforme a lo pactado en el contrato.</text:span></text:span></text:p>
        <text:p text:style-name="P90"><text:a xlink:type="simple" xlink:href="py3o://for=%22obj%20in%20objects%22" text:style-name="Internet_20_link" text:visited-style-name="Visited_20_Internet_20_Link"><text:span text:style-name="T49">for="obj in objects"</text:span></text:a></text:p>
        <text:p text:style-name="P87"><text:a xlink:type="simple" xlink:href="py3o://with=%22lang=obj.partner_id.lang%20or%20'en_US'%22" text:style-name="Internet_20_link" text:visited-style-name="Visited_20_Internet_20_Link"><text:span text:style-name="T49">with="lang=obj.partner_id.lang or 'en_US'"</text:span></text:a></text:p>
        <text:p text:style-name="P63"><text:a xlink:type="simple" xlink:href="py3o://with=%22o=obj.with_context(lang=lang)%22" text:style-name="Internet_20_link" text:visited-style-name="Visited_20_Internet_20_Link"><text:span text:style-name="T87">with="o=obj.with_context(lang=lang)"</text:span></text:a></text:p>
        <text:p text:style-name="P52"/>
        <text:p text:style-name="P29"><text:span text:style-name="Fuente_20_de_20_párrafo_20_predeter."><text:span text:style-name="T19">Todos los pagos que deba efectuar </text:span></text:span><text:span text:style-name="Fuente_20_de_20_párrafo_20_predeter."><text:span text:style-name="T18">EL ACREDITADO </text:span></text:span><text:span text:style-name="Fuente_20_de_20_párrafo_20_predeter."><text:span text:style-name="T19">en favor del</text:span></text:span><text:span text:style-name="Fuente_20_de_20_párrafo_20_predeter."><text:span text:style-name="T17"> </text:span></text:span><text:span text:style-name="Fuente_20_de_20_párrafo_20_predeter."><text:span text:style-name="T19">ACREDITANTE, se llevarán a cabo sin necesidad de previo requerimiento, por depósito o transferencia a la cuenta </text:span></text:span><text:span text:style-name="Fuente_20_de_20_párrafo_20_predeter."><text:span text:style-name="T34"><text:user-field-get text:name="py3o.objects.journal_repayment_id.bank_account_id.acc_number">acc_number</text:user-field-get></text:span></text:span><text:span text:style-name="Fuente_20_de_20_párrafo_20_predeter."><text:span text:style-name="T35">,</text:span></text:span><text:span text:style-name="Fuente_20_de_20_párrafo_20_predeter."><text:span text:style-name="T19"> </text:span></text:span><text:span text:style-name="Fuente_20_de_20_párrafo_20_predeter."><text:span text:style-name="T52"><text:s/></text:span></text:span><text:span text:style-name="Fuente_20_de_20_párrafo_20_predeter."><text:span text:style-name="T24">CLABE </text:span></text:span><text:span text:style-name="Fuente_20_de_20_párrafo_20_predeter."><text:span text:style-name="T53"><text:user-field-get text:name="py3o.obj.journal_repayment_id.bank_account_id.acc_clabe">company_id.acc_clabe</text:user-field-get></text:span></text:span><text:span text:style-name="Fuente_20_de_20_párrafo_20_predeter."><text:span text:style-name="T53">, </text:span></text:span><text:span text:style-name="Fuente_20_de_20_párrafo_20_predeter."><text:span text:style-name="T19">abierta en </text:span></text:span><text:span text:style-name="Fuente_20_de_20_párrafo_20_predeter."><text:span text:style-name="T34"><text:user-field-get text:name="py3o.objects.journal_repayment_id.bank_account_id.bank_id.name">bank_id</text:user-field-get></text:span></text:span><text:span text:style-name="Fuente_20_de_20_párrafo_20_predeter."><text:span text:style-name="T19"><text:s/>a nombre del ACREDITANTE.</text:span></text:span></text:p>
        <text:p text:style-name="P86"><text:a xlink:type="simple" xlink:href="py3o:///with" text:style-name="Internet_20_link" text:visited-style-name="Visited_20_Internet_20_Link"><text:span text:style-name="T48">/with</text:span></text:a></text:p>
        <text:p text:style-name="P86"><text:a xlink:type="simple" xlink:href="py3o:///with" text:style-name="Internet_20_link" text:visited-style-name="Visited_20_Internet_20_Link"><text:span text:style-name="T48">/with</text:span></text:a></text:p>
        <text:p text:style-name="P58"><text:a xlink:type="simple" xlink:href="py3o:///for" text:style-name="Internet_20_link" text:visited-style-name="Visited_20_Internet_20_Link"><text:span text:style-name="Fuente_20_de_20_párrafo_20_predeter."><text:span text:style-name="T37">/for</text:span></text:span></text:a></text:p>
        <text:p text:style-name="P19">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25"><text:span text:style-name="Fuente_20_de_20_párrafo_20_predeter."><text:span text:style-name="T19">El pago se realizará de acuerdo con las fechas, periodos y montos establecidos en la </text:span></text:span><text:span text:style-name="Fuente_20_de_20_párrafo_20_predeter."><text:span text:style-name="T17">ANEXO 2 “TABLA DE AMORTIZACION”.</text:span></text:span></text:p>
        <text:p text:style-name="P25"><text:span text:style-name="Fuente_20_de_20_párrafo_20_predeter."><text:span text:style-name="T19">Los pagos se realizarán en fecha, periodo y montos establecidos, independientemente de los abonos voluntarios que realice </text:span></text:span><text:span text:style-name="Fuente_20_de_20_párrafo_20_predeter."><text:span text:style-name="T18">EL ACREDITADO</text:span></text:span><text:span text:style-name="Fuente_20_de_20_párrafo_20_predeter."><text:span text:style-name="T19">, de acuerdo con el tipo de moneda nacional.</text:span></text:span></text:p>
        <text:p text:style-name="P25"><text:span text:style-name="Fuente_20_de_20_párrafo_20_predeter."><text:span text:style-name="T18">DÉCIMA</text:span></text:span><text:span text:style-name="Fuente_20_de_20_párrafo_20_predeter."><text:span text:style-name="T19">. </text:span></text:span><text:span text:style-name="Fuente_20_de_20_párrafo_20_predeter."><text:span text:style-name="T18">PRELACIÓN DE PAGOS</text:span></text:span></text:p>
        <text:p text:style-name="P25"><text:span text:style-name="Fuente_20_de_20_párrafo_20_predeter."><text:span text:style-name="T19">Cualquier pago que, en términos del Contrato, sea realizado por </text:span></text:span><text:span text:style-name="Fuente_20_de_20_párrafo_20_predeter."><text:span text:style-name="T18">EL ACREDITADO</text:span></text:span><text:span text:style-name="Fuente_20_de_20_párrafo_20_predeter."><text:span text:style-name="T19"> o por cuenta de éste, será aplicado por </text:span></text:span><text:span text:style-name="Fuente_20_de_20_párrafo_20_predeter."><text:span text:style-name="T17">EL ACREDITANTE</text:span></text:span><text:span text:style-name="Fuente_20_de_20_párrafo_20_predeter."><text:span text:style-name="T19">, para cubrir los siguientes conceptos en el orden que se enlistan: i) intereses moratorios y su impuesto al valor agregado, ii) intereses ordinarios y su impuesto al valor agregado; iii) al saldo insoluto.</text:span></text:span></text:p>
        <text:p text:style-name="P25"><text:span text:style-name="Fuente_20_de_20_párrafo_20_predeter."><text:span text:style-name="T18">DÉCIMA PRIMERA. </text:span></text:span><text:span text:style-name="Fuente_20_de_20_párrafo_20_predeter."><text:span text:style-name="T7">PAGOS ADELANTADOS Y ANTICIPADOS. </text:span></text:span></text:p>
        <text:list xml:id="list3589857782" text:style-name="L3">
          <text:list-item text:start-value="1">
            <text:p text:style-name="P99"><text:span text:style-name="Fuente_20_de_20_párrafo_20_predeter."><text:span text:style-name="T7">Pago adelantado. </text:span></text:span><text:span text:style-name="Fuente_20_de_20_párrafo_20_predeter."><text:span text:style-name="T29">Cuando </text:span></text:span><text:span text:style-name="Fuente_20_de_20_párrafo_20_predeter."><text:span text:style-name="T7">EL ACREDITADO </text:span></text:span><text:span text:style-name="Fuente_20_de_20_párrafo_20_predeter."><text:span text:style-name="T29">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7">EL ACREDITANTE</text:span></text:span><text:span text:style-name="Fuente_20_de_20_párrafo_20_predeter."><text:span text:style-name="T29"> podrá aplicar el diferencial para cubrir pagos periódicos del financiamiento inmediatos siguientes, previa autorización del</text:span></text:span><text:span text:style-name="Fuente_20_de_20_párrafo_20_predeter."><text:span text:style-name="T7"> ACREDITADO</text:span></text:span><text:span text:style-name="Fuente_20_de_20_párrafo_20_predeter."><text:span text:style-name="T29">,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73"/>
        <text:p text:style-name="P71"><text:span text:style-name="Fuente_20_de_20_párrafo_20_predeter."><text:span text:style-name="T29">Cuando </text:span></text:span><text:span text:style-name="Fuente_20_de_20_párrafo_20_predeter."><text:span text:style-name="T7">EL ACREDITANTE</text:span></text:span><text:span text:style-name="Fuente_20_de_20_párrafo_20_predeter."><text:span text:style-name="T29"> reciba el pago aun no exigible del Periodo o importes inferiores, no será necesario el escrito mencionado en el párrafo anterior.</text:span></text:span></text:p>
        <text:p text:style-name="P25"><text:span text:style-name="Fuente_20_de_20_párrafo_20_predeter."><text:span text:style-name="T29">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7">EL ACREDITADO</text:span></text:span><text:span text:style-name="Fuente_20_de_20_párrafo_20_predeter."><text:span text:style-name="T29"> en forma consecutiva e ininterrumpida.</text:span></text:span></text:p>
        <text:list xml:id="list191243623480281" text:continue-numbering="true" text:style-name="L3">
          <text:list-item>
            <text:p text:style-name="P95"><text:span text:style-name="Fuente_20_de_20_párrafo_20_predeter."><text:span text:style-name="T7">Pago Anticipado. </text:span></text:span><text:span text:style-name="Fuente_20_de_20_párrafo_20_predeter."><text:span text:style-name="T29">Cuando </text:span></text:span><text:span text:style-name="Fuente_20_de_20_párrafo_20_predeter."><text:span text:style-name="T7">EL ACREDITADO</text:span></text:span><text:span text:style-name="Fuente_20_de_20_párrafo_20_predeter."><text:span text:style-name="T29">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25"><text:span text:style-name="Fuente_20_de_20_párrafo_20_predeter."><text:span text:style-name="T29">Cuando</text:span></text:span><text:span text:style-name="Fuente_20_de_20_párrafo_20_predeter."><text:span text:style-name="T7"> EL ACREDITADO solicite efectuar pagos anticipados, EL ACREDITANTE</text:span></text:span><text:span text:style-name="Fuente_20_de_20_párrafo_20_predeter."><text:span text:style-name="T29">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25"><text:span text:style-name="Fuente_20_de_20_párrafo_20_predeter."><text:span text:style-name="T7">EL ACREDITANTE</text:span></text:span><text:span text:style-name="Fuente_20_de_20_párrafo_20_predeter."><text:span text:style-name="T29">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7">EL ACREDITANTE</text:span></text:span><text:span text:style-name="Fuente_20_de_20_párrafo_20_predeter."><text:span text:style-name="T29"> reducirá el monto de los pagos periódicos pendientes, salvo cuando se pacte con </text:span></text:span><text:span text:style-name="Fuente_20_de_20_párrafo_20_predeter."><text:span text:style-name="T7">EL ACREDITADO</text:span></text:span><text:span text:style-name="Fuente_20_de_20_párrafo_20_predeter."><text:span text:style-name="T29"> que se disminuya el número de pagos a realizar. En ambos supuestos </text:span></text:span><text:span text:style-name="Fuente_20_de_20_párrafo_20_predeter."><text:span text:style-name="T7">EL ACREDITANTE</text:span></text:span><text:span text:style-name="Fuente_20_de_20_párrafo_20_predeter."><text:span text:style-name="T29"> deberá calcular el importe de los intereses por devengar, con base en el nuevo Saldo Insoluto.</text:span></text:span></text:p>
        <text:p text:style-name="P25"><text:span text:style-name="Fuente_20_de_20_párrafo_20_predeter."><text:span text:style-name="T7">EL ACREDITANTE </text:span></text:span><text:span text:style-name="Fuente_20_de_20_párrafo_20_predeter."><text:span text:style-name="T29">deberá entregar al </text:span></text:span><text:span text:style-name="Fuente_20_de_20_párrafo_20_predeter."><text:span text:style-name="T7">ACREDITADO </text:span></text:span><text:span text:style-name="Fuente_20_de_20_párrafo_20_predeter."><text:span text:style-name="T29">la tabla de amortización</text:span></text:span><text:span text:style-name="Fuente_20_de_20_párrafo_20_predeter."><text:span text:style-name="T7"> </text:span></text:span><text:span text:style-name="Fuente_20_de_20_párrafo_20_predeter."><text:span text:style-name="T29">cada vez que este último realice un pago anticipado.</text:span></text:span></text:p>
        <text:list xml:id="list191244555655726" text:continue-numbering="true" text:style-name="L3">
          <text:list-item>
            <text:p text:style-name="P100">Respecto a los pagos que se realicen antes de la fecha en que sean exigibles respecto del financiamiento objeto de este instrumento, se considerará como pagos anticipados y no adelantados.</text:p>
          </text:list-item>
        </text:list>
        <text:p text:style-name="P25"><text:span text:style-name="Fuente_20_de_20_párrafo_20_predeter."><text:span text:style-name="T29">Los pagos adelantados o anticipados que realice </text:span></text:span><text:span text:style-name="Fuente_20_de_20_párrafo_20_predeter."><text:span text:style-name="T7">EL ACREDITADO</text:span></text:span><text:span text:style-name="Fuente_20_de_20_párrafo_20_predeter."><text:span text:style-name="T29">, se verán reflejados en el estado de cuenta siguiente a la fecha en que el cliente realice cualquiera de dichos pagos</text:span></text:span><text:span text:style-name="Fuente_20_de_20_párrafo_20_predeter."><text:span text:style-name="T7">, </text:span></text:span><text:span text:style-name="Fuente_20_de_20_párrafo_20_predeter."><text:span text:style-name="T29">el cual, para efectos de </text:span></text:span><text:soft-page-break/><text:span text:style-name="Fuente_20_de_20_párrafo_20_predeter."><text:span text:style-name="T29">este contrato, hará las veces de comprobante de pago.</text:span></text:span></text:p>
        <text:p text:style-name="P25"><text:span text:style-name="Fuente_20_de_20_párrafo_20_predeter."><text:span text:style-name="T19">En el caso de pagos anticipados por un importe igual al saldo de capital, se entregará a </text:span></text:span><text:span text:style-name="Fuente_20_de_20_párrafo_20_predeter."><text:span text:style-name="T18">EL ACREDITADO </text:span></text:span><text:span text:style-name="Fuente_20_de_20_párrafo_20_predeter."><text:span text:style-name="T19">el finiquito y demás documentación que corresponda. </text:span></text:span></text:p>
        <text:p text:style-name="P25"><text:span text:style-name="Fuente_20_de_20_párrafo_20_predeter."><text:span text:style-name="T19">Por lo tanto, </text:span></text:span><text:span text:style-name="Fuente_20_de_20_párrafo_20_predeter."><text:span text:style-name="T17">EL ACREDITANTE</text:span></text:span><text:span text:style-name="Fuente_20_de_20_párrafo_20_predeter."><text:span text:style-name="T19"> podrá dar por terminado el contrato el día hábil siguiente a aquél en que reciban la solicitud por escrito de que no existen adeudos pendientes a cargo del</text:span></text:span><text:span text:style-name="Fuente_20_de_20_párrafo_20_predeter."><text:span text:style-name="T18"> ACREDITADO</text:span></text:span><text:span text:style-name="Fuente_20_de_20_párrafo_20_predeter."><text:span text:style-name="T19">. De lo contrario, la </text:span></text:span><text:span text:style-name="Fuente_20_de_20_párrafo_20_predeter."><text:span text:style-name="T17">EL ACREDITANTE</text:span></text:span><text:span text:style-name="Fuente_20_de_20_párrafo_20_predeter."><text:span text:style-name="T19">, a más tardar el día hábil siguiente al de la recepción de la referida solicitud, comunicará por escrito a </text:span></text:span><text:span text:style-name="Fuente_20_de_20_párrafo_20_predeter."><text:span text:style-name="T18">EL ACREDITADO </text:span></text:span><text:span text:style-name="Fuente_20_de_20_párrafo_20_predeter."><text:span text:style-name="T19">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17">EL ACREDITANTE</text:span></text:span><text:span text:style-name="Fuente_20_de_20_párrafo_20_predeter."><text:span text:style-name="T19"> deberá entregar el saldo, en su caso, en la fecha en que se dé por terminada la operación; y asimismo deberá poner a disposición del</text:span></text:span><text:span text:style-name="Fuente_20_de_20_párrafo_20_predeter."><text:span text:style-name="T18"> ACREDITADO</text:span></text:span><text:span text:style-name="Fuente_20_de_20_párrafo_20_predeter."><text:span text:style-name="T19">,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17">EL ACREDITANTE</text:span></text:span><text:span text:style-name="Fuente_20_de_20_párrafo_20_predeter."><text:span text:style-name="T19"> deberá reportar a las sociedades de información crediticia que la cuenta está cerrada sin adeudo alguno dentro del plazo que para tales efectos señala la Ley para Regular las Sociedades de Información Crediticia.</text:span></text:span></text:p>
        <text:p text:style-name="P25"><text:span text:style-name="Fuente_20_de_20_párrafo_20_predeter."><text:span text:style-name="T7">EL ACREDITADO</text:span></text:span><text:span text:style-name="Fuente_20_de_20_párrafo_20_predeter."><text:span text:style-name="T29"> no tendrá derecho a ninguna bonificación por los Pagos adelantados y/o por los Pagos Anticipados que realicen.</text:span></text:span></text:p>
        <text:p text:style-name="P43">DÉCIMA SEGUNDA. INTERESES ORDINARIOS. </text:p>
        <text:p text:style-name="P88"><text:a xlink:type="simple" xlink:href="py3o://for=%22obj%20in%20objects%22" text:style-name="Internet_20_link" text:visited-style-name="Visited_20_Internet_20_Link"><text:span text:style-name="T51">for="obj in objects"</text:span></text:a></text:p>
        <text:p text:style-name="P65"><text:a xlink:type="simple" xlink:href="py3o://with=%22lang=obj.partner_id.lang%20or%20'en_US'%22" text:style-name="Internet_20_link" text:visited-style-name="Visited_20_Internet_20_Link"><text:span text:style-name="T51">with="lang=obj.partner_id.lang or 'en_US'"</text:span></text:a></text:p>
        <text:p text:style-name="P55"><text:a xlink:type="simple" xlink:href="py3o://with=%22o=obj.with_context(lang=lang)%22" text:style-name="Internet_20_link" text:visited-style-name="Visited_20_Internet_20_Link"><text:span text:style-name="T81">with="o=obj.with_context(lang=lang)"</text:span></text:a></text:p>
        <text:p text:style-name="P33"><text:span text:style-name="Fuente_20_de_20_párrafo_20_predeter."><text:span text:style-name="T18">EL ACREDITADO </text:span></text:span><text:span text:style-name="Fuente_20_de_20_párrafo_20_predeter."><text:span text:style-name="T20">se obliga a pagar al </text:span></text:span><text:span text:style-name="Fuente_20_de_20_párrafo_20_predeter."><text:span text:style-name="T18">ACREDITANTE</text:span></text:span><text:span text:style-name="Fuente_20_de_20_párrafo_20_predeter."><text:span text:style-name="T20">, durante la vigencia del presente contrato, </text:span></text:span><text:span text:style-name="Fuente_20_de_20_párrafo_20_predeter."><text:span text:style-name="T18">INTERESES ORDINARIOS </text:span></text:span><text:span text:style-name="Fuente_20_de_20_párrafo_20_predeter."><text:span text:style-name="T20">sobre el saldo insoluto del </text:span></text:span><text:span text:style-name="Fuente_20_de_20_párrafo_20_predeter."><text:span text:style-name="T18">CRÉDITO</text:span></text:span><text:span text:style-name="Fuente_20_de_20_párrafo_20_predeter."><text:span text:style-name="T20">, que se calcularán bajo los siguientes lineamientos: </text:span></text:span></text:p>
        <text:list xml:id="list2976128826" text:style-name="L4">
          <text:list-item text:start-value="1">
            <text:p text:style-name="P102"><text:span text:style-name="Fuente_20_de_20_párrafo_20_predeter."><text:span text:style-name="T25">A razón de una tasa de interés anual ordinaria fija del </text:span></text:span><text:span text:style-name="Fuente_20_de_20_párrafo_20_predeter."><text:span text:style-name="T38"><text:text-input text:description="py3o://function=&quot;o_format_lang(o.int_rate,lang_code=lang)&quot;">[int_rate]</text:text-input></text:span></text:span><text:span text:style-name="Fuente_20_de_20_párrafo_20_predeter."><text:span text:style-name="T75">%</text:span></text:span><text:span text:style-name="Fuente_20_de_20_párrafo_20_predeter."><text:span text:style-name="T38">;</text:span></text:span><text:span text:style-name="Fuente_20_de_20_párrafo_20_predeter."><text:span text:style-name="T40"> </text:span></text:span></text:p>
          </text:list-item>
          <text:list-item>
            <text:p text:style-name="P101"><text:span text:style-name="Fuente_20_de_20_párrafo_20_predeter."><text:span text:style-name="T20">Las fechas de corte o fechas para el cálculo de intereses serán las establecidas en el </text:span></text:span><text:span text:style-name="Fuente_20_de_20_párrafo_20_predeter."><text:span text:style-name="T26">ANEXO “2” TABLA DE AMORTIZACIÓN </text:span></text:span><text:span text:style-name="Fuente_20_de_20_párrafo_20_predeter."><text:span text:style-name="T27">mismas que podrán ser consultadas en dicho documento, en el </text:span></text:span><text:span text:style-name="Fuente_20_de_20_párrafo_20_predeter."><text:span text:style-name="T26">ANEXO “1” CARÁTULA DEL CONTRATO</text:span></text:span><text:span text:style-name="Fuente_20_de_20_párrafo_20_predeter."><text:span text:style-name="T27"> o en el estado de cuenta de acuerdo con lo establecido en la cláusula DÉCIMA OCTAVA del presente contrato.</text:span></text:span></text:p>
          </text:list-item>
        </text:list>
        <text:p text:style-name="P74"/>
        <text:p text:style-name="P33"><text:span text:style-name="Fuente_20_de_20_párrafo_20_predeter."><text:span text:style-name="T18">EL ACREDITADO</text:span></text:span><text:span text:style-name="Fuente_20_de_20_párrafo_20_predeter."><text:span text:style-name="T20">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18">EL ACREDITADO</text:span></text:span><text:span text:style-name="Fuente_20_de_20_párrafo_20_predeter."><text:span text:style-name="T20"> en la fecha de pago que corresponda de acuerdo con el Estado de Cuenta o </text:span></text:span><text:span text:style-name="Fuente_20_de_20_párrafo_20_predeter."><text:span text:style-name="T18">ANEXO 2 TABLA DE AMORTIZACIÓN.</text:span></text:span></text:p>
        <text:p text:style-name="P42"/>
        <text:p text:style-name="P34"><text:span text:style-name="Fuente_20_de_20_párrafo_20_predeter."><text:span text:style-name="T20">La tasa fija anual ordinaria de interés que se le determinará al </text:span></text:span><text:span text:style-name="Fuente_20_de_20_párrafo_20_predeter."><text:span text:style-name="T18">ACREDITADO</text:span></text:span><text:span text:style-name="Fuente_20_de_20_párrafo_20_predeter."><text:span text:style-name="T20"> no será mayor del </text:span></text:span><text:span text:style-name="Fuente_20_de_20_párrafo_20_predeter."><text:span text:style-name="T39"><text:text-input text:description="py3o://function=&quot;o_format_lang(o.int_rate,lang_code=lang)&quot;">[int_rate]</text:text-input></text:span></text:span><text:span text:style-name="Fuente_20_de_20_párrafo_20_predeter."><text:span text:style-name="T39">%</text:span></text:span><text:span text:style-name="Fuente_20_de_20_párrafo_20_predeter."><text:span text:style-name="T41"> </text:span></text:span><text:span text:style-name="Fuente_20_de_20_párrafo_20_predeter."><text:span text:style-name="T33">(</text:span></text:span><text:span text:style-name="Fuente_20_de_20_párrafo_20_predeter."><text:span text:style-name="T33"><text:user-field-get text:name="py3o.objects.int_rate_txt">int_rate_txt</text:user-field-get></text:span></text:span><text:span text:style-name="Fuente_20_de_20_párrafo_20_predeter."><text:span text:style-name="T36">).</text:span></text:span><text:span text:style-name="Fuente_20_de_20_párrafo_20_predeter."><text:span text:style-name="T20"> </text:span></text:span><text:span text:style-name="Fuente_20_de_20_párrafo_20_predeter."><text:span text:style-name="T18">EL ACREDITADO</text:span></text:span><text:span text:style-name="Fuente_20_de_20_párrafo_20_predeter."><text:span text:style-name="T20">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18">EL ACREDITANTE</text:span></text:span><text:span text:style-name="Fuente_20_de_20_párrafo_20_predeter."><text:span text:style-name="T20">. </text:span></text:span><text:span text:style-name="Fuente_20_de_20_párrafo_20_predeter."><text:span text:style-name="T18">EL ACREDITADO</text:span></text:span><text:span text:style-name="Fuente_20_de_20_párrafo_20_predeter."><text:span text:style-name="T20"> reconoce que está de acuerdo en la tasa de interés que sea determinada por </text:span></text:span><text:span text:style-name="Fuente_20_de_20_párrafo_20_predeter."><text:span text:style-name="T18">EL ACREDITANTE</text:span></text:span><text:span text:style-name="Fuente_20_de_20_párrafo_20_predeter."><text:span text:style-name="T20"> y que se anotará en el primer estado de cuenta que se envíe al </text:span></text:span><text:span text:style-name="Fuente_20_de_20_párrafo_20_predeter."><text:span text:style-name="T18">ACREDITADO</text:span></text:span><text:span text:style-name="Fuente_20_de_20_párrafo_20_predeter."><text:span text:style-name="T20">, y la cual a su vez se verá reflejada en la Carátula, que en términos del presente Contrato le será entregada. Los intereses serán pagados por mensualidades vencidas en las mismas fechas en que se efectúen los pagos de capital. El pago de intereses no podrá ser exigido por adelantado, sino únicamente por periodos vencidos. </text:span></text:span></text:p>
        <text:p text:style-name="P42"/>
        <text:p text:style-name="P33"><text:span text:style-name="Fuente_20_de_20_párrafo_20_predeter."><text:span text:style-name="T20">Por cuestiones promocionales, </text:span></text:span><text:span text:style-name="Fuente_20_de_20_párrafo_20_predeter."><text:span text:style-name="T18">EL ACREDITANTE</text:span></text:span><text:span text:style-name="Fuente_20_de_20_párrafo_20_predeter."><text:span text:style-name="T20"> podrá disminuir la tasa de interés anual ordinaria pactada en el presente Contrato, por un periodo de vigencia determinado, siempre y cuando </text:span></text:span><text:span text:style-name="Fuente_20_de_20_párrafo_20_predeter."><text:span text:style-name="T18">EL ACREDITADO</text:span></text:span><text:span text:style-name="Fuente_20_de_20_párrafo_20_predeter."><text:span text:style-name="T20"> cumpla con los términos y condiciones señaladas para dicha promoción, lo cual será informado al</text:span></text:span><text:span text:style-name="Fuente_20_de_20_párrafo_20_predeter."><text:span text:style-name="T18"> ACREDITADO</text:span></text:span><text:span text:style-name="Fuente_20_de_20_párrafo_20_predeter."><text:span text:style-name="T20"> mediante un comunicado por escrito. Una vez concluido el periodo de vigencia señalado por </text:span></text:span><text:span text:style-name="Fuente_20_de_20_párrafo_20_predeter."><text:span text:style-name="T18">EL ACREDITANTE</text:span></text:span><text:span text:style-name="Fuente_20_de_20_párrafo_20_predeter."><text:span text:style-name="T20"> o en caso de que no cumpla con los términos y condiciones señalados para dicha promoción, aplicará la tasa de interés anual ordinaria establecida en el presente Contrato, sin necesidad de dar aviso al </text:span></text:span><text:span text:style-name="Fuente_20_de_20_párrafo_20_predeter."><text:span text:style-name="T18">ACREDITADO</text:span></text:span><text:span text:style-name="Fuente_20_de_20_párrafo_20_predeter."><text:span text:style-name="T20">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42"/>
        <text:p text:style-name="P43">DÉCIMA TERCERA. INTERESES MORATORIOS.</text:p>
        <text:p text:style-name="P43"/>
        <text:p text:style-name="P33"><text:span text:style-name="Fuente_20_de_20_párrafo_20_predeter."><text:span text:style-name="T18">EL ACREDITADO </text:span></text:span><text:span text:style-name="Fuente_20_de_20_párrafo_20_predeter."><text:span text:style-name="T20">se obliga a pagar al </text:span></text:span><text:span text:style-name="Fuente_20_de_20_párrafo_20_predeter."><text:span text:style-name="T18">ACREDITANTE</text:span></text:span><text:span text:style-name="Fuente_20_de_20_párrafo_20_predeter."><text:span text:style-name="T20">, durante la vigencia del presente contrato, </text:span></text:span><text:span text:style-name="Fuente_20_de_20_párrafo_20_predeter."><text:span text:style-name="T18">INTERESES MORATORIOS </text:span></text:span><text:span text:style-name="Fuente_20_de_20_párrafo_20_predeter."><text:span text:style-name="T20">a partir del incumplimiento de pago del </text:span></text:span><text:span text:style-name="Fuente_20_de_20_párrafo_20_predeter."><text:span text:style-name="T18">CRÉDITO</text:span></text:span><text:span text:style-name="Fuente_20_de_20_párrafo_20_predeter."><text:span text:style-name="T20">, que se calcularán bajo los siguientes lineamientos: </text:span></text:span></text:p>
        <text:p text:style-name="P43"/>
        <text:list xml:id="list4020204855" text:style-name="L5">
          <text:list-item text:start-value="1">
            <text:p text:style-name="P104"><text:span text:style-name="Fuente_20_de_20_párrafo_20_predeter."><text:span text:style-name="T25">A razón de una tasa de interés moratoria anual del </text:span></text:span><text:span text:style-name="Fuente_20_de_20_párrafo_20_predeter."><text:span text:style-name="T75"><text:text-input text:description="py3o://function=&quot;o_format_lang(o.late_fee_perc,lang_code=lang)&quot;">[late_fee_perc]</text:text-input></text:span></text:span><text:span text:style-name="Fuente_20_de_20_párrafo_20_predeter."><text:span text:style-name="T38">%;</text:span></text:span><text:span text:style-name="Fuente_20_de_20_párrafo_20_predeter."><text:span text:style-name="T40"> </text:span></text:span></text:p>
          </text:list-item>
        </text:list>
        <text:p text:style-name="P43"/>
        <text:p text:style-name="P33"><text:span text:style-name="Fuente_20_de_20_párrafo_20_predeter."><text:span text:style-name="T20">En caso de falta de pago oportuno de cualquier cantidad que deba ser pagada por </text:span></text:span><text:span text:style-name="Fuente_20_de_20_párrafo_20_predeter."><text:span text:style-name="T18">EL ACREDITADO</text:span></text:span><text:span text:style-name="Fuente_20_de_20_párrafo_20_predeter."><text:span text:style-name="T20"> de conformidad con el contrato, ésta pagará al ACREDITANTE, intereses moratorios calculados multiplicando por 2 (DOS) la tasa de interés ordinaria descrita en la cláusula DÉCIMA SEGUND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18">EL ACREDITADO</text:span></text:span><text:span text:style-name="Fuente_20_de_20_párrafo_20_predeter."><text:span text:style-name="T20"> en la fecha de pago que corresponda. </text:span></text:span></text:p>
        <text:p text:style-name="P42"/>
        <text:p text:style-name="P33"><text:span text:style-name="Fuente_20_de_20_párrafo_20_predeter."><text:span text:style-name="T20">En la fecha en que el Crédito sea considerado Vencido para Efectos Contables o bien cuando sea exigible el pago total anticipado del mismo, </text:span></text:span><text:span text:style-name="Fuente_20_de_20_párrafo_20_predeter."><text:span text:style-name="T18">EL ACREDITADO</text:span></text:span><text:span text:style-name="Fuente_20_de_20_párrafo_20_predeter."><text:span text:style-name="T20"> pagará intereses moratorios sobre el saldo insoluto del Crédito, hasta en tanto no cubra la totalidad del saldo insoluto, aplicándose la tasa moratoria descrita en el párrafo anterior, durante el periodo en que subsista la mora </text:span></text:span></text:p>
        <text:p text:style-name="P42"/>
        <text:p text:style-name="P42">Por ningún motivo se podrán cobrar los intereses ordinarios y/o moratorios por adelantado. </text:p>
        <text:p text:style-name="P61"><text:a xlink:type="simple" xlink:href="py3o:///with" text:style-name="Internet_20_link" text:visited-style-name="Visited_20_Internet_20_Link"><text:span text:style-name="T78">/with</text:span></text:a></text:p>
        <text:p text:style-name="P61"><text:a xlink:type="simple" xlink:href="py3o:///with" text:style-name="Internet_20_link" text:visited-style-name="Visited_20_Internet_20_Link"><text:span text:style-name="T78">/with</text:span></text:a></text:p>
        <text:p text:style-name="P57"><text:a xlink:type="simple" xlink:href="py3o:///for" text:style-name="Internet_20_link" text:visited-style-name="Visited_20_Internet_20_Link"><text:span text:style-name="T79">/for</text:span></text:a></text:p>
        <text:p text:style-name="P33"><text:span text:style-name="Fuente_20_de_20_párrafo_20_predeter."><text:span text:style-name="T17">DÉCIMA CUARTA. El ACREDITADO</text:span></text:span><text:span text:style-name="Fuente_20_de_20_párrafo_20_predeter."><text:span text:style-name="T19"> faculta al </text:span></text:span><text:span text:style-name="Fuente_20_de_20_párrafo_20_predeter."><text:span text:style-name="T17">ACREDITANTE</text:span></text:span><text:span text:style-name="Fuente_20_de_20_párrafo_20_predeter."><text:span text:style-name="T19"> para que lo incluya, siempre que el</text:span></text:span><text:span text:style-name="Fuente_20_de_20_párrafo_20_predeter."><text:span text:style-name="T17"> ACREDITADO</text:span></text:span><text:span text:style-name="Fuente_20_de_20_párrafo_20_predeter."><text:span text:style-name="T19"> se encuentre cumpliendo con sus obligaciones de pago relacionadas el crédito otorgado al amparo del presente Contrato, en un seguro de grupo vida de la colectividad asegurable en caso de invalidez o fallecimiento en adelante (el “Seguro”), cobertura que estará sujeta a los </text:span></text:span><text:soft-page-break/><text:span text:style-name="Fuente_20_de_20_párrafo_20_predeter."><text:span text:style-name="T19">términos y condiciones vigentes de la póliza de seguro correspondiente. </text:span></text:span></text:p>
        <text:p text:style-name="P40"/>
        <text:p text:style-name="P33"><text:span text:style-name="Fuente_20_de_20_párrafo_20_predeter."><text:span text:style-name="T19">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17">EL ACREDITANTE</text:span></text:span><text:span text:style-name="Fuente_20_de_20_párrafo_20_predeter."><text:span text:style-name="T19"> hubiere contratado dicho Seguro. Las partes acuerdan que en la póliza del Seguro se designará como beneficiario preferente e irrevocable a</text:span></text:span><text:span text:style-name="Fuente_20_de_20_párrafo_20_predeter."><text:span text:style-name="T17"> EL ACREDITANTE </text:span></text:span><text:span text:style-name="Fuente_20_de_20_párrafo_20_predeter."><text:span text:style-name="T19">hasta por el importe asegurado. </text:span></text:span></text:p>
        <text:p text:style-name="P40"/>
        <text:p text:style-name="P33"><text:span text:style-name="Fuente_20_de_20_párrafo_20_predeter."><text:span text:style-name="T19">En caso de que se presente el riesgo amparado por el Seguro, los interesados deberán comunicárselo inmediatamente por escrito </text:span></text:span><text:span text:style-name="Fuente_20_de_20_párrafo_20_predeter."><text:span text:style-name="T17">a EL ACREDITANTE</text:span></text:span><text:span text:style-name="Fuente_20_de_20_párrafo_20_predeter."><text:span text:style-name="T19"> en cualquier Sucursal, en un plazo no mayor a 60 (sesenta) Días Hábiles contados a partir de ocurrido el riesgo, cumpliendo con los requisitos que al efecto le solicite </text:span></text:span><text:span text:style-name="Fuente_20_de_20_párrafo_20_predeter."><text:span text:style-name="T17">EL ACREDITANTE</text:span></text:span><text:span text:style-name="Fuente_20_de_20_párrafo_20_predeter."><text:span text:style-name="T19">.</text:span></text:span></text:p>
        <text:p text:style-name="P40"/>
        <text:p text:style-name="P33"><text:span text:style-name="Fuente_20_de_20_párrafo_20_predeter."><text:span text:style-name="T19">Las cantidades que en su caso reciba </text:span></text:span><text:span text:style-name="Fuente_20_de_20_párrafo_20_predeter."><text:span text:style-name="T17">EL ACREDITANTE</text:span></text:span><text:span text:style-name="Fuente_20_de_20_párrafo_20_predeter."><text:span text:style-name="T19"> de la compañía aseguradora por concepto de indemnización del Seguro, serán aplicadas conforme a la prelación de pagos señalada en la </text:span></text:span><text:span text:style-name="Fuente_20_de_20_párrafo_20_predeter."><text:span text:style-name="T17">CLÁUSULA NOVENA: PRELACIÓN DE PAGOS</text:span></text:span><text:span text:style-name="Fuente_20_de_20_párrafo_20_predeter."><text:span text:style-name="T19">, del presente Contrato. </text:span></text:span></text:p>
        <text:p text:style-name="P40"/>
        <text:p text:style-name="P33"><text:span text:style-name="Fuente_20_de_20_párrafo_20_predeter."><text:span text:style-name="T17">El ACREDITADO</text:span></text:span><text:span text:style-name="Fuente_20_de_20_párrafo_20_predeter."><text:span text:style-name="T19"> manifiesta expresamente saber que la póliza dejará de tener vigencia una vez cancelado el crédito o dado por terminado el presente Contrato por cualquier causa. </text:span></text:span></text:p>
        <text:p text:style-name="P40"/>
        <text:p text:style-name="P25"><text:span text:style-name="Fuente_20_de_20_párrafo_20_predeter."><text:span text:style-name="T19">Para consultar las condiciones generales de la póliza del seguro de grupo, el </text:span></text:span><text:span text:style-name="Fuente_20_de_20_párrafo_20_predeter."><text:span text:style-name="T17">ACREDITANTE </text:span></text:span><text:span text:style-name="Fuente_20_de_20_párrafo_20_predeter."><text:span text:style-name="T19">pondrá a disposición del </text:span></text:span><text:span text:style-name="Fuente_20_de_20_párrafo_20_predeter."><text:span text:style-name="T17">ACREDITADO</text:span></text:span><text:span text:style-name="Fuente_20_de_20_párrafo_20_predeter."><text:span text:style-name="T19"> en la sucursal, los términos y condiciones del </text:span></text:span><text:span text:style-name="Fuente_20_de_20_párrafo_20_predeter."><text:span text:style-name="T32">seguro asociado al producto contratado, incluyendo de manera enunciativa mas no limitativa condiciones generales, pólizas y procedimientos para presentar reclamaciones en caso de siniestro o de su cancelación.<text:line-break/></text:span></text:span></text:p>
        <text:p text:style-name="P12">DÉCIMA QUINTA. FECHA DE ACREDITACIÓN DE PAGO.</text:p>
        <text:p text:style-name="P33"><text:span text:style-name="Fuente_20_de_20_párrafo_20_predeter."><text:span text:style-name="T19">Cualquier pago que, en términos del Contrato, sea realizado por </text:span></text:span><text:span text:style-name="Fuente_20_de_20_párrafo_20_predeter."><text:span text:style-name="T18">EL ACREDITADO </text:span></text:span><text:span text:style-name="Fuente_20_de_20_párrafo_20_predeter."><text:span text:style-name="T19">o por cuenta de éste, se acreditará el mismo día en que los mismos estén disponibles en la cuenta bancaria del</text:span></text:span><text:span text:style-name="Fuente_20_de_20_párrafo_20_predeter."><text:span text:style-name="T17"> ACREDITANTE.</text:span></text:span></text:p>
        <text:p text:style-name="P40"/>
        <text:p text:style-name="P25"><text:span text:style-name="Fuente_20_de_20_párrafo_20_predeter."><text:span text:style-name="T18">DÉCIMA SEXTA.</text:span></text:span><text:span text:style-name="Fuente_20_de_20_párrafo_20_predeter."><text:span text:style-name="T19"> </text:span></text:span><text:span text:style-name="Fuente_20_de_20_párrafo_20_predeter."><text:span text:style-name="T17">EFECTOS DEL CUMPLIMIENTO DEL CONTRATO.</text:span></text:span></text:p>
        <text:p text:style-name="P25"><text:span text:style-name="Fuente_20_de_20_párrafo_20_predeter."><text:span text:style-name="T19">En caso de que el Crédito, sea pagado en los términos del Contrato, se dará por terminado el mismo y, por lo tanto, </text:span></text:span><text:span text:style-name="Fuente_20_de_20_párrafo_20_predeter."><text:span text:style-name="T17">EL ACREDITANTE</text:span></text:span><text:span text:style-name="Fuente_20_de_20_párrafo_20_predeter."><text:span text:style-name="T19"> procederá a la entrega a favor del</text:span></text:span><text:span text:style-name="Fuente_20_de_20_párrafo_20_predeter."><text:span text:style-name="T18"> ACREDITADO</text:span></text:span><text:span text:style-name="Fuente_20_de_20_párrafo_20_predeter."><text:span text:style-name="T19"> el Pagaré y, en su caso, de los importes pagados en demasía por </text:span></text:span><text:span text:style-name="Fuente_20_de_20_párrafo_20_predeter."><text:span text:style-name="T18">EL ACREDITADO</text:span></text:span><text:span text:style-name="Fuente_20_de_20_párrafo_20_predeter."><text:span text:style-name="T19">, en el domicilio del</text:span></text:span><text:span text:style-name="Fuente_20_de_20_párrafo_20_predeter."><text:span text:style-name="T17"> ACREDITANTE</text:span></text:span><text:span text:style-name="Fuente_20_de_20_párrafo_20_predeter."><text:span text:style-name="T19">, dentro de los 30 Días Hábiles siguientes al Día Hábil en que se verifique el pago del Crédito. El acuse de recibo que, por su entrega, emita </text:span></text:span><text:span text:style-name="Fuente_20_de_20_párrafo_20_predeter."><text:span text:style-name="T18">EL ACREDITANTE</text:span></text:span><text:span text:style-name="Fuente_20_de_20_párrafo_20_predeter."><text:span text:style-name="T16">,</text:span></text:span><text:span text:style-name="Fuente_20_de_20_párrafo_20_predeter."><text:span text:style-name="T18"> </text:span></text:span><text:span text:style-name="Fuente_20_de_20_párrafo_20_predeter."><text:span text:style-name="T19">se refutará como la recepción, por </text:span></text:span><text:span text:style-name="Fuente_20_de_20_párrafo_20_predeter."><text:span text:style-name="T18">EL ACREDITADO </text:span></text:span><text:span text:style-name="Fuente_20_de_20_párrafo_20_predeter."><text:span text:style-name="T19">y, a su entera satisfacción, del Pagaré y de los importes pagados en demasía por </text:span></text:span><text:span text:style-name="Fuente_20_de_20_párrafo_20_predeter."><text:span text:style-name="T18">EL ACREDITADO</text:span></text:span><text:span text:style-name="Fuente_20_de_20_párrafo_20_predeter."><text:span text:style-name="T19">. Además, será publicado, dentro del plazo indicado en la presente </text:span></text:span><text:span text:style-name="Fuente_20_de_20_párrafo_20_predeter."><text:span text:style-name="T17">CLÁUSULA, </text:span></text:span><text:span text:style-name="Fuente_20_de_20_párrafo_20_predeter."><text:span text:style-name="T19">un estado de cuenta que establezca: </text:span></text:span></text:p>
        <text:list xml:id="list4057878631" text:style-name="L6">
          <text:list-item text:start-value="1">
            <text:p text:style-name="P105">La finalización de la relación contractual; </text:p>
          </text:list-item>
          <text:list-item>
            <text:p text:style-name="P105">La cancelación de los derechos y obligaciones derivados del Contrato; y, </text:p>
          </text:list-item>
          <text:list-item>
            <text:p text:style-name="P105">La inexistencia de adeudos entre las PARTES.</text:p>
          </text:list-item>
        </text:list>
        <text:p text:style-name="P25"><text:span text:style-name="Fuente_20_de_20_párrafo_20_predeter."><text:span text:style-name="T19">En caso de que </text:span></text:span><text:span text:style-name="Fuente_20_de_20_párrafo_20_predeter."><text:span text:style-name="T18">EL ACREDITADO</text:span></text:span><text:span text:style-name="Fuente_20_de_20_párrafo_20_predeter."><text:span text:style-name="T19"> no solicite al</text:span></text:span><text:span text:style-name="Fuente_20_de_20_párrafo_20_predeter."><text:span text:style-name="T17"> ACREDITANTE</text:span></text:span><text:span text:style-name="Fuente_20_de_20_párrafo_20_predeter."><text:span text:style-name="T19">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17">LAS PARTES</text:span></text:span><text:span text:style-name="Fuente_20_de_20_párrafo_20_predeter."><text:span text:style-name="T19"> y la inexistencia de adeudos derivados del contrato, esto, dentro de los diez días hábiles a partir de que se hubiera realizado el pago de los adeudos.</text:span></text:span></text:p>
        <text:p text:style-name="P25"><text:span text:style-name="Fuente_20_de_20_párrafo_20_predeter."><text:span text:style-name="T18">DÉCIMA SÉPTIMA.</text:span></text:span><text:span text:style-name="Fuente_20_de_20_párrafo_20_predeter."><text:span text:style-name="T19"> </text:span></text:span><text:span text:style-name="Fuente_20_de_20_párrafo_20_predeter."><text:span text:style-name="T17">AUTORIZACIÓN DEL ACREDITADO PARA REVISAR REPORTE DE CRÉDITO.</text:span></text:span></text:p>
        <text:p text:style-name="P25"><text:span text:style-name="Fuente_20_de_20_párrafo_20_predeter."><text:span text:style-name="T18">EL ACREDITADO</text:span></text:span><text:span text:style-name="Fuente_20_de_20_párrafo_20_predeter."><text:span text:style-name="T20"> a través del </text:span></text:span><text:span text:style-name="Fuente_20_de_20_párrafo_20_predeter."><text:span text:style-name="T18">ANEXO 4 FORMATO DE AUTORIZACIÓN CONSULTA SIC</text:span></text:span><text:span text:style-name="Fuente_20_de_20_párrafo_20_predeter."><text:span text:style-name="T20">, el cual es parte integrante del presente contrato,</text:span></text:span><text:span text:style-name="Fuente_20_de_20_párrafo_20_predeter."><text:span text:style-name="T18"> EL ACREDITADO</text:span></text:span><text:span text:style-name="Fuente_20_de_20_párrafo_20_predeter."><text:span text:style-name="T19">, autorizó al </text:span></text:span><text:span text:style-name="Fuente_20_de_20_párrafo_20_predeter."><text:span text:style-name="T17">ACREDITANTE</text:span></text:span><text:span text:style-name="Fuente_20_de_20_párrafo_20_predeter."><text:span text:style-name="T19">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18">EL ACREDITADO</text:span></text:span><text:span text:style-name="Fuente_20_de_20_párrafo_20_predeter."><text:span text:style-name="T19">, ha leído y comprendido la naturaleza y alcance de la SIC y de la información contenida en su base de datos, cualquier incumplimiento del</text:span></text:span><text:span text:style-name="Fuente_20_de_20_párrafo_20_predeter."><text:span text:style-name="T18"> ACREDITADO </text:span></text:span><text:span text:style-name="Fuente_20_de_20_párrafo_20_predeter."><text:span text:style-name="T19">a las obligaciones de pago que a su cargo establece el suscrito Contrato, será registrado por </text:span></text:span><text:span text:style-name="Fuente_20_de_20_párrafo_20_predeter."><text:span text:style-name="T17">EL ACREDITANTE</text:span></text:span><text:span text:style-name="Fuente_20_de_20_párrafo_20_predeter."><text:span text:style-name="T19">, en la SIC con claves de observación establecidas en el reporte de crédito respectivo, las cuales podrán afectar el historial crediticio del</text:span></text:span><text:span text:style-name="Fuente_20_de_20_párrafo_20_predeter."><text:span text:style-name="T18"> ACREDITADO</text:span></text:span><text:span text:style-name="Fuente_20_de_20_párrafo_20_predeter."><text:span text:style-name="T19">.</text:span></text:span></text:p>
        <text:p text:style-name="P25"><text:span text:style-name="Fuente_20_de_20_párrafo_20_predeter."><text:span text:style-name="T18">DÉCIMA OCTAVA.</text:span></text:span><text:span text:style-name="Fuente_20_de_20_párrafo_20_predeter."><text:span text:style-name="T19"> </text:span></text:span><text:span text:style-name="Fuente_20_de_20_párrafo_20_predeter."><text:span text:style-name="T17">TÍTULO EJECUTIVO.</text:span></text:span></text:p>
        <text:p text:style-name="P25"><text:span text:style-name="Fuente_20_de_20_párrafo_20_predeter."><text:span text:style-name="T19">El Contrato y el estado de cuenta que certifique el contador del</text:span></text:span><text:span text:style-name="Fuente_20_de_20_párrafo_20_predeter."><text:span text:style-name="T17"> ACREDITANTE</text:span></text:span><text:span text:style-name="Fuente_20_de_20_párrafo_20_predeter."><text:span text:style-name="T19">,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25"><text:span text:style-name="Fuente_20_de_20_párrafo_20_predeter."><text:span text:style-name="T18">DÉCIMA NOVENA.</text:span></text:span><text:span text:style-name="Fuente_20_de_20_párrafo_20_predeter."><text:span text:style-name="T19"> </text:span></text:span><text:span text:style-name="Fuente_20_de_20_párrafo_20_predeter."><text:span text:style-name="T17">GARANTÍA.</text:span></text:span></text:p>
        <text:p text:style-name="P25"><text:span text:style-name="Fuente_20_de_20_párrafo_20_predeter."><text:span text:style-name="T18">EL ACREDITADO</text:span></text:span><text:span text:style-name="Fuente_20_de_20_párrafo_20_predeter."><text:span text:style-name="T19">, en este acto, suscribe a su cargo y a favor del</text:span></text:span><text:span text:style-name="Fuente_20_de_20_párrafo_20_predeter."><text:span text:style-name="T17"> ACREDITANTE</text:span></text:span><text:span text:style-name="Fuente_20_de_20_párrafo_20_predeter."><text:span text:style-name="T19">, un pagaré cuyo importe asciende al Importe total del Crédito</text:span></text:span><text:span text:style-name="Fuente_20_de_20_párrafo_20_predeter."><text:span text:style-name="T17">;</text:span></text:span><text:span text:style-name="Fuente_20_de_20_párrafo_20_predeter."><text:span text:style-name="T19"> asimismo, las partes manifiestan que pactan la tasa de interés mencionada en la carátula del crédito </text:span></text:span><text:soft-page-break/><text:span text:style-name="Fuente_20_de_20_párrafo_20_predeter."><text:span text:style-name="T19">anexa al presente instrumento; y, el que, a su vez, documenta la disposición que realice o realiza </text:span></text:span><text:span text:style-name="Fuente_20_de_20_párrafo_20_predeter."><text:span text:style-name="T18">EL ACREDITADO</text:span></text:span><text:span text:style-name="Fuente_20_de_20_párrafo_20_predeter."><text:span text:style-name="T19"> sobre el Importe del Crédito (en lo sucesivo el “Pagaré”). </text:span></text:span><text:span text:style-name="Fuente_20_de_20_párrafo_20_predeter."><text:span text:style-name="T17">EL ACREDITANTE</text:span></text:span><text:span text:style-name="Fuente_20_de_20_párrafo_20_predeter."><text:span text:style-name="T19">,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25"><text:span text:style-name="Fuente_20_de_20_párrafo_20_predeter."><text:span text:style-name="T18">VIGÉSIMA.</text:span></text:span><text:span text:style-name="Fuente_20_de_20_párrafo_20_predeter."><text:span text:style-name="T19"> </text:span></text:span><text:span text:style-name="Fuente_20_de_20_párrafo_20_predeter."><text:span text:style-name="T17">ESTADOS DE CUENTA.</text:span></text:span></text:p>
        <text:p text:style-name="P25"><text:span text:style-name="Fuente_20_de_20_párrafo_20_predeter."><text:span text:style-name="T18">EL ACREDITADO</text:span></text:span><text:span text:style-name="Fuente_20_de_20_párrafo_20_predeter."><text:span text:style-name="T19">, respecto de los estados de cuenta que sean relativos al Crédito, elige como medio para su envío, recepción, consulta e impresión, el correo electrónico proporcionado a</text:span></text:span><text:span text:style-name="Fuente_20_de_20_párrafo_20_predeter."><text:span text:style-name="T17"> EL ACREDITANTE</text:span></text:span><text:span text:style-name="Fuente_20_de_20_párrafo_20_predeter."><text:span text:style-name="T19">, y éste último tendrá los estados de cuenta a disposición del</text:span></text:span><text:span text:style-name="Fuente_20_de_20_párrafo_20_predeter."><text:span text:style-name="T18"> ACREDITADO</text:span></text:span><text:span text:style-name="Fuente_20_de_20_párrafo_20_predeter."><text:span text:style-name="T19">, en forma trimestral y, sin costo alguno a cargo del</text:span></text:span><text:span text:style-name="Fuente_20_de_20_párrafo_20_predeter."><text:span text:style-name="T18"> ACREDITADO</text:span></text:span><text:span text:style-name="Fuente_20_de_20_párrafo_20_predeter."><text:span text:style-name="T19">, dentro de los 10 (DIEZ) Días Hábiles siguientes a la Fecha de Pago de la Parcialidad de que se trate. </text:span></text:span></text:p>
        <text:p text:style-name="P25"><text:span text:style-name="Fuente_20_de_20_párrafo_20_predeter."><text:span text:style-name="T19">La modificación de la modalidad de envío deberá contar con el consentimiento del </text:span></text:span><text:span text:style-name="Fuente_20_de_20_párrafo_20_predeter."><text:span text:style-name="T18">ACREDITADO</text:span></text:span><text:span text:style-name="Fuente_20_de_20_párrafo_20_predeter."><text:span text:style-name="T19"> por cualquier medio convenido, en el entendido de que el </text:span></text:span><text:span text:style-name="Fuente_20_de_20_párrafo_20_predeter."><text:span text:style-name="T18">ACREDITADO</text:span></text:span><text:span text:style-name="Fuente_20_de_20_párrafo_20_predeter."><text:span text:style-name="T19"> podrá solicitar en cualquier momento a EL </text:span></text:span><text:span text:style-name="Fuente_20_de_20_párrafo_20_predeter."><text:span text:style-name="T18">ACREDITANTE </text:span></text:span><text:span text:style-name="Fuente_20_de_20_párrafo_20_predeter."><text:span text:style-name="T19">el </text:span></text:span><text:span text:style-name="Fuente_20_de_20_párrafo_20_predeter."><text:span text:style-name="T17">envío del estado de cuenta a su domicilio y éste estará obligado a hacerlo en los términos estipulados en el párrafo anterior.</text:span></text:span></text:p>
        <text:p text:style-name="P25"><text:span text:style-name="Fuente_20_de_20_párrafo_20_predeter."><text:span text:style-name="T19">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17">ACREDITADOS</text:span></text:span><text:span text:style-name="Fuente_20_de_20_párrafo_20_predeter."><text:span text:style-name="T19">.</text:span></text:span></text:p>
        <text:p text:style-name="P25"><text:span text:style-name="Fuente_20_de_20_párrafo_20_predeter."><text:span text:style-name="T19">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18"> ACREDITADO</text:span></text:span><text:span text:style-name="Fuente_20_de_20_párrafo_20_predeter."><text:span text:style-name="T19">;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12">VIGESIMA PRIMERA. COMPROBANTES DE OPERACIÓN. </text:p>
        <text:p text:style-name="P25"><text:span text:style-name="Fuente_20_de_20_párrafo_20_predeter."><text:span text:style-name="T17">EL ACREDITANTE</text:span></text:span><text:span text:style-name="Fuente_20_de_20_párrafo_20_predeter."><text:span text:style-name="T19"> emitirá comprobantes de operación a </text:span></text:span><text:span text:style-name="Fuente_20_de_20_párrafo_20_predeter."><text:span text:style-name="T18">EL ACREDITADO</text:span></text:span><text:span text:style-name="Fuente_20_de_20_párrafo_20_predeter."><text:span text:style-name="T19"> por cada operación realizada independientemente del medio por el que se realicen las operaciones. En caso de las operaciones realizadas vía telefónica deberán proporcionar a </text:span></text:span><text:span text:style-name="Fuente_20_de_20_párrafo_20_predeter."><text:span text:style-name="T18">EL ACREDITADO </text:span></text:span><text:span text:style-name="Fuente_20_de_20_párrafo_20_predeter."><text:span text:style-name="T19">un número de folio o clave de confirmación de la operación realizada.</text:span></text:span></text:p>
        <text:p text:style-name="P25"><text:span text:style-name="Fuente_20_de_20_párrafo_20_predeter."><text:span text:style-name="T19">Los comprobantes de operación antes citado, deberán hacerse constar además el nombre del</text:span></text:span><text:span text:style-name="Fuente_20_de_20_párrafo_20_predeter."><text:span text:style-name="T18"> ACREDITADO</text:span></text:span><text:span text:style-name="Fuente_20_de_20_párrafo_20_predeter."><text:span text:style-name="T19">;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18">EL ACREDITADO</text:span></text:span><text:span text:style-name="Fuente_20_de_20_párrafo_20_predeter."><text:span text:style-name="T19">; el monto, fecha y hora de la operación; el tipo de operación efectuada; los datos que permitan a </text:span></text:span><text:span text:style-name="Fuente_20_de_20_párrafo_20_predeter."><text:span text:style-name="T18">EL ACREDITADO </text:span></text:span><text:span text:style-name="Fuente_20_de_20_párrafo_20_predeter."><text:span text:style-name="T19">identificar el número de crédito que se está pagando; en la transacción por la Entidad Financiera que emita el comprobante de operación, y la plaza geográfica en donde la operación haya sido efectuada.</text:span></text:span></text:p>
        <text:p text:style-name="P25"><text:span text:style-name="Fuente_20_de_20_párrafo_20_predeter."><text:span text:style-name="T18">VIGESIMA SEGUNDA.</text:span></text:span><text:span text:style-name="Fuente_20_de_20_párrafo_20_predeter."><text:span text:style-name="T19"> </text:span></text:span><text:span text:style-name="Fuente_20_de_20_párrafo_20_predeter."><text:span text:style-name="T17">PROCEDIMIENTO Y MEDIOS PARA PRESENTAR CONSULTAS, RECLAMACIONES O ACLARACIONES.</text:span></text:span></text:p>
        <text:p text:style-name="P25"><text:span text:style-name="Fuente_20_de_20_párrafo_20_predeter."><text:span text:style-name="T20">Cuando el </text:span></text:span><text:span text:style-name="Fuente_20_de_20_párrafo_20_predeter."><text:span text:style-name="T18">ACREDITADO</text:span></text:span><text:span text:style-name="Fuente_20_de_20_párrafo_20_predeter."><text:span text:style-name="T20">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13">Av. México 68, exterior 301, interior 4, Colonia Olímpica, Oaxaca De Juárez, Oaxaca, CP. 68044, con la </text:span></text:span><text:span text:style-name="Fuente_20_de_20_párrafo_20_predeter."><text:span text:style-name="T15">C. Beatriz Antonia Gaytán Navarro</text:span></text:span><text:span text:style-name="Fuente_20_de_20_párrafo_20_predeter."><text:span text:style-name="T13">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54">bgaytan@solucionesoportunas.com.mx</text:span></text:span></text:a><text:span text:style-name="Fuente_20_de_20_párrafo_20_predeter."><text:span text:style-name="T13">, o al teléfono (951) 688 7879,</text:span></text:span><text:span text:style-name="Fuente_20_de_20_párrafo_20_predeter."><text:span text:style-name="T15"> </text:span></text:span><text:span text:style-name="Fuente_20_de_20_párrafo_20_predeter."><text:span text:style-name="T13">en un horario de atención de 9:00 a 14:00:00 horas de lunes a viernes.</text:span></text:span></text:p>
        <text:p text:style-name="P22">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30"><text:span text:style-name="Fuente_20_de_20_párrafo_20_predeter."><text:span text:style-name="T19">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17">ACREDITADO.</text:span></text:span><text:span text:style-name="Fuente_20_de_20_párrafo_20_predeter."><text:span text:style-name="T19"> </text:span></text:span></text:p>
        <text:p text:style-name="P30"><text:soft-page-break/><text:span text:style-name="Fuente_20_de_20_párrafo_20_predeter."><text:span text:style-name="T19">El dictamen e informe antes referidos deberán formularse por escrito y suscribirse por personal de la institución facultado para ello. En el evento de que, conforme al dictamen que emita EL </text:span></text:span><text:span text:style-name="Fuente_20_de_20_párrafo_20_predeter."><text:span text:style-name="T17">ACREDITANTE,</text:span></text:span><text:span text:style-name="Fuente_20_de_20_párrafo_20_predeter."><text:span text:style-name="T19"> resulte procedente el cobro del monto respectivo, el </text:span></text:span><text:span text:style-name="Fuente_20_de_20_párrafo_20_predeter."><text:span text:style-name="T17">ACREDITADO</text:span></text:span><text:span text:style-name="Fuente_20_de_20_párrafo_20_predeter."><text:span text:style-name="T19">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30"><text:span text:style-name="Fuente_20_de_20_párrafo_20_predeter."><text:span text:style-name="T19">Dentro del plazo de cuarenta y cinco días naturales contados a partir de la entrega del dictamen a que se refiere el párrafo anterior, el </text:span></text:span><text:span text:style-name="Fuente_20_de_20_párrafo_20_predeter."><text:span text:style-name="T17">ACREDITANTE </text:span></text:span><text:span text:style-name="Fuente_20_de_20_párrafo_20_predeter."><text:span text:style-name="T19">estará obligado a poner a disposición del </text:span></text:span><text:span text:style-name="Fuente_20_de_20_párrafo_20_predeter."><text:span text:style-name="T17">ACREDITADO</text:span></text:span><text:span text:style-name="Fuente_20_de_20_párrafo_20_predeter."><text:span text:style-name="T19">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30"><text:span text:style-name="Fuente_20_de_20_párrafo_20_predeter."><text:span text:style-name="T19">Hasta en tanto la solicitud de aclaración de que se trate no quede resuelta de conformidad con el procedimiento señalado en esta cláusula, </text:span></text:span><text:span text:style-name="Fuente_20_de_20_párrafo_20_predeter."><text:span text:style-name="T17">EL ACREDITANTE</text:span></text:span><text:span text:style-name="Fuente_20_de_20_párrafo_20_predeter."><text:span text:style-name="T19"> no podrá reportar como vencidas las cantidades sujetas a dicha aclaración a las sociedades de información crediticia. </text:span></text:span></text:p>
        <text:p text:style-name="P30"><text:span text:style-name="Fuente_20_de_20_párrafo_20_predeter."><text:span text:style-name="T19">Lo antes dispuesto es sin perjuicio del derecho del </text:span></text:span><text:span text:style-name="Fuente_20_de_20_párrafo_20_predeter."><text:span text:style-name="T17">ACREDITADO</text:span></text:span><text:span text:style-name="Fuente_20_de_20_párrafo_20_predeter."><text:span text:style-name="T19"> de acudir ante la Comisión Nacional para la Protección </text:span></text:span><text:span text:style-name="Fuente_20_de_20_párrafo_20_predeter."><text:span text:style-name="T20">y Defensa de los Usuarios de Servicios Financieros o ante la autoridad jurisdiccional correspondiente conforme a las disposiciones legales aplicables. Sin embargo, el procedimiento previsto en esta cláusula quedará sin efectos a partir de que el </text:span></text:span><text:span text:style-name="Fuente_20_de_20_párrafo_20_predeter."><text:span text:style-name="T18">ACREDITADO</text:span></text:span><text:span text:style-name="Fuente_20_de_20_párrafo_20_predeter."><text:span text:style-name="T20"> presente su demanda ante autoridad jurisdiccional o conduzca su reclamación en términos y plazos de la Ley de Protección y Defensa al Usuario de Servicios Financieros.</text:span></text:span></text:p>
        <text:p text:style-name="P25"><text:span text:style-name="Fuente_20_de_20_párrafo_20_predeter."><text:span text:style-name="T19">De igual forma, se hace del conocimiento del</text:span></text:span><text:span text:style-name="Fuente_20_de_20_párrafo_20_predeter."><text:span text:style-name="T18"> ACREDITADO</text:span></text:span><text:span text:style-name="Fuente_20_de_20_párrafo_20_predeter."><text:span text:style-name="T19">, el número telefónico de atención a usuarios: </text:span></text:span><text:span text:style-name="Fuente_20_de_20_párrafo_20_predeter."><text:span text:style-name="T21">55 </text:span></text:span><text:span text:style-name="Fuente_20_de_20_párrafo_20_predeter."><text:span text:style-name="T19">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17">www.condusef.gob.mx</text:span></text:span></text:a><text:span text:style-name="Fuente_20_de_20_párrafo_20_predeter."><text:span text:style-name="T17">,</text:span></text:span><text:span text:style-name="Fuente_20_de_20_párrafo_20_predeter."><text:span text:style-name="T19"> y correo electrónico: </text:span></text:span><text:a xlink:type="simple" xlink:href="mailto:asesoria@condusef.gob.mx" office:target-frame-name="_top" xlink:show="replace" text:style-name="Internet_20_link" text:visited-style-name="Visited_20_Internet_20_Link"><text:span text:style-name="Hipervínculo"><text:span text:style-name="T17">asesoria@condusef.gob.mx</text:span></text:span></text:a><text:span text:style-name="Fuente_20_de_20_párrafo_20_predeter."><text:span text:style-name="T19">, de la </text:span></text:span><text:span text:style-name="Fuente_20_de_20_párrafo_20_predeter."><text:span text:style-name="T17">COMISIÓN NACIONAL PARA LA PROTECCIÓN Y DEFENSA DE LOS USUARIOS DE SERVICIOS FINANCIEROS.</text:span></text:span></text:p>
        <text:p text:style-name="P25"><text:span text:style-name="Fuente_20_de_20_párrafo_20_predeter."><text:span text:style-name="T18">VIGÉSIMA TERCERA</text:span></text:span><text:span text:style-name="Fuente_20_de_20_párrafo_20_predeter."><text:span text:style-name="T19">. - </text:span></text:span><text:span text:style-name="Fuente_20_de_20_párrafo_20_predeter."><text:span text:style-name="T17">REQUISITOS Y PROCEDIMIENTO PARA CONSULTA DE SALDOS, TRANSACCIONES Y MOVIMIENTOS.</text:span></text:span></text:p>
        <text:p text:style-name="P25"><text:span text:style-name="Fuente_20_de_20_párrafo_20_predeter."><text:span text:style-name="T19">Cuando </text:span></text:span><text:span text:style-name="Fuente_20_de_20_párrafo_20_predeter."><text:span text:style-name="T17">EL ACREDITADO</text:span></text:span><text:span text:style-name="Fuente_20_de_20_párrafo_20_predeter."><text:span text:style-name="T19"> quiera consultar saldos, transacciones y movimientos, deberá apegarse a los siguientes requisitos:</text:span></text:span></text:p>
        <text:list xml:id="list3153993929" text:style-name="L7">
          <text:list-item text:start-value="1">
            <text:p text:style-name="P106">Cuando acuda a sucursal: deberá presentar su Identificación Oficial y número de contrato asignado en el estado de cuenta.</text:p>
          </text:list-item>
          <text:list-item>
            <text:p text:style-name="P106">Vía telefónica: el asesor que lo atienda le pedirá datos para confirmar su personalidad, tales como domicilio, número de contrato, nombre completo, RFC o CURP.</text:p>
          </text:list-item>
        </text:list>
        <text:p text:style-name="P27"><text:span text:style-name="Fuente_20_de_20_párrafo_20_predeter."><text:span text:style-name="T19">Para cualquier solicitud, consulta, aclaración, inconformidad, reclamación o queja que se relacione con el Crédito, </text:span></text:span><text:span text:style-name="Fuente_20_de_20_párrafo_20_predeter."><text:span text:style-name="T18">EL ACREDITADO</text:span></text:span><text:span text:style-name="Fuente_20_de_20_párrafo_20_predeter."><text:span text:style-name="T19"> podrá formularla, por escrito, </text:span></text:span><text:span text:style-name="Fuente_20_de_20_párrafo_20_predeter."><text:span text:style-name="T13">ante el Titular de la Unidad Especializada de Consultas y Reclamaciones o encargado regional de </text:span></text:span><text:span text:style-name="Fuente_20_de_20_párrafo_20_predeter."><text:span text:style-name="T15">LA FINANCIERA,</text:span></text:span><text:span text:style-name="Fuente_20_de_20_párrafo_20_predeter."><text:span text:style-name="T13"> quien tendrá que hacer del conocimiento del titular de la Unidad Especializada, en el </text:span></text:span><text:span text:style-name="Fuente_20_de_20_párrafo_20_predeter."><text:span text:style-name="T20">domicilio ubicado </text:span></text:span><text:span text:style-name="Fuente_20_de_20_párrafo_20_predeter."><text:span text:style-name="T15">Av. México 68, exterior<text:tab/>301, interior 4, Colonia Olímpica, Oaxaca De Juárez, Oaxaca, CP. 68044, Ante la C. Beatriz Antonia Gaytán Navarro o al correo electrónico <text:s/>bgaytan@solucionesoportunas.com.mx, o al teléfono (951) 688 7879, en un horario de atención de 9:00 a 14:00:00 horas de lunes a viernes, Titular de la Unidad Especializada de Consultas y Reclamaciones.</text:span></text:span></text:p>
        <text:p text:style-name="P27"><text:span text:style-name="Fuente_20_de_20_párrafo_20_predeter."><text:span text:style-name="T15"/></text:span></text:p>
        <text:p text:style-name="P25"><text:span text:style-name="Fuente_20_de_20_párrafo_20_predeter."><text:span text:style-name="T17">VIGÉSIMA CUARTA. VIGENCIA.</text:span></text:span></text:p>
        <text:p text:style-name="P25"><text:span text:style-name="Fuente_20_de_20_párrafo_20_predeter."><text:span text:style-name="T28">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span></text:span></text:p>
        <text:p text:style-name="P25"><text:span text:style-name="Fuente_20_de_20_párrafo_20_predeter."><text:span text:style-name="T18">VIGÉSIMA QUINTA.</text:span></text:span><text:span text:style-name="Fuente_20_de_20_párrafo_20_predeter."><text:span text:style-name="T19"> </text:span></text:span><text:span text:style-name="Fuente_20_de_20_párrafo_20_predeter."><text:span text:style-name="T17">VENCIMIENTO ANTICIPADO O RESCISIÓN DEL CONTRATO.</text:span></text:span></text:p>
        <text:p text:style-name="P25"><text:span text:style-name="Fuente_20_de_20_párrafo_20_predeter."><text:span text:style-name="T17">EL ACREDITANTE</text:span></text:span><text:span text:style-name="Fuente_20_de_20_párrafo_20_predeter."><text:span text:style-name="T19"> podrá dar por vencido anticipadamente el presente contrato para el pago de la totalidad del </text:span></text:span><text:span text:style-name="Fuente_20_de_20_párrafo_20_predeter."><text:span text:style-name="T17">CRÉDITO</text:span></text:span><text:span text:style-name="Fuente_20_de_20_párrafo_20_predeter."><text:span text:style-name="T19">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33"><text:span text:style-name="Fuente_20_de_20_párrafo_20_predeter."><text:span text:style-name="T17">a)</text:span></text:span><text:span text:style-name="Fuente_20_de_20_párrafo_20_predeter."><text:span text:style-name="T19"> Si </text:span></text:span><text:span text:style-name="Fuente_20_de_20_párrafo_20_predeter."><text:span text:style-name="T18">EL ACREDITADO </text:span></text:span><text:span text:style-name="Fuente_20_de_20_párrafo_20_predeter."><text:span text:style-name="T19">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33"><text:soft-page-break/><text:span text:style-name="Fuente_20_de_20_párrafo_20_predeter."><text:span text:style-name="T17">b)</text:span></text:span><text:span text:style-name="Fuente_20_de_20_párrafo_20_predeter."><text:span text:style-name="T19"> Si </text:span></text:span><text:span text:style-name="Fuente_20_de_20_párrafo_20_predeter."><text:span text:style-name="T18">EL ACREDITADO </text:span></text:span><text:span text:style-name="Fuente_20_de_20_párrafo_20_predeter."><text:span text:style-name="T19">contraviene o incumple con cualquiera de las disposiciones de este contrato.</text:span></text:span></text:p>
        <text:list xml:id="list191242731514780" text:continue-numbering="true" text:style-name="L7">
          <text:list-item>
            <text:p text:style-name="P103"><text:span text:style-name="Fuente_20_de_20_párrafo_20_predeter."><text:span text:style-name="T19">Si </text:span></text:span><text:span text:style-name="Fuente_20_de_20_párrafo_20_predeter."><text:span text:style-name="T17">EL ACREDITADO </text:span></text:span><text:span text:style-name="Fuente_20_de_20_párrafo_20_predeter."><text:span text:style-name="T19">es declarado culpable de algún delito cometido.</text:span></text:span></text:p>
          </text:list-item>
          <text:list-item>
            <text:p text:style-name="P103"><text:span text:style-name="Fuente_20_de_20_párrafo_20_predeter."><text:span text:style-name="T19">Si la información proporcionada al </text:span></text:span><text:span text:style-name="Fuente_20_de_20_párrafo_20_predeter."><text:span text:style-name="T17">ACREDITANTE </text:span></text:span><text:span text:style-name="Fuente_20_de_20_párrafo_20_predeter."><text:span text:style-name="T19">resulta ser falsa.</text:span></text:span></text:p>
          </text:list-item>
        </text:list>
        <text:p text:style-name="P25"><text:span text:style-name="Fuente_20_de_20_párrafo_20_predeter."><text:span text:style-name="T19">En cualquiera de estos casos, </text:span></text:span><text:span text:style-name="Fuente_20_de_20_párrafo_20_predeter."><text:span text:style-name="T17">EL ACREDITANTE</text:span></text:span><text:span text:style-name="Fuente_20_de_20_párrafo_20_predeter."><text:span text:style-name="T19">, podrá dar por vencido anticipadamente el plazo para el pago del </text:span></text:span><text:span text:style-name="Fuente_20_de_20_párrafo_20_predeter."><text:span text:style-name="T17">CRÉDITO</text:span></text:span><text:span text:style-name="Fuente_20_de_20_párrafo_20_predeter."><text:span text:style-name="T19">.</text:span></text:span></text:p>
        <text:p text:style-name="P25"><text:span text:style-name="Fuente_20_de_20_párrafo_20_predeter."><text:span text:style-name="T19">Sin perjuicio de lo anterior, el </text:span></text:span><text:span text:style-name="Fuente_20_de_20_párrafo_20_predeter."><text:span text:style-name="T17">CRÉDITO</text:span></text:span><text:span text:style-name="Fuente_20_de_20_párrafo_20_predeter."><text:span text:style-name="T19"> se extinguirá en los casos previstos por el Artículo 301 de la LGTOC.</text:span></text:span></text:p>
        <text:p text:style-name="P25"><text:span text:style-name="Fuente_20_de_20_párrafo_20_predeter."><text:span text:style-name="T19"><text:s/>Asimismo, </text:span></text:span><text:span text:style-name="Fuente_20_de_20_párrafo_20_predeter."><text:span text:style-name="T18">EL ACREDITADO </text:span></text:span><text:span text:style-name="Fuente_20_de_20_párrafo_20_predeter."><text:span text:style-name="T19">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17"> ACREDITANTE,</text:span></text:span><text:span text:style-name="Fuente_20_de_20_párrafo_20_predeter."><text:span text:style-name="T19"> a la cual acompañe el comprobante de pago original de las sumas referidas.</text:span></text:span></text:p>
        <text:p text:style-name="P25"><text:span text:style-name="Fuente_20_de_20_párrafo_20_predeter."><text:span text:style-name="T19">Para la terminación anticipada del contrato, </text:span></text:span><text:span text:style-name="Fuente_20_de_20_párrafo_20_predeter."><text:span text:style-name="T17">EL ACREDITANTE</text:span></text:span><text:span text:style-name="Fuente_20_de_20_párrafo_20_predeter."><text:span text:style-name="T19"> deberá cerciorarse de la autenticidad y veracidad de la identidad del usuario que formule la solicitud de terminación respectiva, así como proporcionar al </text:span></text:span><text:span text:style-name="Fuente_20_de_20_párrafo_20_predeter."><text:span text:style-name="T17">ACREDITADO</text:span></text:span><text:span text:style-name="Fuente_20_de_20_párrafo_20_predeter."><text:span text:style-name="T19"> un acuse de recibo, clave de confirmación o número de folio.</text:span></text:span></text:p>
        <text:p text:style-name="P25"><text:span text:style-name="Fuente_20_de_20_párrafo_20_predeter."><text:span text:style-name="T18">VIGÉSIMA SEXTA.</text:span></text:span><text:span text:style-name="Fuente_20_de_20_párrafo_20_predeter."><text:span text:style-name="T19"> </text:span></text:span><text:span text:style-name="Fuente_20_de_20_párrafo_20_predeter."><text:span text:style-name="T17">TERMINACIÓN ANTICIPADA DEL CONTRATO Y CANCELACIÓN SIN RESPONSABILIDAD PARA EL ACREDITADO.</text:span></text:span></text:p>
        <text:p text:style-name="P25"><text:span text:style-name="Fuente_20_de_20_párrafo_20_predeter."><text:span text:style-name="T18">EL ACREDITADO </text:span></text:span><text:span text:style-name="Fuente_20_de_20_párrafo_20_predeter."><text:span text:style-name="T19">podrá solicitar al </text:span></text:span><text:span text:style-name="Fuente_20_de_20_párrafo_20_predeter."><text:span text:style-name="T17">ACREDITANTE</text:span></text:span><text:span text:style-name="Fuente_20_de_20_párrafo_20_predeter."><text:span text:style-name="T19">, en cualquier tiempo, la terminación anticipada del Contrato, para tal efecto:</text:span></text:span></text:p>
        <text:list xml:id="list3783253633" text:style-name="L8">
          <text:list-item text:start-value="1">
            <text:p text:style-name="P113"><text:span text:style-name="Fuente_20_de_20_párrafo_20_predeter."><text:span text:style-name="T19">Presentará una solicitud por escrito en el domicilio del</text:span></text:span><text:span text:style-name="Fuente_20_de_20_párrafo_20_predeter."><text:span text:style-name="T17"> ACREDITANTE</text:span></text:span><text:span text:style-name="Fuente_20_de_20_párrafo_20_predeter."><text:span text:style-name="T19"> señalado en el cuerpo de este contrato o bien por teléfono.</text:span></text:span></text:p>
          </text:list-item>
        </text:list>
        <text:p text:style-name="P75"/>
        <text:list xml:id="list191242895301146" text:continue-numbering="true" text:style-name="L8">
          <text:list-item>
            <text:p text:style-name="P113"><text:span text:style-name="Fuente_20_de_20_párrafo_20_predeter."><text:span text:style-name="T17">EL ACREDITANTE</text:span></text:span><text:span text:style-name="Fuente_20_de_20_párrafo_20_predeter."><text:span text:style-name="T19"> proporcionará a </text:span></text:span><text:span text:style-name="Fuente_20_de_20_párrafo_20_predeter."><text:span text:style-name="T18">EL ACREDITADO</text:span></text:span><text:span text:style-name="Fuente_20_de_20_párrafo_20_predeter."><text:span text:style-name="T19"> un acuse de recibo, clave de confirmación o número de folio, cerciorándose </text:span></text:span><text:span text:style-name="Fuente_20_de_20_párrafo_20_predeter."><text:span text:style-name="T17">EL ACREDITANTE</text:span></text:span><text:span text:style-name="Fuente_20_de_20_párrafo_20_predeter."><text:span text:style-name="T19"> de la autenticidad y veracidad de la identidad del</text:span></text:span><text:span text:style-name="Fuente_20_de_20_párrafo_20_predeter."><text:span text:style-name="T18"> ACREDITADO </text:span></text:span><text:span text:style-name="Fuente_20_de_20_párrafo_20_predeter."><text:span text:style-name="T19">que formule la solicitud de terminación respectiva.</text:span></text:span></text:p>
          </text:list-item>
        </text:list>
        <text:p text:style-name="P77"/>
        <text:list xml:id="list191242905522596" text:continue-numbering="true" text:style-name="L8">
          <text:list-item>
            <text:p text:style-name="P114"><text:span text:style-name="Fuente_20_de_20_párrafo_20_predeter."><text:span text:style-name="T18">EL ACREDITADO </text:span></text:span><text:span text:style-name="Fuente_20_de_20_párrafo_20_predeter."><text:span text:style-name="T19">deberá pagar al </text:span></text:span><text:span text:style-name="Fuente_20_de_20_párrafo_20_predeter."><text:span text:style-name="T17">ACREDITANTE</text:span></text:span><text:span text:style-name="Fuente_20_de_20_párrafo_20_predeter."><text:span text:style-name="T19">, en los términos establecidos en el presente Contrato: el saldo insoluto por principal conforme al Contrato. </text:span></text:span></text:p>
          </text:list-item>
        </text:list>
        <text:p text:style-name="P20"/>
        <text:p text:style-name="P41">Por la terminación anticipada del Contrato, no se reducirá o condonará el saldo insoluto de la Tasa de Interés Ordinario del Crédito, así como el saldo insoluto del IVA de la Tasa de Interés Ordinario del Crédito</text:p>
        <text:p text:style-name="P78"/>
        <text:p text:style-name="P25"><text:span text:style-name="Fuente_20_de_20_párrafo_20_predeter."><text:span text:style-name="T19">Al día hábil siguiente de la recepción de la solicitud por escrito de la terminación del Contrato, </text:span></text:span><text:span text:style-name="Fuente_20_de_20_párrafo_20_predeter."><text:span text:style-name="T17">EL ACREDITANTE</text:span></text:span><text:span text:style-name="Fuente_20_de_20_párrafo_20_predeter."><text:span text:style-name="T19"> informará, por escrito o bien por teléfono o cualquier otro medio electrónico, a </text:span></text:span><text:span text:style-name="Fuente_20_de_20_párrafo_20_predeter."><text:span text:style-name="T18">EL ACREDITADO</text:span></text:span><text:span text:style-name="Fuente_20_de_20_párrafo_20_predeter."><text:span text:style-name="T19"> el saldo respectivo.</text:span></text:span></text:p>
        <text:p text:style-name="P25"><text:span text:style-name="Fuente_20_de_20_párrafo_20_predeter."><text:span text:style-name="T17">EL ACREDITANTE</text:span></text:span><text:span text:style-name="Fuente_20_de_20_párrafo_20_predeter."><text:span text:style-name="T19">, dentro de los 10 (diez) días hábiles siguientes a la fecha de pago del saldo por parte del</text:span></text:span><text:span text:style-name="Fuente_20_de_20_párrafo_20_predeter."><text:span text:style-name="T17"> ACREDITADO</text:span></text:span><text:span text:style-name="Fuente_20_de_20_párrafo_20_predeter."><text:span text:style-name="T18"> </text:span></text:span><text:span text:style-name="Fuente_20_de_20_párrafo_20_predeter."><text:span text:style-name="T19">entregará a este último, la constancia respectiva en donde entre otras cosas se dé por terminado el Contrato.</text:span></text:span></text:p>
        <text:p text:style-name="P21">La presentación de la solicitud de terminación anticipada tendrá los siguientes efectos:</text:p>
        <text:p text:style-name="P79"><text:span text:style-name="Fuente_20_de_20_párrafo_20_predeter."><text:span text:style-name="T8">I. EL ACREDITANTE </text:span></text:span><text:span text:style-name="Fuente_20_de_20_párrafo_20_predeter."><text:span text:style-name="T29">cancelará los Medios de Disposición vinculados al Contrato en la fecha de presentación de la solicitud.</text:span></text:span><text:span text:style-name="Fuente_20_de_20_párrafo_20_predeter."><text:span text:style-name="T7"> EL ACREDITADO</text:span></text:span><text:span text:style-name="Fuente_20_de_20_párrafo_20_predeter."><text:span text:style-name="T29"> deberá hacer entrega de éstos o manifestar por escrito y bajo protesta de decir verdad, que fueron destruidos o que no cuenta con ellos, por lo que no podrá hacer disposición alguna de dichos medios a partir de esa fecha;</text:span></text:span></text:p>
        <text:p text:style-name="P79"><text:span text:style-name="Fuente_20_de_20_párrafo_20_predeter."><text:span text:style-name="T8">II. EL ACREDITADO </text:span></text:span><text:span text:style-name="Fuente_20_de_20_párrafo_20_predeter."><text:span text:style-name="T29">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79"><text:span text:style-name="Fuente_20_de_20_párrafo_20_predeter."><text:span text:style-name="T8">III. </text:span></text:span><text:span text:style-name="Fuente_20_de_20_párrafo_20_predeter."><text:span text:style-name="T7">EL ACREDITANTE</text:span></text:span><text:span text:style-name="Fuente_20_de_20_párrafo_20_predeter."><text:span text:style-name="T29"> no podrá condicionar la terminación del Contrato de Adhesión a cualquier otro acto no previsto en el contrato respectivo;</text:span></text:span></text:p>
        <text:p text:style-name="P79"><text:span text:style-name="Fuente_20_de_20_párrafo_20_predeter."><text:span text:style-name="T8">IV. EL ACREDITANTE </text:span></text:span><text:span text:style-name="Fuente_20_de_20_párrafo_20_predeter."><text:span text:style-name="T30">se abstendrá </text:span></text:span><text:span text:style-name="Fuente_20_de_20_párrafo_20_predeter."><text:span text:style-name="T29">de cobrar al Usuario Comisión o penalización por la terminación anticipada del contrato.</text:span></text:span></text:p>
        <text:p text:style-name="P79"><text:span text:style-name="Fuente_20_de_20_párrafo_20_predeter."><text:span text:style-name="T8">V. </text:span></text:span><text:span text:style-name="Fuente_20_de_20_párrafo_20_predeter."><text:span text:style-name="T30">Se podrá </text:span></text:span><text:span text:style-name="Fuente_20_de_20_párrafo_20_predeter."><text:span text:style-name="T29">dar por terminado el Contrato de Adhesión a más tardar el día hábil siguiente a aquél en que reciba la solicitud con la condición de que no existen adeudos. De lo contrario, </text:span></text:span><text:span text:style-name="Fuente_20_de_20_párrafo_20_predeter."><text:span text:style-name="T7">EL ACREDITANTE</text:span></text:span><text:span text:style-name="Fuente_20_de_20_párrafo_20_predeter."><text:span text:style-name="T29"> comunicará </text:span></text:span><text:span text:style-name="Fuente_20_de_20_párrafo_20_predeter."><text:span text:style-name="T7">AL ACREDITADO</text:span></text:span><text:span text:style-name="Fuente_20_de_20_párrafo_20_predeter."><text:span text:style-name="T29"> el importe de los adeudos y dentro de los cinco días hábiles siguientes al de la recepción de la solicitud aquel</text:span></text:span><text:span text:style-name="Fuente_20_de_20_párrafo_20_predeter."><text:span text:style-name="T7"> </text:span></text:span><text:span text:style-name="Fuente_20_de_20_párrafo_20_predeter."><text:span text:style-name="T29">pondrá a disposición de este los saldos pendientes de pago, y una vez liquidados los adeudos se dará por terminado el Contrato.</text:span></text:span></text:p>
        <text:p text:style-name="P79"><text:span text:style-name="Fuente_20_de_20_párrafo_20_predeter."><text:span text:style-name="T8">VI. </text:span></text:span><text:span text:style-name="Fuente_20_de_20_párrafo_20_predeter."><text:span text:style-name="T30">En caso de que </text:span></text:span><text:span text:style-name="Fuente_20_de_20_párrafo_20_predeter."><text:span text:style-name="T8">EL ACREDITADO </text:span></text:span><text:span text:style-name="Fuente_20_de_20_párrafo_20_predeter."><text:span text:style-name="T29">cuente con saldo a su favor, </text:span></text:span><text:span text:style-name="Fuente_20_de_20_párrafo_20_predeter."><text:span text:style-name="T7">EL ACREDITANTE</text:span></text:span><text:span text:style-name="Fuente_20_de_20_párrafo_20_predeter."><text:span text:style-name="T29"> se lo entregará en la fecha en que se dé por terminada la operación y le informará como puede ser devuelto mediante transferencia electrónica a la cuenta que determine </text:span></text:span><text:span text:style-name="Fuente_20_de_20_párrafo_20_predeter."><text:span text:style-name="T7">EL ACREDITADO</text:span></text:span><text:span text:style-name="Fuente_20_de_20_párrafo_20_predeter."><text:span text:style-name="T29"> para este fin.</text:span></text:span></text:p>
        <text:p text:style-name="P76"><text:soft-page-break/><text:span text:style-name="Fuente_20_de_20_párrafo_20_predeter."><text:span text:style-name="T8">VII. </text:span></text:span><text:span text:style-name="Fuente_20_de_20_párrafo_20_predeter."><text:span text:style-name="T30">Dentro de diez días hábiles a partir de que se hubiera realizado el pago de los adeudos, si los hubiese, </text:span></text:span><text:span text:style-name="Fuente_20_de_20_párrafo_20_predeter."><text:span text:style-name="T8">EL ACREDITANTE </text:span></text:span><text:span text:style-name="Fuente_20_de_20_párrafo_20_predeter."><text:span text:style-name="T29">entregará o mantendrá a disposición del</text:span></text:span><text:span text:style-name="Fuente_20_de_20_párrafo_20_predeter."><text:span text:style-name="T7"> ACREDITADO,</text:span></text:span><text:span text:style-name="Fuente_20_de_20_párrafo_20_predeter."><text:span text:style-name="T29"> el documento en el que conste el fin de la relación contractual y la inexistencia de adeudos del contrato.</text:span></text:span></text:p>
        <text:p text:style-name="P80"><text:span text:style-name="Fuente_20_de_20_párrafo_20_predeter."><text:span text:style-name="T8">VIII. </text:span></text:span><text:span text:style-name="Fuente_20_de_20_párrafo_20_predeter."><text:span text:style-name="T30">En caso de cancelación del contrato,</text:span></text:span><text:span text:style-name="Fuente_20_de_20_párrafo_20_predeter."><text:span text:style-name="T8"> EL ACREDITANTE</text:span></text:span><text:span text:style-name="Fuente_20_de_20_párrafo_20_predeter."><text:span text:style-name="T30"> deberá </text:span></text:span><text:span text:style-name="Fuente_20_de_20_párrafo_20_predeter."><text:span text:style-name="T29">reportar a las sociedades de información crediticia de la cancelación del contrato. </text:span></text:span></text:p>
        <text:p text:style-name="P41"/>
        <text:p text:style-name="P25"><text:span text:style-name="Fuente_20_de_20_párrafo_20_predeter."><text:span text:style-name="T18">EL ACREDITADO</text:span></text:span><text:span text:style-name="Fuente_20_de_20_párrafo_20_predeter."><text:span text:style-name="T19">, dentro de los 10 (diez) días hábiles siguientes a la firma del presente Contrato y sus Anexos, en los términos señalados en la presente cláusula, podrá solicitar al </text:span></text:span><text:span text:style-name="Fuente_20_de_20_párrafo_20_predeter."><text:span text:style-name="T17">ACREDITANTE</text:span></text:span><text:span text:style-name="Fuente_20_de_20_párrafo_20_predeter."><text:span text:style-name="T19"> la cancelación del contrato, en este caso </text:span></text:span><text:span text:style-name="Fuente_20_de_20_párrafo_20_predeter."><text:span text:style-name="T17">EL ACREDITANTE</text:span></text:span><text:span text:style-name="Fuente_20_de_20_párrafo_20_predeter."><text:span text:style-name="T19"> no cobrará comisión alguna, regresando las cosas al estado en que se encontraban antes de su firma, sin responsabilidad para </text:span></text:span><text:span text:style-name="Fuente_20_de_20_párrafo_20_predeter."><text:span text:style-name="T18">EL ACREDITADO</text:span></text:span><text:span text:style-name="Fuente_20_de_20_párrafo_20_predeter."><text:span text:style-name="T19">, siempre y cuando éste último no haya utilizado o dispuesto del Crédito objeto del presente instrumento.</text:span></text:span></text:p>
        <text:p text:style-name="P44">VIGÉSIMA SÉPTIMA. COMISIONES</text:p>
        <text:p text:style-name="P42"/>
        <text:p text:style-name="P42">No se podrán establecer Comisiones salvo en el caso de reestructuración previo consentimiento expreso del ACREDITADO. En el caso de que hubiere comisiones posteriores, EL ACREEDOR deberá notificar por escrito AL ACREDITADO por lo menos, con 30 (treinta) días naturales de anticipación a la fecha prevista para que éstas surtan efectos. Sin perjuicio de lo anterior, en caso de no estar de acuerdo con los nuevos montos o conceptos de comisiones, el ACREDITADO tendrá derecho a dar por terminado por escrito el presente contrato, sin que EL ACREEDOR pueda cobrarle cantidad adicional alguna por este hecho, con excepción de los adeudos que ya se hubieren generado a la fecha en que el ACREDITADO solicite dar por terminado el presente Contrato.</text:p>
        <text:p text:style-name="P81"/>
        <text:p text:style-name="P25"><text:span text:style-name="Fuente_20_de_20_párrafo_20_predeter."><text:span text:style-name="T18">VIGÉSIMA OCTAVA.</text:span></text:span><text:span text:style-name="Fuente_20_de_20_párrafo_20_predeter."><text:span text:style-name="T19"> </text:span></text:span><text:span text:style-name="Fuente_20_de_20_párrafo_20_predeter."><text:span text:style-name="T17">CASO FORTUITO O FUERZA MAYOR</text:span></text:span><text:span text:style-name="Fuente_20_de_20_párrafo_20_predeter."><text:span text:style-name="T19">.</text:span></text:span></text:p>
        <text:p text:style-name="P25"><text:span text:style-name="Fuente_20_de_20_párrafo_20_predeter."><text:span text:style-name="T18">EL ACREDITADO </text:span></text:span><text:span text:style-name="Fuente_20_de_20_párrafo_20_predeter."><text:span text:style-name="T19">se obliga ante </text:span></text:span><text:span text:style-name="Fuente_20_de_20_párrafo_20_predeter."><text:span text:style-name="T17">EL ACREDITANTE</text:span></text:span><text:span text:style-name="Fuente_20_de_20_párrafo_20_predeter."><text:span text:style-name="T19"> al debido cumplimiento de las obligaciones que, a su cargo, se encuentran establecidas en el suscrito Contrato, incluso en presencia de hechos o eventos de caso fortuito y/o de fuerza mayor.</text:span></text:span></text:p>
        <text:p text:style-name="P25"><text:span text:style-name="Fuente_20_de_20_párrafo_20_predeter."><text:span text:style-name="T18">VIGÉSIMA NOVENA.</text:span></text:span><text:span text:style-name="Fuente_20_de_20_párrafo_20_predeter."><text:span text:style-name="T19"> </text:span></text:span><text:span text:style-name="Fuente_20_de_20_párrafo_20_predeter."><text:span text:style-name="T17">IMPUESTOS.</text:span></text:span><text:span text:style-name="Fuente_20_de_20_párrafo_20_predeter."><text:span text:style-name="T19"> </text:span></text:span></text:p>
        <text:p text:style-name="P25"><text:span text:style-name="Fuente_20_de_20_párrafo_20_predeter."><text:span text:style-name="T19">Todos los impuestos y/o derechos vigentes o futuros que se causen con motivo de la celebración y cumplimiento de este contrato, serán por cuenta del</text:span></text:span><text:span text:style-name="Fuente_20_de_20_párrafo_20_predeter."><text:span text:style-name="T17"> ACREDITADO.</text:span></text:span><text:span text:style-name="Fuente_20_de_20_párrafo_20_predeter."><text:span text:style-name="T19"> <text:s/>En tal virtud, </text:span></text:span><text:span text:style-name="Fuente_20_de_20_párrafo_20_predeter."><text:span text:style-name="T18">EL ACREDITADO </text:span></text:span><text:span text:style-name="Fuente_20_de_20_párrafo_20_predeter."><text:span text:style-name="T19">libera, en la forma más amplia al </text:span></text:span><text:span text:style-name="Fuente_20_de_20_párrafo_20_predeter."><text:span text:style-name="T17">ACREDITANTE, </text:span></text:span><text:span text:style-name="Fuente_20_de_20_párrafo_20_predeter."><text:span text:style-name="T19">de cualquier responsabilidad presente o futura, relativa al pago de dichos impuestos y/o derechos.</text:span></text:span></text:p>
        <text:p text:style-name="P25"><text:span text:style-name="Fuente_20_de_20_párrafo_20_predeter."><text:span text:style-name="T19">Si por cualquier causa del</text:span></text:span><text:span text:style-name="Fuente_20_de_20_párrafo_20_predeter."><text:span text:style-name="T17"> ACREDITANTE, </text:span></text:span><text:span text:style-name="Fuente_20_de_20_párrafo_20_predeter."><text:span text:style-name="T19">cubriera alguna cantidad derivada de lo estipulado en el párrafo precedente, </text:span></text:span><text:span text:style-name="Fuente_20_de_20_párrafo_20_predeter."><text:span text:style-name="T18">EL ACREDITADO </text:span></text:span><text:span text:style-name="Fuente_20_de_20_párrafo_20_predeter."><text:span text:style-name="T19">deberá reintegrársela en cuanto se lo solicite </text:span></text:span><text:span text:style-name="Fuente_20_de_20_párrafo_20_predeter."><text:span text:style-name="T17">EL ACREDITANTE, </text:span></text:span><text:span text:style-name="Fuente_20_de_20_párrafo_20_predeter."><text:span text:style-name="T19">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25"><text:span text:style-name="Fuente_20_de_20_párrafo_20_predeter."><text:span text:style-name="T18">TRIGÉSIMA</text:span></text:span><text:span text:style-name="Fuente_20_de_20_párrafo_20_predeter."><text:span text:style-name="T17">. <text:s/>LEYES APLICABLES Y JURISDICCIÓN.</text:span></text:span><text:span text:style-name="Fuente_20_de_20_párrafo_20_predeter."><text:span text:style-name="T19"> </text:span></text:span></text:p>
        <text:p text:style-name="P23">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25"><text:span text:style-name="Fuente_20_de_20_párrafo_20_predeter."><text:span text:style-name="T29">El anexo de disposiciones legales de disposiciones legales se encuentra como </text:span></text:span><text:span text:style-name="Fuente_20_de_20_párrafo_20_predeter."><text:span text:style-name="T7">ANEXO “3” Disposiciones legales</text:span></text:span><text:span text:style-name="Fuente_20_de_20_párrafo_20_predeter."><text:span text:style-name="T29">, mismas que forman parte integral del presente contrato y, a su vez también podrán ser consultadas en la página de CONDUSEF en la sección RECA, y estarán a disposición del </text:span></text:span><text:span text:style-name="Fuente_20_de_20_párrafo_20_predeter."><text:span text:style-name="T7">ACREDITADO </text:span></text:span><text:span text:style-name="Fuente_20_de_20_párrafo_20_predeter."><text:span text:style-name="T29">en sucursales.</text:span></text:span></text:p>
        <text:p text:style-name="P25"><text:span text:style-name="Fuente_20_de_20_párrafo_20_predeter."><text:span text:style-name="T29">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25"><text:span text:style-name="Fuente_20_de_20_párrafo_20_predeter."><text:span text:style-name="T18">TRIGÉSIMA PRIMERA.</text:span></text:span><text:span text:style-name="Fuente_20_de_20_párrafo_20_predeter."><text:span text:style-name="T19"> </text:span></text:span><text:span text:style-name="Fuente_20_de_20_párrafo_20_predeter."><text:span text:style-name="T17">DOMICILIOS.</text:span></text:span></text:p>
        <text:p text:style-name="P40">Las PARTES señalan como sus domicilios para los efectos de notificaciones de carácter extrajudicial o judicial que se relacionen con el Contrato, los que refiere, respectivamente, el capítulo de DECLARACIONES y/o en la Solicitud.</text:p>
        <text:p text:style-name="P40"/>
        <text:p text:style-name="P40">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19">Las notificaciones extrajudiciales que tengan que realizar las PARTES, serán por escrito, dirigidas a la contraparte, mediante entrega personal con acuse de recibo en el respectivo domicilio y serán <text:soft-page-break/>entregadas en la fecha en que sean recibidas por la parte a quien hayan sido dirigidas.</text:p>
        <text:p text:style-name="P25"><text:span text:style-name="Fuente_20_de_20_párrafo_20_predeter."><text:span text:style-name="T19">Sin perjuicio de lo establecido en los párrafos primero y tercero de la presente </text:span></text:span><text:span text:style-name="Fuente_20_de_20_párrafo_20_predeter."><text:span text:style-name="T17">CLÁUSULA, </text:span></text:span><text:span text:style-name="Fuente_20_de_20_párrafo_20_predeter."><text:span text:style-name="T19">las notificaciones extrajudiciales que sean relativas al requerimiento del o de los pagos del Crédito a </text:span></text:span><text:span text:style-name="Fuente_20_de_20_párrafo_20_predeter."><text:span text:style-name="T18">EL ACREDITADO</text:span></text:span><text:span text:style-name="Fuente_20_de_20_párrafo_20_predeter."><text:span text:style-name="T17">,</text:span></text:span><text:span text:style-name="Fuente_20_de_20_párrafo_20_predeter."><text:span text:style-name="T19"> podrán realizarse por </text:span></text:span><text:span text:style-name="Fuente_20_de_20_párrafo_20_predeter."><text:span text:style-name="T17">EL ACREDITANTE</text:span></text:span><text:span text:style-name="Fuente_20_de_20_párrafo_20_predeter."><text:span text:style-name="T19">, en cualquier domicilio del</text:span></text:span><text:span text:style-name="Fuente_20_de_20_párrafo_20_predeter."><text:span text:style-name="T17"> ACREDITADO</text:span></text:span><text:span text:style-name="Fuente_20_de_20_párrafo_20_predeter."><text:span text:style-name="T18"> </text:span></text:span><text:span text:style-name="Fuente_20_de_20_párrafo_20_predeter."><text:span text:style-name="T19">que sea del conocimiento del</text:span></text:span><text:span text:style-name="Fuente_20_de_20_párrafo_20_predeter."><text:span text:style-name="T17"> ACREDITANTE</text:span></text:span><text:span text:style-name="Fuente_20_de_20_párrafo_20_predeter."><text:span text:style-name="T19">, por escrito o por cualquier medio electrónico, de comunicación o técnico, entregadas en forma personal o mediante recado, sin necesidad de acuse de recibo. En este acto </text:span></text:span><text:span text:style-name="Fuente_20_de_20_párrafo_20_predeter."><text:span text:style-name="T18">EL ACREDITADO </text:span></text:span><text:span text:style-name="Fuente_20_de_20_párrafo_20_predeter."><text:span text:style-name="T19">autoriza al </text:span></text:span><text:span text:style-name="Fuente_20_de_20_párrafo_20_predeter."><text:span text:style-name="T17">ACREDITANTE</text:span></text:span><text:span text:style-name="Fuente_20_de_20_párrafo_20_predeter."><text:span text:style-name="T19">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17">delito</text:span></text:span><text:span text:style-name="Fuente_20_de_20_párrafo_20_predeter."><text:span text:style-name="T19"> que se encuadre.</text:span></text:span></text:p>
        <text:p text:style-name="P25"><text:span text:style-name="Fuente_20_de_20_párrafo_20_predeter."><text:span text:style-name="T18">TRIGÉSIMA SEGUNDA</text:span></text:span><text:span text:style-name="Fuente_20_de_20_párrafo_20_predeter."><text:span text:style-name="T17">. MODIFICACIONES. </text:span></text:span></text:p>
        <text:p text:style-name="P25"><text:span text:style-name="Fuente_20_de_20_párrafo_20_predeter."><text:span text:style-name="T19">El presente contrato podrá ser modificado por EL ACREDITANTE, de acuerdo con el siguiente procedimiento:</text:span></text:span><text:span text:style-name="Fuente_20_de_20_párrafo_20_predeter."><text:span text:style-name="T22">|</text:span></text:span></text:p>
        <text:list xml:id="list676109149" text:style-name="L9">
          <text:list-item text:start-value="1">
            <text:p text:style-name="P96"><text:span text:style-name="Fuente_20_de_20_párrafo_20_predeter."><text:span text:style-name="T19">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96"><text:span text:style-name="Fuente_20_de_20_párrafo_20_predeter."><text:span text:style-name="T19">En el evento de que </text:span></text:span><text:span text:style-name="Fuente_20_de_20_párrafo_20_predeter."><text:span text:style-name="T18">EL ACREDITADO </text:span></text:span><text:span text:style-name="Fuente_20_de_20_párrafo_20_predeter."><text:span text:style-name="T19">no esté de acuerdo con las modificaciones propuestas, podrá solicitar la terminación del contrato por escrito dentro de los treinta días posteriores al aviso </text:span></text:span><text:span text:style-name="Fuente_20_de_20_párrafo_20_predeter."><text:span text:style-name="T22">de modificación </text:span></text:span><text:span text:style-name="Fuente_20_de_20_párrafo_20_predeter."><text:span text:style-name="T19">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96"><text:span text:style-name="Fuente_20_de_20_párrafo_20_predeter."><text:span text:style-name="T19">Una vez transcurrido el plazo a que se refiere el numeral precedente sin que </text:span></text:span><text:span text:style-name="Fuente_20_de_20_párrafo_20_predeter."><text:span text:style-name="T17">EL ACREDITANTE,</text:span></text:span><text:span text:style-name="Fuente_20_de_20_párrafo_20_predeter."><text:span text:style-name="T19"> haya recibido comunicación alguna del</text:span></text:span><text:span text:style-name="Fuente_20_de_20_párrafo_20_predeter."><text:span text:style-name="T18"> ACREDITADO</text:span></text:span><text:span text:style-name="Fuente_20_de_20_párrafo_20_predeter."><text:span text:style-name="T17">,</text:span></text:span><text:span text:style-name="Fuente_20_de_20_párrafo_20_predeter."><text:span text:style-name="T19"> se tendrán por aceptadas las modificaciones al presente contrato. En consecuencia, </text:span></text:span><text:span text:style-name="Fuente_20_de_20_párrafo_20_predeter."><text:span text:style-name="T18">EL ACREDITADO </text:span></text:span><text:span text:style-name="Fuente_20_de_20_párrafo_20_predeter."><text:span text:style-name="T19">renuncia, de manera expresa, a dar por terminado el presente contrato fuera del plazo referido.</text:span></text:span></text:p>
          </text:list-item>
        </text:list>
        <text:p text:style-name="P40"/>
        <text:p text:style-name="P33"><text:span text:style-name="Fuente_20_de_20_párrafo_20_predeter."><text:span text:style-name="T7">LAS PARTES</text:span></text:span><text:span text:style-name="Fuente_20_de_20_párrafo_20_predeter."><text:span text:style-name="T29"> acuerdan que no se cobrarán cantidades adicionales, en caso de que </text:span></text:span><text:span text:style-name="Fuente_20_de_20_párrafo_20_predeter."><text:span text:style-name="T7">EL ACREDITADO</text:span></text:span><text:span text:style-name="Fuente_20_de_20_párrafo_20_predeter."><text:span text:style-name="T29">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40"/>
        <text:p text:style-name="P25"><text:span text:style-name="Fuente_20_de_20_párrafo_20_predeter."><text:span text:style-name="T18">TRIGÉSIMA TERCERA</text:span></text:span><text:span text:style-name="Fuente_20_de_20_párrafo_20_predeter."><text:span text:style-name="T17">. SUBTÍTULOS.</text:span></text:span></text:p>
        <text:p text:style-name="P19">Los subtítulos en las CLÁUSULAS del presente Instrumento son exclusivamente por conveniencia de las PARTES, para una referencia y lectura más simple, por lo que no regirán la interpretación del Contrato.</text:p>
        <text:p text:style-name="P25"><text:span text:style-name="Fuente_20_de_20_párrafo_20_predeter."><text:span text:style-name="T5">TRIGESIMA CUARTA. </text:span></text:span><text:span text:style-name="Fuente_20_de_20_párrafo_20_predeter."><text:span text:style-name="T19">Los siguientes anexos forman parte integrante del presente contrato, por lo que ambas partes los reconocen plenamente desde este momento.</text:span></text:span></text:p>
        <text:list xml:id="list319089419" text:style-name="L10">
          <text:list-item>
            <text:p text:style-name="P98">“Anexo 1” Caratula de Contrato.</text:p>
          </text:list-item>
          <text:list-item>
            <text:p text:style-name="P98">“Anexo 2” Tabla de Amortización.</text:p>
          </text:list-item>
          <text:list-item>
            <text:p text:style-name="P97"><text:span text:style-name="Fuente_20_de_20_párrafo_20_predeter."><text:span text:style-name="T19">“Anexo 3” Disposiciones Legales.</text:span></text:span></text:p>
          </text:list-item>
          <text:list-item>
            <text:p text:style-name="P98">“Anexo 4” Formato de Autorización Consulta SIC.</text:p>
          </text:list-item>
          <text:list-item>
            <text:p text:style-name="P98"><text:bookmark-start text:name="_Hlk9372919"/>“Anexo 5” Pagaré</text:p>
          </text:list-item>
          <text:list-item>
            <text:p text:style-name="P98"><text:bookmark-end text:name="_Hlk9372919"/>“Anexo 6” <text:bookmark-start text:name="_Hlk9372777"/>Contingencias de Pago.<text:bookmark-end text:name="_Hlk9372777"/></text:p>
          </text:list-item>
          <text:list-item>
            <text:p text:style-name="P98">“Anexo 7“<text:bookmark-start text:name="_Hlk9372729"/>Autorización Descuento de nómina. <text:bookmark-end text:name="_Hlk9372729"/></text:p>
          </text:list-item>
        </text:list>
        <text:p text:style-name="P68"/>
        <text:p text:style-name="P82"><text:span text:style-name="Fuente_20_de_20_párrafo_20_predeter."><text:span text:style-name="T5">TRIGÉSIMA QUINTA. AUTORIZACIÓN PARA USO DE INFORMACIÓN</text:span></text:span><text:span text:style-name="Fuente_20_de_20_párrafo_20_predeter."><text:span text:style-name="T10">.</text:span></text:span></text:p>
        <text:p text:style-name="P83"/>
        <text:p text:style-name="P82"><text:span text:style-name="Fuente_20_de_20_párrafo_20_predeter."><text:span text:style-name="T10">En términos de la Ley Federal de Protección de Datos Personales, el </text:span></text:span><text:span text:style-name="Fuente_20_de_20_párrafo_20_predeter."><text:span text:style-name="T5">ACREDITADO</text:span></text:span><text:span text:style-name="Fuente_20_de_20_párrafo_20_predeter."><text:span text:style-name="T10">, acepta el tratamiento de los datos e información proporcionada al</text:span></text:span><text:span text:style-name="Fuente_20_de_20_párrafo_20_predeter."><text:span text:style-name="T5"> ACREDITANTE</text:span></text:span><text:span text:style-name="Fuente_20_de_20_párrafo_20_predeter."><text:span text:style-name="T10"> para obtener, usar, divulgar, almacenar, transferir, y compartir su información personal, comercial, financiera y crediticia, así como el expediente en donde consta dicha información, con todas y cada una de las entidades de prestadores de servicios relacionados con este Contrato.</text:span></text:span></text:p>
        <text:p text:style-name="P38"/>
        <text:p text:style-name="P25"><text:span text:style-name="Fuente_20_de_20_párrafo_20_predeter."><text:span text:style-name="T19">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17"> ACREDITANTE</text:span></text:span><text:span text:style-name="Fuente_20_de_20_párrafo_20_predeter."><text:span text:style-name="T19"> y el otro en poder del</text:span></text:span><text:span text:style-name="Fuente_20_de_20_párrafo_20_predeter."><text:span text:style-name="T18"> ACREDITADO</text:span></text:span><text:span text:style-name="Fuente_20_de_20_párrafo_20_predeter."><text:span text:style-name="T19">, en la Ciudad y el día indicados en la Carátula. Lugar y fecha que se considerarán para todos los efectos legales, como lugar y fecha de firma del Contrato.</text:span></text:span></text:p>
        <text:p text:style-name="P45"/>
        <text:p text:style-name="P45"/>
        <text:p text:style-name="P45"/>
        <text:p text:style-name="P45">__________________________________</text:p>
        <text:p text:style-name="P47"/>
        <text:p text:style-name="P47">REPRESENTANTE LEGAL</text:p>
        <text:p text:style-name="P47">MAS SOLUCIONES OPORTUNAS, S.A. DE C.V. SOFOM ENR</text:p>
        <text:p text:style-name="P47"/>
        <text:p text:style-name="P46"/>
        <text:p text:style-name="P46"/>
        <text:p text:style-name="P47"/>
        <text:p text:style-name="P47">_____________________________________</text:p>
        <text:p text:style-name="P47">“ACREDITADO”</text:p>
        <text:p text:style-name="P49"><text:span text:style-name="Fuente_20_de_20_párrafo_20_predeter."><text:user-field-get text:name="py3o.objects.partner_id.name">partner_id.name</text:user-field-get></text:span></text:p>
        <text:p text:style-name="P47">(NOMBRE Y FIRMA)</text:p>
        <text:p text:style-name="P48"/>
        <text:p text:style-name="P24"/>
        <text:p text:style-name="P10">AUTORIZACIONES ADICIONALES.</text:p>
        <text:p text:style-name="P12"><text:soft-page-break/>AVISO DE PRIVACIDAD- - - - - - - - - - - - - - - - - - </text:p>
        <text:p text:style-name="P25"><text:span text:style-name="Fuente_20_de_20_párrafo_20_predeter."><text:span text:style-name="T19">I. </text:span></text:span><text:span text:style-name="Fuente_20_de_20_párrafo_20_predeter."><text:span text:style-name="T18">MÁS SOLUCIONES OPORTUNAS S.A. DE C.V., SOFOM E.N.R. </text:span></text:span><text:span text:style-name="Fuente_20_de_20_párrafo_20_predeter."><text:span text:style-name="T19">(el “Responsable) con domicilio en Av. México 68, exterior 301, interior 4, Colonia Olímpica, Oaxaca De Juárez, Oaxaca, CP. 68044, Ante la C. Beatriz Antonia Gaytán Navarro o al correo electrónico bgaytan@solucionesoportunas.com.mx., se obliga a tratar mis datos personales para los fines que se señalan a continuación y, según sea el caso, en la carátula y en el contrato de crédito que celebren (el “Contrato”) el (la) Titular y el Responsable.</text:span></text:span></text:p>
        <text:p text:style-name="P25"><text:span text:style-name="Fuente_20_de_20_párrafo_20_predeter."><text:span text:style-name="T17">a) </text:span></text:span><text:span text:style-name="Fuente_20_de_20_párrafo_20_predeter."><text:span text:style-name="T19">La identificación y el conocimiento del (la) Titular.</text:span></text:span></text:p>
        <text:p text:style-name="P19"><text:span text:style-name="T88">b)</text:span> La o las consultas en las Sociedades de Información de Crediticia de la información e historial crediticio del (la) Titular.</text:p>
        <text:p text:style-name="P19"><text:span text:style-name="T88">c)</text:span> La prevención y/o la detección de fraudes u otros ilícitos en agravio del responsable y/o del (la) Titular.</text:p>
        <text:p text:style-name="P19"><text:span text:style-name="T88">d)</text:span> La cobranza extrajudicial y/o judicial del Contrato al (la) Titular.</text:p>
        <text:p text:style-name="P19"><text:span text:style-name="T88">e)</text:span> La publicidad, promoción y/o mercadeo telefónico al (la) Titular, de los bienes, productos y/o servicios que sean ofertados por el responsable.</text:p>
        <text:p text:style-name="P19"><text:span text:style-name="T89">f</text:span><text:span text:style-name="T88">)</text:span> La estadística, mercadotecnia y/o reporteo del y/o por el responsable.</text:p>
        <text:p text:style-name="P11"/>
        <text:p text:style-name="P11">II.AUTORIZACIÓN PARA RECIBIR LOS ESTADOS DE CUENTA EN LA SUCURSAL. - - - - - - - - - - - - - - - - - - - - - - - - - - - - - - - - - - - - - -</text:p>
        <text:p text:style-name="P19"><text:span text:style-name="T88">SI [ ] NO [ ]</text:span> otorgo mi consentimiento para que, en términos del segundo párrafo de la cláusula “DÉCIMA NOVENA. ESTADOS DE CUENTA” del contrato, los estados de cuenta que guarde que guarde el presente contrato sean enviados trimestralmente en forma gratuita y sin costo al correo electrónico que proporcioné al ACREDITANTE a través del “Anexo E” Solicitud de crédito de nómina y formulario de identificación y conocimiento del cliente.</text:p>
        <text:p text:style-name="P16"><text:span text:style-name="Fuente_20_de_20_párrafo_20_predeter.">“</text:span><text:span text:style-name="Fuente_20_de_20_párrafo_20_predeter."><text:span text:style-name="T84">ACREDITADO</text:span></text:span><text:span text:style-name="Fuente_20_de_20_párrafo_20_predeter.">”</text:span></text:p>
        <text:p text:style-name="P16"><text:span text:style-name="Fuente_20_de_20_párrafo_20_predeter."/></text:p>
        <text:p text:style-name="P15">____________________________</text:p>
        <text:p text:style-name="P50"><text:span text:style-name="Fuente_20_de_20_párrafo_20_predeter."><text:user-field-get text:name="py3o.objects.partner_id.name">partner_id.name</text:user-field-get></text:span></text:p>
        <text:p text:style-name="P15">(NOMBRE Y FIRMA)</text:p>
        <text:p text:style-name="P19">II<text:span text:style-name="T90">I</text:span>.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25"><text:span text:style-name="Fuente_20_de_20_párrafo_20_predeter."><text:span text:style-name="T19">I</text:span></text:span><text:span text:style-name="Fuente_20_de_20_párrafo_20_predeter."><text:span text:style-name="T23">V</text:span></text:span><text:span text:style-name="Fuente_20_de_20_párrafo_20_predeter."><text:span text:style-name="T19">. Las modificaciones de que, en cualquier tiempo, sea objeto el presente Aviso de Privacidad, me serán notificadas a través el correo electrónico proporcionado a </text:span></text:span><text:span text:style-name="Fuente_20_de_20_párrafo_20_predeter."><text:span text:style-name="T17">EL ACREDITANTE</text:span></text:span><text:span text:style-name="Fuente_20_de_20_párrafo_20_predeter."><text:span text:style-name="T19">.</text:span></text:span></text:p>
        <text:p text:style-name="P25"><text:span text:style-name="Fuente_20_de_20_párrafo_20_predeter."><text:span text:style-name="T19">V. El Responsable cuenta con el Departamento de Protección de Datos Personales (el “Departamento”), y que podré en todo momento acudir al Departamento para solicitar el acceso, corrección, cancelación y la oposición al tratamiento de mis datos personales, con domicilio en 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span></text:p>
        <text:p text:style-name="P19">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18"/>
        <text:p text:style-name="P15">_________________________</text:p>
        <text:p text:style-name="P50"><text:span text:style-name="Fuente_20_de_20_párrafo_20_predeter."><text:user-field-get text:name="py3o.objects.partner_id.name">partner_id.name</text:user-field-get></text:span></text:p>
        <text:p text:style-name="P17"><text:span text:style-name="Fuente_20_de_20_párrafo_20_predeter.">(NOMBRE Y FIRMA </text:span><text:span text:style-name="Fuente_20_de_20_párrafo_20_predeter."><text:span text:style-name="T91">DEL ACREDITADO</text:span></text:span><text:span text:style-name="Fuente_20_de_20_párrafo_20_predeter.">)</text:span></text:p>
        <text:p text:style-name="P17"><text:span text:style-name="Fuente_20_de_20_párrafo_20_predeter."/></text:p>
        <text:p text:style-name="P13">SEGURO DE GRUPO VIDA DE LA COLECTIVIDAD - - - - - - - - - - - - - - -</text:p>
        <text:p text:style-name="P115"><text:span text:style-name="T88">EL ACREDITADO</text:span> otorga su consentimiento para contratar el Seguro de grupo vida de la colectividad asegurable en caso de invalidez o fallecimiento mencionado en la cláusula DÉCIMA CUARTA del presente contrato, mismo que estará sujeto a los requisitos de asegurabilidad, exclusiones y condiciones del contrato vigente que establezca la compañía aseguradora. De igual forma, EL ACREDITADO otorga su consentimiento para que en la póliza del Seguro se designe como beneficiario preferente e irrevocable a EL ACREDITANTE hasta por el importe asegurado.</text:p>
        <text:p text:style-name="P17"/>
        <text:p text:style-name="P17">_________________________</text:p>
        <text:p text:style-name="P50"><text:span text:style-name="Fuente_20_de_20_párrafo_20_predeter."><text:user-field-get text:name="py3o.objects.partner_id.name">partner_id.name</text:user-field-get></text:span></text:p>
        <text:p text:style-name="P15"><text:span text:style-name="Fuente_20_de_20_párrafo_20_predeter."><text:span text:style-name="T17">(NOMBRE Y FIRMA </text:span></text:span><text:span text:style-name="Fuente_20_de_20_párrafo_20_predeter."><text:span text:style-name="T91">DEL ACREDITADO</text:span></text:span><text:span text:style-name="Fuente_20_de_20_párrafo_20_predeter."><text:span text:style-name="T17">)</text:span></text:span></text:p>
      </text:section>
      <text:section text:style-name="Sect2" text:name="Sect2">
        <text:p text:style-name="P84"><text:soft-page-break/></text:p>
      </text:section>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loext:contextual-spacing="false" fo:line-height="115%" fo:hyphenation-ladder-count="no-limit"/>
      <style:text-properties fo:language="es" fo:country="MX"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fo:language="es" fo:country="MX" style:font-size-asian="12pt" style:font-name-complex="Arial" style:font-family-complex="Arial" style:font-family-generic-complex="swiss" style:font-pitch-complex="variable" style:font-size-complex="12pt"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uente_20_de_20_párrafo_20_predeter." style:display-name="Fuente de párrafo predeter." style:family="text"/>
    <style:style style:name="Hipervínculo" style:family="text">
      <style:text-properties fo:color="#0000ff"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text-properties fo:language="es" fo:country="MX"/>
    </style:style>
    <style:style style:name="Mención_20_sin_20_resolver" style:display-name="Mención sin resolver" style:family="text" style:parent-style-name="Fuente_20_de_20_párrafo_20_predeter.">
      <style:text-properties fo:color="#605e5c" fo:background-color="#e1dfd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fo:language="es" fo:country="MX" style:font-size-asian="10pt" style:font-size-complex="10pt"/>
    </style:style>
    <style:style style:name="Asunto_20_del_20_comentario_20_Car" style:display-name="Asunto del comentario Car" style:family="text" style:parent-style-name="Texto_20_comentario_20_Car">
      <style:text-properties fo:font-size="10pt" fo:language="es" fo:country="MX" fo:font-weight="bold" style:font-size-asian="10pt" style:font-weight-asian="bold" style:font-size-complex="10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language="es" fo:country="MX"/>
    </style:style>
    <style:style style:name="WW_5f_CharLFO1LVL1" style:display-name="WW_CharLFO1LVL1" style:family="text">
      <style:text-properties fo:font-style="normal" fo:font-weight="normal" style:font-style-asian="normal" style:font-weight-asian="normal"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fo:font-weight="bold" style:font-weight-asian="bold"/>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weight="bold" style:font-weight-asian="bold"/>
    </style:style>
    <style:style style:name="WW_5f_CharLFO5LVL1" style:display-name="WW_CharLFO5LVL1" style:family="text">
      <style:text-properties fo:font-weight="bold" style:font-weight-asian="bold"/>
    </style:style>
    <style:style style:name="WW_5f_CharLFO6LVL1" style:display-name="WW_CharLFO6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T1" style:family="text">
      <style:text-properties style:font-name="Arial Narrow" fo:font-size="9pt" fo:language="en" fo:country="US" fo:font-weight="bold" style:font-size-asian="9pt" style:font-weight-asian="bold" style:font-size-complex="9pt"/>
    </style:style>
    <style:style style:name="MT2" style:family="text">
      <style:text-properties style:font-name="Arial Narrow" fo:font-size="9pt" fo:language="en" fo:country="US" style:font-size-asian="9pt" style:font-size-complex="9pt"/>
    </style:style>
    <style:style style:name="MT3" style:family="text">
      <style:text-properties style:font-name="Arial Narrow" fo:font-size="9pt" style:font-size-asian="9pt" style:language-asian="es" style:country-asian="MX" style:font-size-complex="9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page-layout>
    <style:page-layout style:name="Mpm3">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508in" svg:y="-0.3646in" svg:width="0.8902in" style:rel-width="scale" svg:height="0.7398in" style:rel-height="scale" draw:z-index="2"><draw:image xlink:href="Pictures/10000201000003F60000034A7E6849ABBA1D7BCA.png" xlink:type="simple" xlink:show="embed" xlink:actuate="onLoad" loext:mime-type="image/png"/></draw:frame><text:span text:style-name="Fuente_20_de_20_párrafo_20_predeter."><text:span text:style-name="MT1">NÚMERO DE RECA:</text:span></text:span><text:span text:style-name="Fuente_20_de_20_párrafo_20_predeter."><text:span text:style-name="MT2"> </text:span></text:span><text:s/><text:span text:style-name="Fuente_20_de_20_párrafo_20_predeter."><text:span text:style-name="MT3">14062-450-032326/01-05038-1119</text:span></text:span></text:p>
      </style:header>
    </style:master-page>
    <style:master-page style:name="MP3" style:page-layout-name="Mpm3">
      <style:header>
        <text:p text:style-name="MP1"><draw:frame draw:style-name="Mfr1" draw:name="Imagen2" text:anchor-type="paragraph" svg:x="-0.0508in" svg:y="-0.3646in" svg:width="0.8902in" style:rel-width="scale" svg:height="0.7398in" style:rel-height="scale" draw:z-index="0"><draw:image xlink:href="Pictures/10000201000003F60000034A7E6849ABBA1D7BCA.png" xlink:type="simple" xlink:show="embed" xlink:actuate="onLoad" loext:mime-type="image/png"/></draw:frame><text:span text:style-name="Fuente_20_de_20_párrafo_20_predeter."><text:span text:style-name="MT1">NÚMERO DE RECA:</text:span></text:span><text:span text:style-name="Fuente_20_de_20_párrafo_20_predeter."><text:span text:style-name="MT2"> </text:span></text:span><text:s/><text:span text:style-name="Fuente_20_de_20_párrafo_20_predeter."><text:span text:style-name="MT3">14062-439-026549/04-03643-0819</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uario</meta:initial-creator>
    <meta:creation-date>2020-02-06T06:26:00Z</meta:creation-date>
    <dc:date>2020-07-02T19:12:42.419312523</dc:date>
    <meta:editing-cycles>57</meta:editing-cycles>
    <meta:editing-duration>PT2H16M39S</meta:editing-duration>
    <meta:document-statistic meta:table-count="1" meta:image-count="2" meta:object-count="0" meta:page-count="19" meta:paragraph-count="311" meta:word-count="10504" meta:character-count="66069" meta:non-whitespace-character-count="55898"/>
    <meta:template xlink:type="simple" xlink:actuate="onRequest" xlink:title="" xlink:href="Normal.dotm"/>
  </office:meta>
</office:document-meta>
</file>